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3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14" style:family="table-cell" style:parent-style-name="Pivot_20_Table_20_Value" style:data-style-name="N2"/>
    <style:style style:name="ce15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20" style:family="table-cell" style:parent-style-name="Pivot_20_Table_20_Value" style:data-style-name="N2">
      <style:table-cell-properties fo:border-bottom="2.01pt solid #000000" fo:border-left="none" fo:border-right="2.01pt solid #000000" fo:border-top="none"/>
    </style:style>
    <style:style style:name="ce2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ce4"/>
        <table:table-column table:style-name="co2" table:default-cell-style-name="ce9"/>
        <table:table-column table:style-name="co2" table:number-columns-repeated="5" table:default-cell-style-name="ce14"/>
        <table:table-column table:style-name="co2" table:default-cell-style-name="ce19"/>
        <table:table-column table:style-name="co2" table:default-cell-style-name="ce2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um - error</text:p>
          </table:table-cell>
          <table:table-cell table:style-name="ce6" office:value-type="string" calcext:value-type="string">
            <text:p>business_day</text:p>
          </table:table-cell>
          <table:table-cell table:style-name="ce11" table:number-columns-repeated="5"/>
          <table:table-cell table:style-name="ce1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Default"/>
          <table:table-cell/>
          <table:table-cell office:value-type="string" calcext:value-type="string">
            <text:p>0=Sunday, 1=Monday, etc…</text:p>
          </table:table-cell>
        </table:table-row>
        <table:table-row table:style-name="ro1">
          <table:table-cell table:style-name="ce3" office:value-type="string" calcext:value-type="string">
            <text:p>1001 H Street</text:p>
          </table:table-cell>
          <table:table-cell table:style-name="ce8" office:value-type="float" office:value="0.209985474549557" calcext:value-type="float">
            <text:p>0.21</text:p>
          </table:table-cell>
          <table:table-cell table:style-name="ce13" office:value-type="float" office:value="0.094681108068932" calcext:value-type="float">
            <text:p>0.09</text:p>
          </table:table-cell>
          <table:table-cell table:style-name="ce13" office:value-type="float" office:value="0.344554183184766" calcext:value-type="float">
            <text:p>0.34</text:p>
          </table:table-cell>
          <table:table-cell table:style-name="ce13" office:value-type="float" office:value="0.0752730773649866" calcext:value-type="float">
            <text:p>0.08</text:p>
          </table:table-cell>
          <table:table-cell table:style-name="ce13" office:value-type="float" office:value="0.0449543232135671" calcext:value-type="float">
            <text:p>0.04</text:p>
          </table:table-cell>
          <table:table-cell table:style-name="ce13" office:value-type="float" office:value="0.145918785890074" calcext:value-type="float">
            <text:p>0.15</text:p>
          </table:table-cell>
          <table:table-cell table:style-name="ce18" office:value-type="float" office:value="0.140863687053171" calcext:value-type="float">
            <text:p>0.14</text:p>
          </table:table-cell>
          <table:table-cell table:formula="of:=AVERAGE([.B3:.H3])" office:value-type="float" office:value="0.150890091332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2 U Street</text:p>
          </table:table-cell>
          <table:table-cell/>
          <table:table-cell office:value-type="float" office:value="0.161124708972599" calcext:value-type="float">
            <text:p>0.16</text:p>
          </table:table-cell>
          <table:table-cell office:value-type="float" office:value="0.119256213123547" calcext:value-type="float">
            <text:p>0.12</text:p>
          </table:table-cell>
          <table:table-cell office:value-type="float" office:value="0.0133289368555884" calcext:value-type="float">
            <text:p>0.01</text:p>
          </table:table-cell>
          <table:table-cell office:value-type="float" office:value="0.152420811187854" calcext:value-type="float">
            <text:p>0.15</text:p>
          </table:table-cell>
          <table:table-cell office:value-type="float" office:value="0.239950535014014" calcext:value-type="float">
            <text:p>0.24</text:p>
          </table:table-cell>
          <table:table-cell office:value-type="float" office:value="0.380337704402731" calcext:value-type="float">
            <text:p>0.38</text:p>
          </table:table-cell>
          <table:table-cell table:formula="of:=AVERAGE([.B4:.H4])" office:value-type="float" office:value="0.177736484926055" calcext:value-type="float">
            <text:p>0.18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office:value-type="string" calcext:value-type="string">
            <text:p>1003 Brookland</text:p>
          </table:table-cell>
          <table:table-cell office:value-type="float" office:value="0.180529419144398" calcext:value-type="float">
            <text:p>0.18</text:p>
          </table:table-cell>
          <table:table-cell office:value-type="float" office:value="0.0766878565811446" calcext:value-type="float">
            <text:p>0.08</text:p>
          </table:table-cell>
          <table:table-cell office:value-type="float" office:value="0.00835497700034416" calcext:value-type="float">
            <text:p>0.01</text:p>
          </table:table-cell>
          <table:table-cell office:value-type="float" office:value="0.236125126135217" calcext:value-type="float">
            <text:p>0.24</text:p>
          </table:table-cell>
          <table:table-cell office:value-type="float" office:value="0.0359244065043622" calcext:value-type="float">
            <text:p>0.04</text:p>
          </table:table-cell>
          <table:table-cell office:value-type="float" office:value="0.0945637277295568" calcext:value-type="float">
            <text:p>0.09</text:p>
          </table:table-cell>
          <table:table-cell office:value-type="float" office:value="0.0109529969814576" calcext:value-type="float">
            <text:p>0.01</text:p>
          </table:table-cell>
          <table:table-cell table:formula="of:=AVERAGE([.B5:.H5])" office:value-type="float" office:value="0.091876930010925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4 Bethesda</text:p>
          </table:table-cell>
          <table:table-cell office:value-type="float" office:value="0.30143206426825" calcext:value-type="float">
            <text:p>0.30</text:p>
          </table:table-cell>
          <table:table-cell office:value-type="float" office:value="0.109346055805068" calcext:value-type="float">
            <text:p>0.11</text:p>
          </table:table-cell>
          <table:table-cell office:value-type="float" office:value="0.0642712103822725" calcext:value-type="float">
            <text:p>0.06</text:p>
          </table:table-cell>
          <table:table-cell office:value-type="float" office:value="0.110725725827842" calcext:value-type="float">
            <text:p>0.11</text:p>
          </table:table-cell>
          <table:table-cell office:value-type="float" office:value="0.263781984605783" calcext:value-type="float">
            <text:p>0.26</text:p>
          </table:table-cell>
          <table:table-cell office:value-type="float" office:value="0.112810748943603" calcext:value-type="float">
            <text:p>0.11</text:p>
          </table:table-cell>
          <table:table-cell office:value-type="float" office:value="0.156966906102769" calcext:value-type="float">
            <text:p>0.16</text:p>
          </table:table-cell>
          <table:table-cell table:formula="of:=AVERAGE([.B6:.H6])" office:value-type="float" office:value="0.159904956562227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5 Gaithersburg</text:p>
          </table:table-cell>
          <table:table-cell office:value-type="float" office:value="0.262372849721592" calcext:value-type="float">
            <text:p>0.26</text:p>
          </table:table-cell>
          <table:table-cell office:value-type="float" office:value="0.00391152633948666" calcext:value-type="float">
            <text:p>0.00</text:p>
          </table:table-cell>
          <table:table-cell office:value-type="float" office:value="0.0233829539410344" calcext:value-type="float">
            <text:p>0.02</text:p>
          </table:table-cell>
          <table:table-cell office:value-type="float" office:value="0.0000111543652608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217550820161686" calcext:value-type="float">
            <text:p>0.22</text:p>
          </table:table-cell>
          <table:table-cell office:value-type="float" office:value="0.0871618252088268" calcext:value-type="float">
            <text:p>0.09</text:p>
          </table:table-cell>
          <table:table-cell table:formula="of:=AVERAGE([.B7:.H7])" office:value-type="float" office:value="0.120627304248269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6 Germantown</text:p>
          </table:table-cell>
          <table:table-cell office:value-type="float" office:value="0.101618592201202" calcext:value-type="float">
            <text:p>0.10</text:p>
          </table:table-cell>
          <table:table-cell office:value-type="float" office:value="0.0522437889986416" calcext:value-type="float">
            <text:p>0.05</text:p>
          </table:table-cell>
          <table:table-cell office:value-type="float" office:value="0.0959669310691542" calcext:value-type="float">
            <text:p>0.10</text:p>
          </table:table-cell>
          <table:table-cell office:value-type="float" office:value="0.0316805583212434" calcext:value-type="float">
            <text:p>0.03</text:p>
          </table:table-cell>
          <table:table-cell office:value-type="float" office:value="0.201631426567523" calcext:value-type="float">
            <text:p>0.20</text:p>
          </table:table-cell>
          <table:table-cell office:value-type="float" office:value="0.0973638774010942" calcext:value-type="float">
            <text:p>0.10</text:p>
          </table:table-cell>
          <table:table-cell office:value-type="float" office:value="0.0581390777939385" calcext:value-type="float">
            <text:p>0.06</text:p>
          </table:table-cell>
          <table:table-cell table:formula="of:=AVERAGE([.B8:.H8])" office:value-type="float" office:value="0.0912348931932566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8 Pike + Rose</text:p>
          </table:table-cell>
          <table:table-cell office:value-type="float" office:value="0.230864624939931" calcext:value-type="float">
            <text:p>0.23</text:p>
          </table:table-cell>
          <table:table-cell office:value-type="float" office:value="0.0397177631092736" calcext:value-type="float">
            <text:p>0.04</text:p>
          </table:table-cell>
          <table:table-cell office:value-type="float" office:value="0.0132143777810156" calcext:value-type="float">
            <text:p>0.01</text:p>
          </table:table-cell>
          <table:table-cell office:value-type="float" office:value="0.207710738739018" calcext:value-type="float">
            <text:p>0.21</text:p>
          </table:table-cell>
          <table:table-cell office:value-type="float" office:value="0.0716461657527705" calcext:value-type="float">
            <text:p>0.07</text:p>
          </table:table-cell>
          <table:table-cell office:value-type="float" office:value="0.0485426410612537" calcext:value-type="float">
            <text:p>0.05</text:p>
          </table:table-cell>
          <table:table-cell office:value-type="float" office:value="0.127679039617989" calcext:value-type="float">
            <text:p>0.13</text:p>
          </table:table-cell>
          <table:table-cell table:formula="of:=AVERAGE([.B9:.H9])" office:value-type="float" office:value="0.105625050143036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9 E Street</text:p>
          </table:table-cell>
          <table:table-cell office:value-type="float" office:value="0.464120234259237" calcext:value-type="float">
            <text:p>0.46</text:p>
          </table:table-cell>
          <table:table-cell office:value-type="float" office:value="0.392929846903206" calcext:value-type="float">
            <text:p>0.39</text:p>
          </table:table-cell>
          <table:table-cell office:value-type="float" office:value="0.421035278602044" calcext:value-type="float">
            <text:p>0.42</text:p>
          </table:table-cell>
          <table:table-cell office:value-type="float" office:value="0.500324569944823" calcext:value-type="float">
            <text:p>0.50</text:p>
          </table:table-cell>
          <table:table-cell office:value-type="float" office:value="0.316157561417878" calcext:value-type="float">
            <text:p>0.32</text:p>
          </table:table-cell>
          <table:table-cell office:value-type="float" office:value="0.36391597995617" calcext:value-type="float">
            <text:p>0.36</text:p>
          </table:table-cell>
          <table:table-cell office:value-type="float" office:value="0.301213759474214" calcext:value-type="float">
            <text:p>0.30</text:p>
          </table:table-cell>
          <table:table-cell table:formula="of:=AVERAGE([.B10:.H10])" office:value-type="float" office:value="0.394242461508225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0 Springfield</text:p>
          </table:table-cell>
          <table:table-cell office:value-type="float" office:value="0.187689202825429" calcext:value-type="float">
            <text:p>0.19</text:p>
          </table:table-cell>
          <table:table-cell office:value-type="float" office:value="0.212878917622881" calcext:value-type="float">
            <text:p>0.21</text:p>
          </table:table-cell>
          <table:table-cell office:value-type="float" office:value="0.343922751821714" calcext:value-type="float">
            <text:p>0.34</text:p>
          </table:table-cell>
          <table:table-cell office:value-type="float" office:value="0.147946632189481" calcext:value-type="float">
            <text:p>0.15</text:p>
          </table:table-cell>
          <table:table-cell office:value-type="float" office:value="0.181360372836074" calcext:value-type="float">
            <text:p>0.18</text:p>
          </table:table-cell>
          <table:table-cell office:value-type="float" office:value="0.154908493387224" calcext:value-type="float">
            <text:p>0.15</text:p>
          </table:table-cell>
          <table:table-cell office:value-type="float" office:value="0.0068997048921402" calcext:value-type="float">
            <text:p>0.01</text:p>
          </table:table-cell>
          <table:table-cell table:formula="of:=AVERAGE([.B11:.H11])" office:value-type="float" office:value="0.176515153653563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1 Barracks Row</text:p>
          </table:table-cell>
          <table:table-cell office:value-type="float" office:value="0.172066436316763" calcext:value-type="float">
            <text:p>0.17</text:p>
          </table:table-cell>
          <table:table-cell office:value-type="float" office:value="0.0174537625300014" calcext:value-type="float">
            <text:p>0.02</text:p>
          </table:table-cell>
          <table:table-cell office:value-type="float" office:value="0.147179726236386" calcext:value-type="float">
            <text:p>0.15</text:p>
          </table:table-cell>
          <table:table-cell office:value-type="float" office:value="0.253693238256665" calcext:value-type="float">
            <text:p>0.25</text:p>
          </table:table-cell>
          <table:table-cell office:value-type="float" office:value="0.0202811098039436" calcext:value-type="float">
            <text:p>0.02</text:p>
          </table:table-cell>
          <table:table-cell office:value-type="float" office:value="0.153304820151424" calcext:value-type="float">
            <text:p>0.15</text:p>
          </table:table-cell>
          <table:table-cell office:value-type="float" office:value="0.0821680072088911" calcext:value-type="float">
            <text:p>0.08</text:p>
          </table:table-cell>
          <table:table-cell table:formula="of:=AVERAGE([.B12:.H12])" office:value-type="float" office:value="0.120878157214868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2 Chinatown</text:p>
          </table:table-cell>
          <table:table-cell table:number-columns-repeated="9"/>
          <table:table-cell office:value-type="string" calcext:value-type="string">
            <text:p>new location, no forecast yet</text:p>
          </table:table-cell>
        </table:table-row>
        <table:table-row table:style-name="ro1">
          <table:table-cell office:value-type="string" calcext:value-type="string">
            <text:p>1013 Dupont</text:p>
          </table:table-cell>
          <table:table-cell office:value-type="float" office:value="0.105393099910222" calcext:value-type="float">
            <text:p>0.11</text:p>
          </table:table-cell>
          <table:table-cell office:value-type="float" office:value="1.0426895111943" calcext:value-type="float">
            <text:p>1.04</text:p>
          </table:table-cell>
          <table:table-cell office:value-type="float" office:value="0.323070012454826" calcext:value-type="float">
            <text:p>0.32</text:p>
          </table:table-cell>
          <table:table-cell office:value-type="float" office:value="0.287917465393841" calcext:value-type="float">
            <text:p>0.29</text:p>
          </table:table-cell>
          <table:table-cell office:value-type="float" office:value="0.481752591237044" calcext:value-type="float">
            <text:p>0.48</text:p>
          </table:table-cell>
          <table:table-cell office:value-type="float" office:value="0.0225504167836041" calcext:value-type="float">
            <text:p>0.02</text:p>
          </table:table-cell>
          <table:table-cell office:value-type="float" office:value="0.279046532344059" calcext:value-type="float">
            <text:p>0.28</text:p>
          </table:table-cell>
          <table:table-cell table:formula="of:=AVERAGE([.B14:.H14])" office:value-type="float" office:value="0.36320280418827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4 Columbia Heights</text:p>
          </table:table-cell>
          <table:table-cell office:value-type="float" office:value="0.120686872599335" calcext:value-type="float">
            <text:p>0.12</text:p>
          </table:table-cell>
          <table:table-cell office:value-type="float" office:value="0.0965837199493884" calcext:value-type="float">
            <text:p>0.10</text:p>
          </table:table-cell>
          <table:table-cell office:value-type="float" office:value="0.159931170450666" calcext:value-type="float">
            <text:p>0.16</text:p>
          </table:table-cell>
          <table:table-cell office:value-type="float" office:value="0.159400844087727" calcext:value-type="float">
            <text:p>0.16</text:p>
          </table:table-cell>
          <table:table-cell office:value-type="float" office:value="0.160698346355764" calcext:value-type="float">
            <text:p>0.16</text:p>
          </table:table-cell>
          <table:table-cell office:value-type="float" office:value="0.144793983688169" calcext:value-type="float">
            <text:p>0.14</text:p>
          </table:table-cell>
          <table:table-cell office:value-type="float" office:value="0.396268763136521" calcext:value-type="float">
            <text:p>0.40</text:p>
          </table:table-cell>
          <table:table-cell table:formula="of:=AVERAGE([.B15:.H15])" office:value-type="float" office:value="0.176909100038224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5 Federal Hill</text:p>
          </table:table-cell>
          <table:table-cell/>
          <table:table-cell office:value-type="float" office:value="0.0330083893055955" calcext:value-type="float">
            <text:p>0.03</text:p>
          </table:table-cell>
          <table:table-cell office:value-type="float" office:value="0.243527714115949" calcext:value-type="float">
            <text:p>0.24</text:p>
          </table:table-cell>
          <table:table-cell office:value-type="float" office:value="0.0172218280204514" calcext:value-type="float">
            <text:p>0.02</text:p>
          </table:table-cell>
          <table:table-cell office:value-type="float" office:value="0.0496752535614828" calcext:value-type="float">
            <text:p>0.05</text:p>
          </table:table-cell>
          <table:table-cell office:value-type="float" office:value="0.177637172160088" calcext:value-type="float">
            <text:p>0.18</text:p>
          </table:table-cell>
          <table:table-cell office:value-type="float" office:value="0.00213794058355676" calcext:value-type="float">
            <text:p>0.00</text:p>
          </table:table-cell>
          <table:table-cell table:formula="of:=AVERAGE([.B16:.H16])" office:value-type="float" office:value="0.087201382957853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6 Hotel Hive</text:p>
          </table:table-cell>
          <table:table-cell office:value-type="float" office:value="0.193193219710391" calcext:value-type="float">
            <text:p>0.19</text:p>
          </table:table-cell>
          <table:table-cell office:value-type="float" office:value="0.105704330312859" calcext:value-type="float">
            <text:p>0.11</text:p>
          </table:table-cell>
          <table:table-cell office:value-type="float" office:value="0.0286295440053947" calcext:value-type="float">
            <text:p>0.03</text:p>
          </table:table-cell>
          <table:table-cell office:value-type="float" office:value="0.0817391095797324" calcext:value-type="float">
            <text:p>0.08</text:p>
          </table:table-cell>
          <table:table-cell office:value-type="float" office:value="0.00908166274472055" calcext:value-type="float">
            <text:p>0.01</text:p>
          </table:table-cell>
          <table:table-cell office:value-type="float" office:value="0.027640803216785" calcext:value-type="float">
            <text:p>0.03</text:p>
          </table:table-cell>
          <table:table-cell office:value-type="float" office:value="0.372123030226083" calcext:value-type="float">
            <text:p>0.37</text:p>
          </table:table-cell>
          <table:table-cell table:formula="of:=AVERAGE([.B17:.H17])" office:value-type="float" office:value="0.11687309997085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17 Georgetown</text:p>
          </table:table-cell>
          <table:table-cell/>
          <table:table-cell office:value-type="float" office:value="80.2850904553961" calcext:value-type="float">
            <text:p>80.29</text:p>
          </table:table-cell>
          <table:table-cell table:number-columns-repeated="5"/>
          <table:table-cell table:formula="of:=AVERAGE([.B18:.H18])" office:value-type="float" office:value="80.2850904553961" calcext:value-type="float">
            <text:p>80.29</text:p>
          </table:table-cell>
          <table:table-cell/>
          <table:table-cell office:value-type="string" calcext:value-type="string">
            <text:p>missing sales</text:p>
          </table:table-cell>
        </table:table-row>
        <table:table-row table:style-name="ro1">
          <table:table-cell office:value-type="string" calcext:value-type="string">
            <text:p>1018 Rittenhouse</text:p>
          </table:table-cell>
          <table:table-cell office:value-type="float" office:value="0.0360588621916282" calcext:value-type="float">
            <text:p>0.04</text:p>
          </table:table-cell>
          <table:table-cell office:value-type="float" office:value="0.112533333333333" calcext:value-type="float">
            <text:p>0.11</text:p>
          </table:table-cell>
          <table:table-cell office:value-type="float" office:value="0.174722764338341" calcext:value-type="float">
            <text:p>0.17</text:p>
          </table:table-cell>
          <table:table-cell office:value-type="float" office:value="0.109384460995821" calcext:value-type="float">
            <text:p>0.11</text:p>
          </table:table-cell>
          <table:table-cell office:value-type="float" office:value="0.0109810195622136" calcext:value-type="float">
            <text:p>0.01</text:p>
          </table:table-cell>
          <table:table-cell office:value-type="float" office:value="0.0607624292939851" calcext:value-type="float">
            <text:p>0.06</text:p>
          </table:table-cell>
          <table:table-cell office:value-type="float" office:value="0.203852834359703" calcext:value-type="float">
            <text:p>0.20</text:p>
          </table:table-cell>
          <table:table-cell table:formula="of:=AVERAGE([.B19:.H19])" office:value-type="float" office:value="0.101185100582146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0 Tysons</text:p>
          </table:table-cell>
          <table:table-cell office:value-type="float" office:value="0.0443230070794967" calcext:value-type="float">
            <text:p>0.04</text:p>
          </table:table-cell>
          <table:table-cell office:value-type="float" office:value="0.184432886828013" calcext:value-type="float">
            <text:p>0.18</text:p>
          </table:table-cell>
          <table:table-cell office:value-type="float" office:value="0.0157676348547718" calcext:value-type="float">
            <text:p>0.02</text:p>
          </table:table-cell>
          <table:table-cell office:value-type="float" office:value="0.116636528028933" calcext:value-type="float">
            <text:p>0.12</text:p>
          </table:table-cell>
          <table:table-cell office:value-type="float" office:value="0.0558404134981382" calcext:value-type="float">
            <text:p>0.06</text:p>
          </table:table-cell>
          <table:table-cell office:value-type="float" office:value="0.186694440504011" calcext:value-type="float">
            <text:p>0.19</text:p>
          </table:table-cell>
          <table:table-cell office:value-type="float" office:value="0.0683413495092113" calcext:value-type="float">
            <text:p>0.07</text:p>
          </table:table-cell>
          <table:table-cell table:formula="of:=AVERAGE([.B20:.H20])" office:value-type="float" office:value="0.0960051800432249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1 Nomad</text:p>
          </table:table-cell>
          <table:table-cell office:value-type="float" office:value="0.0932783428236866" calcext:value-type="float">
            <text:p>0.09</text:p>
          </table:table-cell>
          <table:table-cell office:value-type="float" office:value="0.0695634224378161" calcext:value-type="float">
            <text:p>0.07</text:p>
          </table:table-cell>
          <table:table-cell office:value-type="float" office:value="0.00841518014111231" calcext:value-type="float">
            <text:p>0.01</text:p>
          </table:table-cell>
          <table:table-cell office:value-type="float" office:value="0.317915868859104" calcext:value-type="float">
            <text:p>0.32</text:p>
          </table:table-cell>
          <table:table-cell office:value-type="float" office:value="0.017187204890026" calcext:value-type="float">
            <text:p>0.02</text:p>
          </table:table-cell>
          <table:table-cell office:value-type="float" office:value="0.0124025342810459" calcext:value-type="float">
            <text:p>0.01</text:p>
          </table:table-cell>
          <table:table-cell office:value-type="float" office:value="0.0264794083246123" calcext:value-type="float">
            <text:p>0.03</text:p>
          </table:table-cell>
          <table:table-cell table:formula="of:=AVERAGE([.B21:.H21])" office:value-type="float" office:value="0.0778917088224862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3 Astor Place</text:p>
          </table:table-cell>
          <table:table-cell office:value-type="float" office:value="0.277426906952687" calcext:value-type="float">
            <text:p>0.28</text:p>
          </table:table-cell>
          <table:table-cell office:value-type="float" office:value="0.0235923555740152" calcext:value-type="float">
            <text:p>0.02</text:p>
          </table:table-cell>
          <table:table-cell office:value-type="float" office:value="0.0423852226565493" calcext:value-type="float">
            <text:p>0.04</text:p>
          </table:table-cell>
          <table:table-cell office:value-type="float" office:value="0.108411029557627" calcext:value-type="float">
            <text:p>0.11</text:p>
          </table:table-cell>
          <table:table-cell office:value-type="float" office:value="0.0734531429183647" calcext:value-type="float">
            <text:p>0.07</text:p>
          </table:table-cell>
          <table:table-cell office:value-type="float" office:value="0.173172913096267" calcext:value-type="float">
            <text:p>0.17</text:p>
          </table:table-cell>
          <table:table-cell office:value-type="float" office:value="0.00180245330878925" calcext:value-type="float">
            <text:p>0.00</text:p>
          </table:table-cell>
          <table:table-cell table:formula="of:=AVERAGE([.B22:.H22])" office:value-type="float" office:value="0.100034860580614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4 PG Mall</text:p>
          </table:table-cell>
          <table:table-cell office:value-type="float" office:value="0.225599942347883" calcext:value-type="float">
            <text:p>0.23</text:p>
          </table:table-cell>
          <table:table-cell office:value-type="float" office:value="0.108651113607825" calcext:value-type="float">
            <text:p>0.11</text:p>
          </table:table-cell>
          <table:table-cell office:value-type="float" office:value="0.0397993218163473" calcext:value-type="float">
            <text:p>0.04</text:p>
          </table:table-cell>
          <table:table-cell office:value-type="float" office:value="0.0393162199579291" calcext:value-type="float">
            <text:p>0.04</text:p>
          </table:table-cell>
          <table:table-cell office:value-type="float" office:value="0.0833616318692256" calcext:value-type="float">
            <text:p>0.08</text:p>
          </table:table-cell>
          <table:table-cell office:value-type="float" office:value="0.00881600900358359" calcext:value-type="float">
            <text:p>0.01</text:p>
          </table:table-cell>
          <table:table-cell office:value-type="float" office:value="0.0396553965315535" calcext:value-type="float">
            <text:p>0.04</text:p>
          </table:table-cell>
          <table:table-cell table:formula="of:=AVERAGE([.B23:.H23])" office:value-type="float" office:value="0.0778856621620495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5 Ballston</text:p>
          </table:table-cell>
          <table:table-cell office:value-type="float" office:value="0.216092007470957" calcext:value-type="float">
            <text:p>0.22</text:p>
          </table:table-cell>
          <table:table-cell office:value-type="float" office:value="0.0978149476162507" calcext:value-type="float">
            <text:p>0.10</text:p>
          </table:table-cell>
          <table:table-cell office:value-type="float" office:value="0.188281395782795" calcext:value-type="float">
            <text:p>0.19</text:p>
          </table:table-cell>
          <table:table-cell office:value-type="float" office:value="0.113885345259783" calcext:value-type="float">
            <text:p>0.11</text:p>
          </table:table-cell>
          <table:table-cell office:value-type="float" office:value="0.0145565105816627" calcext:value-type="float">
            <text:p>0.01</text:p>
          </table:table-cell>
          <table:table-cell office:value-type="float" office:value="0.0980058254032912" calcext:value-type="float">
            <text:p>0.10</text:p>
          </table:table-cell>
          <table:table-cell office:value-type="float" office:value="0.0002072989624857" calcext:value-type="float">
            <text:p>0.00</text:p>
          </table:table-cell>
          <table:table-cell table:formula="of:=AVERAGE([.B24:.H24])" office:value-type="float" office:value="0.10412047586817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6 UPenn</text:p>
          </table:table-cell>
          <table:table-cell office:value-type="float" office:value="0.00676052539640704" calcext:value-type="float">
            <text:p>0.01</text:p>
          </table:table-cell>
          <table:table-cell office:value-type="float" office:value="0.06219437480502" calcext:value-type="float">
            <text:p>0.06</text:p>
          </table:table-cell>
          <table:table-cell office:value-type="float" office:value="0.178073869746899" calcext:value-type="float">
            <text:p>0.18</text:p>
          </table:table-cell>
          <table:table-cell office:value-type="float" office:value="0.0892546796993479" calcext:value-type="float">
            <text:p>0.09</text:p>
          </table:table-cell>
          <table:table-cell office:value-type="float" office:value="0.162473253154283" calcext:value-type="float">
            <text:p>0.16</text:p>
          </table:table-cell>
          <table:table-cell office:value-type="float" office:value="0.274936115973141" calcext:value-type="float">
            <text:p>0.27</text:p>
          </table:table-cell>
          <table:table-cell office:value-type="float" office:value="0.860190448069683" calcext:value-type="float">
            <text:p>0.86</text:p>
          </table:table-cell>
          <table:table-cell table:formula="of:=AVERAGE([.B25:.H25])" office:value-type="float" office:value="0.23341189526354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7 Potomac Yard</text:p>
          </table:table-cell>
          <table:table-cell office:value-type="float" office:value="0.0385142399392878" calcext:value-type="float">
            <text:p>0.04</text:p>
          </table:table-cell>
          <table:table-cell office:value-type="float" office:value="0.0831092329363555" calcext:value-type="float">
            <text:p>0.08</text:p>
          </table:table-cell>
          <table:table-cell office:value-type="float" office:value="0.131084300896335" calcext:value-type="float">
            <text:p>0.13</text:p>
          </table:table-cell>
          <table:table-cell office:value-type="float" office:value="0.0696585951712324" calcext:value-type="float">
            <text:p>0.07</text:p>
          </table:table-cell>
          <table:table-cell office:value-type="float" office:value="0.261532484581318" calcext:value-type="float">
            <text:p>0.26</text:p>
          </table:table-cell>
          <table:table-cell office:value-type="float" office:value="0.101419180223639" calcext:value-type="float">
            <text:p>0.10</text:p>
          </table:table-cell>
          <table:table-cell office:value-type="float" office:value="0.0152500087845673" calcext:value-type="float">
            <text:p>0.02</text:p>
          </table:table-cell>
          <table:table-cell table:formula="of:=AVERAGE([.B26:.H26])" office:value-type="float" office:value="0.10008114893324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8 Reston</text:p>
          </table:table-cell>
          <table:table-cell office:value-type="float" office:value="0.545044308039838" calcext:value-type="float">
            <text:p>0.55</text:p>
          </table:table-cell>
          <table:table-cell office:value-type="float" office:value="0.282981292437001" calcext:value-type="float">
            <text:p>0.28</text:p>
          </table:table-cell>
          <table:table-cell office:value-type="float" office:value="0.173278168026855" calcext:value-type="float">
            <text:p>0.17</text:p>
          </table:table-cell>
          <table:table-cell office:value-type="float" office:value="0.136601500954335" calcext:value-type="float">
            <text:p>0.14</text:p>
          </table:table-cell>
          <table:table-cell office:value-type="float" office:value="0.331189204606926" calcext:value-type="float">
            <text:p>0.33</text:p>
          </table:table-cell>
          <table:table-cell office:value-type="float" office:value="0.258848118501045" calcext:value-type="float">
            <text:p>0.26</text:p>
          </table:table-cell>
          <table:table-cell office:value-type="float" office:value="0.121636586591183" calcext:value-type="float">
            <text:p>0.12</text:p>
          </table:table-cell>
          <table:table-cell table:formula="of:=AVERAGE([.B27:.H27])" office:value-type="float" office:value="0.264225597022455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29 Rayburn</text:p>
          </table:table-cell>
          <table:table-cell/>
          <table:table-cell office:value-type="float" office:value="0.621762599878289" calcext:value-type="float">
            <text:p>0.62</text:p>
          </table:table-cell>
          <table:table-cell office:value-type="float" office:value="0.300493578567394" calcext:value-type="float">
            <text:p>0.30</text:p>
          </table:table-cell>
          <table:table-cell office:value-type="float" office:value="0.017830337202065" calcext:value-type="float">
            <text:p>0.02</text:p>
          </table:table-cell>
          <table:table-cell office:value-type="float" office:value="0.107322442936648" calcext:value-type="float">
            <text:p>0.11</text:p>
          </table:table-cell>
          <table:table-cell office:value-type="float" office:value="0.270000646184282" calcext:value-type="float">
            <text:p>0.27</text:p>
          </table:table-cell>
          <table:table-cell/>
          <table:table-cell table:formula="of:=AVERAGE([.B28:.H28])" office:value-type="float" office:value="0.263481920953736" calcext:value-type="float">
            <text:p>0.26</text:p>
          </table:table-cell>
          <table:table-cell/>
          <table:table-cell office:value-type="string" calcext:value-type="string">
            <text:p>no sales on Saturday and Sunday</text:p>
          </table:table-cell>
        </table:table-row>
        <table:table-row table:style-name="ro1">
          <table:table-cell office:value-type="string" calcext:value-type="string">
            <text:p>1031 Fair Oaks</text:p>
          </table:table-cell>
          <table:table-cell/>
          <table:table-cell office:value-type="float" office:value="0.10805519668376" calcext:value-type="float">
            <text:p>0.11</text:p>
          </table:table-cell>
          <table:table-cell office:value-type="float" office:value="0.0852455644938026" calcext:value-type="float">
            <text:p>0.09</text:p>
          </table:table-cell>
          <table:table-cell office:value-type="float" office:value="0.0654688812770633" calcext:value-type="float">
            <text:p>0.07</text:p>
          </table:table-cell>
          <table:table-cell office:value-type="float" office:value="0.164869422664759" calcext:value-type="float">
            <text:p>0.16</text:p>
          </table:table-cell>
          <table:table-cell office:value-type="float" office:value="0.0504212919620168" calcext:value-type="float">
            <text:p>0.05</text:p>
          </table:table-cell>
          <table:table-cell office:value-type="float" office:value="0.0347868507955569" calcext:value-type="float">
            <text:p>0.03</text:p>
          </table:table-cell>
          <table:table-cell table:formula="of:=AVERAGE([.B29:.H29])" office:value-type="float" office:value="0.0848078679794931" calcext:value-type="float">
            <text:p>0.08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office:value-type="string" calcext:value-type="string">
            <text:p>1032 Can Company</text:p>
          </table:table-cell>
          <table:table-cell office:value-type="float" office:value="0.223168621233069" calcext:value-type="float">
            <text:p>0.22</text:p>
          </table:table-cell>
          <table:table-cell office:value-type="float" office:value="0.0716296276438893" calcext:value-type="float">
            <text:p>0.07</text:p>
          </table:table-cell>
          <table:table-cell office:value-type="float" office:value="0.0603878660010059" calcext:value-type="float">
            <text:p>0.06</text:p>
          </table:table-cell>
          <table:table-cell office:value-type="float" office:value="0.149700758256609" calcext:value-type="float">
            <text:p>0.15</text:p>
          </table:table-cell>
          <table:table-cell office:value-type="float" office:value="0.0715316667628891" calcext:value-type="float">
            <text:p>0.07</text:p>
          </table:table-cell>
          <table:table-cell office:value-type="float" office:value="0.0897300459945718" calcext:value-type="float">
            <text:p>0.09</text:p>
          </table:table-cell>
          <table:table-cell office:value-type="float" office:value="0.31656034808342" calcext:value-type="float">
            <text:p>0.32</text:p>
          </table:table-cell>
          <table:table-cell table:formula="of:=AVERAGE([.B30:.H30])" office:value-type="float" office:value="0.140386990567922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4 Wall Street</text:p>
          </table:table-cell>
          <table:table-cell office:value-type="float" office:value="0.248601363035297" calcext:value-type="float">
            <text:p>0.25</text:p>
          </table:table-cell>
          <table:table-cell office:value-type="float" office:value="0.0517574927825233" calcext:value-type="float">
            <text:p>0.05</text:p>
          </table:table-cell>
          <table:table-cell office:value-type="float" office:value="0.0576639601465316" calcext:value-type="float">
            <text:p>0.06</text:p>
          </table:table-cell>
          <table:table-cell office:value-type="float" office:value="0.188953455443414" calcext:value-type="float">
            <text:p>0.19</text:p>
          </table:table-cell>
          <table:table-cell office:value-type="float" office:value="0.151566870525767" calcext:value-type="float">
            <text:p>0.15</text:p>
          </table:table-cell>
          <table:table-cell office:value-type="float" office:value="0.0441425947375195" calcext:value-type="float">
            <text:p>0.04</text:p>
          </table:table-cell>
          <table:table-cell office:value-type="float" office:value="0.262386657531372" calcext:value-type="float">
            <text:p>0.26</text:p>
          </table:table-cell>
          <table:table-cell table:formula="of:=AVERAGE([.B31:.H31])" office:value-type="float" office:value="0.143581770600346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6 Silver Spring</text:p>
          </table:table-cell>
          <table:table-cell office:value-type="float" office:value="0.148236901486484" calcext:value-type="float">
            <text:p>0.15</text:p>
          </table:table-cell>
          <table:table-cell office:value-type="float" office:value="0.00501694694568422" calcext:value-type="float">
            <text:p>0.01</text:p>
          </table:table-cell>
          <table:table-cell office:value-type="float" office:value="0.0997025134937741" calcext:value-type="float">
            <text:p>0.10</text:p>
          </table:table-cell>
          <table:table-cell office:value-type="float" office:value="0.0536205837523033" calcext:value-type="float">
            <text:p>0.05</text:p>
          </table:table-cell>
          <table:table-cell office:value-type="float" office:value="0.0684261120335576" calcext:value-type="float">
            <text:p>0.07</text:p>
          </table:table-cell>
          <table:table-cell office:value-type="float" office:value="0.0863424236226176" calcext:value-type="float">
            <text:p>0.09</text:p>
          </table:table-cell>
          <table:table-cell office:value-type="float" office:value="0.134140098054777" calcext:value-type="float">
            <text:p>0.13</text:p>
          </table:table-cell>
          <table:table-cell table:formula="of:=AVERAGE([.B32:.H32])" office:value-type="float" office:value="0.0850693684841712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7 Jersey City</text:p>
          </table:table-cell>
          <table:table-cell office:value-type="float" office:value="0.0957638859733827" calcext:value-type="float">
            <text:p>0.10</text:p>
          </table:table-cell>
          <table:table-cell office:value-type="float" office:value="0.122865017584751" calcext:value-type="float">
            <text:p>0.12</text:p>
          </table:table-cell>
          <table:table-cell office:value-type="float" office:value="0.0292298799853321" calcext:value-type="float">
            <text:p>0.03</text:p>
          </table:table-cell>
          <table:table-cell office:value-type="float" office:value="0.204120942232589" calcext:value-type="float">
            <text:p>0.20</text:p>
          </table:table-cell>
          <table:table-cell office:value-type="float" office:value="0.216226640420322" calcext:value-type="float">
            <text:p>0.22</text:p>
          </table:table-cell>
          <table:table-cell office:value-type="float" office:value="0.0563453313809024" calcext:value-type="float">
            <text:p>0.06</text:p>
          </table:table-cell>
          <table:table-cell office:value-type="float" office:value="0.127473726198908" calcext:value-type="float">
            <text:p>0.13</text:p>
          </table:table-cell>
          <table:table-cell table:formula="of:=AVERAGE([.B33:.H33])" office:value-type="float" office:value="0.1217179176823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39 Union</text:p>
          </table:table-cell>
          <table:table-cell office:value-type="float" office:value="0.346368916627584" calcext:value-type="float">
            <text:p>0.35</text:p>
          </table:table-cell>
          <table:table-cell office:value-type="float" office:value="0.0755412900864376" calcext:value-type="float">
            <text:p>0.08</text:p>
          </table:table-cell>
          <table:table-cell office:value-type="float" office:value="0.125459345677691" calcext:value-type="float">
            <text:p>0.13</text:p>
          </table:table-cell>
          <table:table-cell office:value-type="float" office:value="0.0382159079266418" calcext:value-type="float">
            <text:p>0.04</text:p>
          </table:table-cell>
          <table:table-cell office:value-type="float" office:value="0.0506247473922278" calcext:value-type="float">
            <text:p>0.05</text:p>
          </table:table-cell>
          <table:table-cell office:value-type="float" office:value="0.136688648639814" calcext:value-type="float">
            <text:p>0.14</text:p>
          </table:table-cell>
          <table:table-cell office:value-type="float" office:value="0.0825353563436323" calcext:value-type="float">
            <text:p>0.08</text:p>
          </table:table-cell>
          <table:table-cell table:formula="of:=AVERAGE([.B34:.H34])" office:value-type="float" office:value="0.122204887527718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0 Charles Village</text:p>
          </table:table-cell>
          <table:table-cell office:value-type="float" office:value="0.186783975092098" calcext:value-type="float">
            <text:p>0.19</text:p>
          </table:table-cell>
          <table:table-cell office:value-type="float" office:value="0.0526599908229644" calcext:value-type="float">
            <text:p>0.05</text:p>
          </table:table-cell>
          <table:table-cell office:value-type="float" office:value="0.202226456243784" calcext:value-type="float">
            <text:p>0.20</text:p>
          </table:table-cell>
          <table:table-cell office:value-type="float" office:value="0.00476991956997552" calcext:value-type="float">
            <text:p>0.00</text:p>
          </table:table-cell>
          <table:table-cell office:value-type="float" office:value="0.0246867488838357" calcext:value-type="float">
            <text:p>0.02</text:p>
          </table:table-cell>
          <table:table-cell office:value-type="float" office:value="0.0198012534064945" calcext:value-type="float">
            <text:p>0.02</text:p>
          </table:table-cell>
          <table:table-cell office:value-type="float" office:value="0.241101538844217" calcext:value-type="float">
            <text:p>0.24</text:p>
          </table:table-cell>
          <table:table-cell table:formula="of:=AVERAGE([.B35:.H35])" office:value-type="float" office:value="0.10457569755191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1 VCU</text:p>
          </table:table-cell>
          <table:table-cell office:value-type="float" office:value="0.504022188273362" calcext:value-type="float">
            <text:p>0.50</text:p>
          </table:table-cell>
          <table:table-cell office:value-type="float" office:value="0.573417067667129" calcext:value-type="float">
            <text:p>0.57</text:p>
          </table:table-cell>
          <table:table-cell office:value-type="float" office:value="0.119673099270379" calcext:value-type="float">
            <text:p>0.12</text:p>
          </table:table-cell>
          <table:table-cell office:value-type="float" office:value="0.460900245320985" calcext:value-type="float">
            <text:p>0.46</text:p>
          </table:table-cell>
          <table:table-cell office:value-type="float" office:value="0.305272672787742" calcext:value-type="float">
            <text:p>0.31</text:p>
          </table:table-cell>
          <table:table-cell office:value-type="float" office:value="0.337665116821975" calcext:value-type="float">
            <text:p>0.34</text:p>
          </table:table-cell>
          <table:table-cell office:value-type="float" office:value="0.146757040844191" calcext:value-type="float">
            <text:p>0.15</text:p>
          </table:table-cell>
          <table:table-cell table:formula="of:=AVERAGE([.B36:.H36])" office:value-type="float" office:value="0.349672490140823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2 Bradlee</text:p>
          </table:table-cell>
          <table:table-cell office:value-type="float" office:value="0.382970628519251" calcext:value-type="float">
            <text:p>0.38</text:p>
          </table:table-cell>
          <table:table-cell office:value-type="float" office:value="0.097160644705186" calcext:value-type="float">
            <text:p>0.10</text:p>
          </table:table-cell>
          <table:table-cell office:value-type="float" office:value="0.157486747078547" calcext:value-type="float">
            <text:p>0.16</text:p>
          </table:table-cell>
          <table:table-cell office:value-type="float" office:value="0.0047024381683225" calcext:value-type="float">
            <text:p>0.00</text:p>
          </table:table-cell>
          <table:table-cell office:value-type="float" office:value="0.122103146537096" calcext:value-type="float">
            <text:p>0.12</text:p>
          </table:table-cell>
          <table:table-cell office:value-type="float" office:value="0.279086156527087" calcext:value-type="float">
            <text:p>0.28</text:p>
          </table:table-cell>
          <table:table-cell office:value-type="float" office:value="0.0127309116253493" calcext:value-type="float">
            <text:p>0.01</text:p>
          </table:table-cell>
          <table:table-cell table:formula="of:=AVERAGE([.B37:.H37])" office:value-type="float" office:value="0.150891524737263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3 Willow Lawn</text:p>
          </table:table-cell>
          <table:table-cell office:value-type="float" office:value="0.11769526856316" calcext:value-type="float">
            <text:p>0.12</text:p>
          </table:table-cell>
          <table:table-cell office:value-type="float" office:value="0.0483076836507892" calcext:value-type="float">
            <text:p>0.05</text:p>
          </table:table-cell>
          <table:table-cell office:value-type="float" office:value="0.0963599441255532" calcext:value-type="float">
            <text:p>0.10</text:p>
          </table:table-cell>
          <table:table-cell office:value-type="float" office:value="0.188237305522311" calcext:value-type="float">
            <text:p>0.19</text:p>
          </table:table-cell>
          <table:table-cell office:value-type="float" office:value="0.0394412524468458" calcext:value-type="float">
            <text:p>0.04</text:p>
          </table:table-cell>
          <table:table-cell office:value-type="float" office:value="0.173758039235814" calcext:value-type="float">
            <text:p>0.17</text:p>
          </table:table-cell>
          <table:table-cell office:value-type="float" office:value="0.0592265572345254" calcext:value-type="float">
            <text:p>0.06</text:p>
          </table:table-cell>
          <table:table-cell table:formula="of:=AVERAGE([.B38:.H38])" office:value-type="float" office:value="0.103289435825571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5 Maryland City</text:p>
          </table:table-cell>
          <table:table-cell office:value-type="float" office:value="0.258548408908862" calcext:value-type="float">
            <text:p>0.26</text:p>
          </table:table-cell>
          <table:table-cell office:value-type="float" office:value="0.00163103252190311" calcext:value-type="float">
            <text:p>0.00</text:p>
          </table:table-cell>
          <table:table-cell office:value-type="float" office:value="0.0695051888877036" calcext:value-type="float">
            <text:p>0.07</text:p>
          </table:table-cell>
          <table:table-cell office:value-type="float" office:value="0.0424405161482808" calcext:value-type="float">
            <text:p>0.04</text:p>
          </table:table-cell>
          <table:table-cell office:value-type="float" office:value="0.112135688627189" calcext:value-type="float">
            <text:p>0.11</text:p>
          </table:table-cell>
          <table:table-cell office:value-type="float" office:value="0.0712211250614361" calcext:value-type="float">
            <text:p>0.07</text:p>
          </table:table-cell>
          <table:table-cell office:value-type="float" office:value="0.110966604973662" calcext:value-type="float">
            <text:p>0.11</text:p>
          </table:table-cell>
          <table:table-cell table:formula="of:=AVERAGE([.B39:.H39])" office:value-type="float" office:value="0.0952069378755767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6 Kingstowne</text:p>
          </table:table-cell>
          <table:table-cell office:value-type="float" office:value="0.207238598856603" calcext:value-type="float">
            <text:p>0.21</text:p>
          </table:table-cell>
          <table:table-cell office:value-type="float" office:value="0.0163883446838946" calcext:value-type="float">
            <text:p>0.02</text:p>
          </table:table-cell>
          <table:table-cell office:value-type="float" office:value="0.152559260530904" calcext:value-type="float">
            <text:p>0.15</text:p>
          </table:table-cell>
          <table:table-cell office:value-type="float" office:value="0.129489490914267" calcext:value-type="float">
            <text:p>0.13</text:p>
          </table:table-cell>
          <table:table-cell office:value-type="float" office:value="0.0277724537125772" calcext:value-type="float">
            <text:p>0.03</text:p>
          </table:table-cell>
          <table:table-cell office:value-type="float" office:value="0.135326227839161" calcext:value-type="float">
            <text:p>0.14</text:p>
          </table:table-cell>
          <table:table-cell office:value-type="float" office:value="0.187185025197984" calcext:value-type="float">
            <text:p>0.19</text:p>
          </table:table-cell>
          <table:table-cell table:formula="of:=AVERAGE([.B40:.H40])" office:value-type="float" office:value="0.122279914533627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7 College Park</text:p>
          </table:table-cell>
          <table:table-cell office:value-type="float" office:value="0.0414133238707721" calcext:value-type="float">
            <text:p>0.04</text:p>
          </table:table-cell>
          <table:table-cell office:value-type="float" office:value="0.183822534830245" calcext:value-type="float">
            <text:p>0.18</text:p>
          </table:table-cell>
          <table:table-cell office:value-type="float" office:value="0.115482383542209" calcext:value-type="float">
            <text:p>0.12</text:p>
          </table:table-cell>
          <table:table-cell office:value-type="float" office:value="0.0498558376532876" calcext:value-type="float">
            <text:p>0.05</text:p>
          </table:table-cell>
          <table:table-cell office:value-type="float" office:value="0.0108427220785292" calcext:value-type="float">
            <text:p>0.01</text:p>
          </table:table-cell>
          <table:table-cell office:value-type="float" office:value="0.0709175833681018" calcext:value-type="float">
            <text:p>0.07</text:p>
          </table:table-cell>
          <table:table-cell office:value-type="float" office:value="0.672475632271758" calcext:value-type="float">
            <text:p>0.67</text:p>
          </table:table-cell>
          <table:table-cell table:formula="of:=AVERAGE([.B41:.H41])" office:value-type="float" office:value="0.1635442882307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8 Seven Corners</text:p>
          </table:table-cell>
          <table:table-cell office:value-type="float" office:value="0.40335655993276" calcext:value-type="float">
            <text:p>0.40</text:p>
          </table:table-cell>
          <table:table-cell office:value-type="float" office:value="0.0797901897207619" calcext:value-type="float">
            <text:p>0.08</text:p>
          </table:table-cell>
          <table:table-cell office:value-type="float" office:value="0.281004409536248" calcext:value-type="float">
            <text:p>0.28</text:p>
          </table:table-cell>
          <table:table-cell office:value-type="float" office:value="0.00248823767380257" calcext:value-type="float">
            <text:p>0.00</text:p>
          </table:table-cell>
          <table:table-cell office:value-type="float" office:value="0.222206229309169" calcext:value-type="float">
            <text:p>0.22</text:p>
          </table:table-cell>
          <table:table-cell office:value-type="float" office:value="0.0644249509106665" calcext:value-type="float">
            <text:p>0.06</text:p>
          </table:table-cell>
          <table:table-cell office:value-type="float" office:value="0.00109015641583465" calcext:value-type="float">
            <text:p>0.00</text:p>
          </table:table-cell>
          <table:table-cell table:formula="of:=AVERAGE([.B42:.H42])" office:value-type="float" office:value="0.150622961928463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49 Woodbridge</text:p>
          </table:table-cell>
          <table:table-cell office:value-type="float" office:value="0.0680053665295709" calcext:value-type="float">
            <text:p>0.07</text:p>
          </table:table-cell>
          <table:table-cell office:value-type="float" office:value="0.0773866159213448" calcext:value-type="float">
            <text:p>0.08</text:p>
          </table:table-cell>
          <table:table-cell office:value-type="float" office:value="0.0873344890831889" calcext:value-type="float">
            <text:p>0.09</text:p>
          </table:table-cell>
          <table:table-cell office:value-type="float" office:value="0.138030171986476" calcext:value-type="float">
            <text:p>0.14</text:p>
          </table:table-cell>
          <table:table-cell office:value-type="float" office:value="0.00936770623211214" calcext:value-type="float">
            <text:p>0.01</text:p>
          </table:table-cell>
          <table:table-cell office:value-type="float" office:value="0.0455765057767874" calcext:value-type="float">
            <text:p>0.05</text:p>
          </table:table-cell>
          <table:table-cell office:value-type="float" office:value="0.334691292984657" calcext:value-type="float">
            <text:p>0.33</text:p>
          </table:table-cell>
          <table:table-cell table:formula="of:=AVERAGE([.B43:.H43])" office:value-type="float" office:value="0.108627449787734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1 Carlyle</text:p>
          </table:table-cell>
          <table:table-cell office:value-type="float" office:value="0.176022202942839" calcext:value-type="float">
            <text:p>0.18</text:p>
          </table:table-cell>
          <table:table-cell office:value-type="float" office:value="0.077099760839194" calcext:value-type="float">
            <text:p>0.08</text:p>
          </table:table-cell>
          <table:table-cell office:value-type="float" office:value="0.166162295729771" calcext:value-type="float">
            <text:p>0.17</text:p>
          </table:table-cell>
          <table:table-cell office:value-type="float" office:value="0.15495899666706" calcext:value-type="float">
            <text:p>0.15</text:p>
          </table:table-cell>
          <table:table-cell office:value-type="float" office:value="0.00578559721975402" calcext:value-type="float">
            <text:p>0.01</text:p>
          </table:table-cell>
          <table:table-cell office:value-type="float" office:value="0.205476353030052" calcext:value-type="float">
            <text:p>0.21</text:p>
          </table:table-cell>
          <table:table-cell office:value-type="float" office:value="0.197966842991814" calcext:value-type="float">
            <text:p>0.20</text:p>
          </table:table-cell>
          <table:table-cell table:formula="of:=AVERAGE([.B44:.H44])" office:value-type="float" office:value="0.140496007060069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2 Dulles 28</text:p>
          </table:table-cell>
          <table:table-cell office:value-type="float" office:value="0.272153736858331" calcext:value-type="float">
            <text:p>0.27</text:p>
          </table:table-cell>
          <table:table-cell office:value-type="float" office:value="0.227963434587038" calcext:value-type="float">
            <text:p>0.23</text:p>
          </table:table-cell>
          <table:table-cell office:value-type="float" office:value="0.0205672898653682" calcext:value-type="float">
            <text:p>0.02</text:p>
          </table:table-cell>
          <table:table-cell office:value-type="float" office:value="0.0446738362085246" calcext:value-type="float">
            <text:p>0.04</text:p>
          </table:table-cell>
          <table:table-cell office:value-type="float" office:value="0.0794092850985628" calcext:value-type="float">
            <text:p>0.08</text:p>
          </table:table-cell>
          <table:table-cell office:value-type="float" office:value="0.287188828172435" calcext:value-type="float">
            <text:p>0.29</text:p>
          </table:table-cell>
          <table:table-cell office:value-type="float" office:value="0.0542657259988264" calcext:value-type="float">
            <text:p>0.05</text:p>
          </table:table-cell>
          <table:table-cell table:formula="of:=AVERAGE([.B45:.H45])" office:value-type="float" office:value="0.140888876684155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3 Navy Yard</text:p>
          </table:table-cell>
          <table:table-cell office:value-type="float" office:value="0.16577164434177" calcext:value-type="float">
            <text:p>0.17</text:p>
          </table:table-cell>
          <table:table-cell office:value-type="float" office:value="0.0423639246080676" calcext:value-type="float">
            <text:p>0.04</text:p>
          </table:table-cell>
          <table:table-cell office:value-type="float" office:value="0.157667173076986" calcext:value-type="float">
            <text:p>0.16</text:p>
          </table:table-cell>
          <table:table-cell office:value-type="float" office:value="0.0903447922799294" calcext:value-type="float">
            <text:p>0.09</text:p>
          </table:table-cell>
          <table:table-cell office:value-type="float" office:value="0.0725036913814352" calcext:value-type="float">
            <text:p>0.07</text:p>
          </table:table-cell>
          <table:table-cell office:value-type="float" office:value="0.234054164086084" calcext:value-type="float">
            <text:p>0.23</text:p>
          </table:table-cell>
          <table:table-cell office:value-type="float" office:value="0.354215819794244" calcext:value-type="float">
            <text:p>0.35</text:p>
          </table:table-cell>
          <table:table-cell table:formula="of:=AVERAGE([.B46:.H46])" office:value-type="float" office:value="0.159560172795502" calcext:value-type="float">
            <text:p>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4 Cherry Hill</text:p>
          </table:table-cell>
          <table:table-cell office:value-type="float" office:value="0.26058289042874" calcext:value-type="float">
            <text:p>0.26</text:p>
          </table:table-cell>
          <table:table-cell office:value-type="float" office:value="0.290538844671512" calcext:value-type="float">
            <text:p>0.29</text:p>
          </table:table-cell>
          <table:table-cell office:value-type="float" office:value="0.0149309507227666" calcext:value-type="float">
            <text:p>0.01</text:p>
          </table:table-cell>
          <table:table-cell office:value-type="float" office:value="0.23128948714142" calcext:value-type="float">
            <text:p>0.23</text:p>
          </table:table-cell>
          <table:table-cell office:value-type="float" office:value="0.116816431322208" calcext:value-type="float">
            <text:p>0.12</text:p>
          </table:table-cell>
          <table:table-cell office:value-type="float" office:value="0.00790100482331091" calcext:value-type="float">
            <text:p>0.01</text:p>
          </table:table-cell>
          <table:table-cell office:value-type="float" office:value="0.161966463414634" calcext:value-type="float">
            <text:p>0.16</text:p>
          </table:table-cell>
          <table:table-cell table:formula="of:=AVERAGE([.B47:.H47])" office:value-type="float" office:value="0.154860867503513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8 Bel Air</text:p>
          </table:table-cell>
          <table:table-cell office:value-type="float" office:value="0.213097635563512" calcext:value-type="float">
            <text:p>0.21</text:p>
          </table:table-cell>
          <table:table-cell office:value-type="float" office:value="0.0970104912159346" calcext:value-type="float">
            <text:p>0.10</text:p>
          </table:table-cell>
          <table:table-cell office:value-type="float" office:value="0.140808065247717" calcext:value-type="float">
            <text:p>0.14</text:p>
          </table:table-cell>
          <table:table-cell office:value-type="float" office:value="0.0231368445529589" calcext:value-type="float">
            <text:p>0.02</text:p>
          </table:table-cell>
          <table:table-cell office:value-type="float" office:value="0.0442858257742665" calcext:value-type="float">
            <text:p>0.04</text:p>
          </table:table-cell>
          <table:table-cell office:value-type="float" office:value="0.15156119842919" calcext:value-type="float">
            <text:p>0.15</text:p>
          </table:table-cell>
          <table:table-cell office:value-type="float" office:value="0.0846372008540199" calcext:value-type="float">
            <text:p>0.08</text:p>
          </table:table-cell>
          <table:table-cell table:formula="of:=AVERAGE([.B48:.H48])" office:value-type="float" office:value="0.1077910373768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59 Rosslyn</text:p>
          </table:table-cell>
          <table:table-cell office:value-type="float" office:value="0.215925830108288" calcext:value-type="float">
            <text:p>0.22</text:p>
          </table:table-cell>
          <table:table-cell office:value-type="float" office:value="0.13896694724409" calcext:value-type="float">
            <text:p>0.14</text:p>
          </table:table-cell>
          <table:table-cell office:value-type="float" office:value="0.0870718446259726" calcext:value-type="float">
            <text:p>0.09</text:p>
          </table:table-cell>
          <table:table-cell office:value-type="float" office:value="0.0195577579674237" calcext:value-type="float">
            <text:p>0.02</text:p>
          </table:table-cell>
          <table:table-cell office:value-type="float" office:value="0.0647425227791409" calcext:value-type="float">
            <text:p>0.06</text:p>
          </table:table-cell>
          <table:table-cell office:value-type="float" office:value="0.103553116728119" calcext:value-type="float">
            <text:p>0.10</text:p>
          </table:table-cell>
          <table:table-cell office:value-type="float" office:value="0.308722218069222" calcext:value-type="float">
            <text:p>0.31</text:p>
          </table:table-cell>
          <table:table-cell table:formula="of:=AVERAGE([.B49:.H49])" office:value-type="float" office:value="0.134077176788894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1 Skyland</text:p>
          </table:table-cell>
          <table:table-cell/>
          <table:table-cell office:value-type="float" office:value="0.203472944899064" calcext:value-type="float">
            <text:p>0.20</text:p>
          </table:table-cell>
          <table:table-cell office:value-type="float" office:value="0.332308590663965" calcext:value-type="float">
            <text:p>0.33</text:p>
          </table:table-cell>
          <table:table-cell office:value-type="float" office:value="0.0862883388841724" calcext:value-type="float">
            <text:p>0.09</text:p>
          </table:table-cell>
          <table:table-cell office:value-type="float" office:value="0.0272178848061719" calcext:value-type="float">
            <text:p>0.03</text:p>
          </table:table-cell>
          <table:table-cell office:value-type="float" office:value="2.12460155552722" calcext:value-type="float">
            <text:p>2.12</text:p>
          </table:table-cell>
          <table:table-cell office:value-type="float" office:value="0.0490587263363274" calcext:value-type="float">
            <text:p>0.05</text:p>
          </table:table-cell>
          <table:table-cell table:formula="of:=AVERAGE([.B50:.H50])" office:value-type="float" office:value="0.470491340186154" calcext:value-type="float">
            <text:p>0.47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office:value-type="string" calcext:value-type="string">
            <text:p>1062 Chestnut</text:p>
          </table:table-cell>
          <table:table-cell office:value-type="float" office:value="0.161432944509073" calcext:value-type="float">
            <text:p>0.16</text:p>
          </table:table-cell>
          <table:table-cell office:value-type="float" office:value="0.11634667508593" calcext:value-type="float">
            <text:p>0.12</text:p>
          </table:table-cell>
          <table:table-cell office:value-type="float" office:value="0.347894063580803" calcext:value-type="float">
            <text:p>0.35</text:p>
          </table:table-cell>
          <table:table-cell office:value-type="float" office:value="0.0987611746292809" calcext:value-type="float">
            <text:p>0.10</text:p>
          </table:table-cell>
          <table:table-cell office:value-type="float" office:value="0.455873022940018" calcext:value-type="float">
            <text:p>0.46</text:p>
          </table:table-cell>
          <table:table-cell office:value-type="float" office:value="0.0893952488353956" calcext:value-type="float">
            <text:p>0.09</text:p>
          </table:table-cell>
          <table:table-cell office:value-type="float" office:value="0.143711957082431" calcext:value-type="float">
            <text:p>0.14</text:p>
          </table:table-cell>
          <table:table-cell table:formula="of:=AVERAGE([.B51:.H51])" office:value-type="float" office:value="0.201916440951847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3 Tenleytown</text:p>
          </table:table-cell>
          <table:table-cell/>
          <table:table-cell office:value-type="float" office:value="0.131487944415228" calcext:value-type="float">
            <text:p>0.13</text:p>
          </table:table-cell>
          <table:table-cell office:value-type="float" office:value="0.0724086540932216" calcext:value-type="float">
            <text:p>0.07</text:p>
          </table:table-cell>
          <table:table-cell office:value-type="float" office:value="0.127288999036211" calcext:value-type="float">
            <text:p>0.13</text:p>
          </table:table-cell>
          <table:table-cell office:value-type="float" office:value="0.196924003112345" calcext:value-type="float">
            <text:p>0.20</text:p>
          </table:table-cell>
          <table:table-cell office:value-type="float" office:value="0.0682677107651721" calcext:value-type="float">
            <text:p>0.07</text:p>
          </table:table-cell>
          <table:table-cell office:value-type="float" office:value="0.188186859923106" calcext:value-type="float">
            <text:p>0.19</text:p>
          </table:table-cell>
          <table:table-cell table:formula="of:=AVERAGE([.B52:.H52])" office:value-type="float" office:value="0.130760695224214" calcext:value-type="float">
            <text:p>0.13</text:p>
          </table:table-cell>
          <table:table-cell/>
          <table:table-cell office:value-type="string" calcext:value-type="string">
            <text:p>closed on Sunday</text:p>
          </table:table-cell>
        </table:table-row>
        <table:table-row table:style-name="ro1">
          <table:table-cell office:value-type="string" calcext:value-type="string">
            <text:p>1064 Gaithersburg Sq</text:p>
          </table:table-cell>
          <table:table-cell/>
          <table:table-cell office:value-type="float" office:value="0.0701533531700618" calcext:value-type="float">
            <text:p>0.07</text:p>
          </table:table-cell>
          <table:table-cell office:value-type="float" office:value="0.0772395962930821" calcext:value-type="float">
            <text:p>0.08</text:p>
          </table:table-cell>
          <table:table-cell office:value-type="float" office:value="0.00571014017926097" calcext:value-type="float">
            <text:p>0.01</text:p>
          </table:table-cell>
          <table:table-cell office:value-type="float" office:value="0.00510387988904149" calcext:value-type="float">
            <text:p>0.01</text:p>
          </table:table-cell>
          <table:table-cell office:value-type="float" office:value="0.0770044867775688" calcext:value-type="float">
            <text:p>0.08</text:p>
          </table:table-cell>
          <table:table-cell office:value-type="float" office:value="0.0832720989811928" calcext:value-type="float">
            <text:p>0.08</text:p>
          </table:table-cell>
          <table:table-cell table:formula="of:=AVERAGE([.B53:.H53])" office:value-type="float" office:value="0.053080592548368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6 White Marsh</text:p>
          </table:table-cell>
          <table:table-cell office:value-type="float" office:value="0.241830065359477" calcext:value-type="float">
            <text:p>0.24</text:p>
          </table:table-cell>
          <table:table-cell office:value-type="float" office:value="0.0747356279711535" calcext:value-type="float">
            <text:p>0.07</text:p>
          </table:table-cell>
          <table:table-cell office:value-type="float" office:value="0.169882574060136" calcext:value-type="float">
            <text:p>0.17</text:p>
          </table:table-cell>
          <table:table-cell office:value-type="float" office:value="0.0460583272287651" calcext:value-type="float">
            <text:p>0.05</text:p>
          </table:table-cell>
          <table:table-cell office:value-type="float" office:value="0.266826226809153" calcext:value-type="float">
            <text:p>0.27</text:p>
          </table:table-cell>
          <table:table-cell office:value-type="float" office:value="0.0110972428639933" calcext:value-type="float">
            <text:p>0.01</text:p>
          </table:table-cell>
          <table:table-cell office:value-type="float" office:value="0.0374793453537652" calcext:value-type="float">
            <text:p>0.04</text:p>
          </table:table-cell>
          <table:table-cell table:formula="of:=AVERAGE([.B54:.H54])" office:value-type="float" office:value="0.121129915663778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67 Ashburn</text:p>
          </table:table-cell>
          <table:table-cell/>
          <table:table-cell office:value-type="float" office:value="0.0362281384743223" calcext:value-type="float">
            <text:p>0.04</text:p>
          </table:table-cell>
          <table:table-cell office:value-type="float" office:value="0.25504807544996" calcext:value-type="float">
            <text:p>0.26</text:p>
          </table:table-cell>
          <table:table-cell office:value-type="float" office:value="0.204496628718675" calcext:value-type="float">
            <text:p>0.20</text:p>
          </table:table-cell>
          <table:table-cell office:value-type="float" office:value="0.0687179287066124" calcext:value-type="float">
            <text:p>0.07</text:p>
          </table:table-cell>
          <table:table-cell office:value-type="float" office:value="0.0517407005786595" calcext:value-type="float">
            <text:p>0.05</text:p>
          </table:table-cell>
          <table:table-cell office:value-type="float" office:value="0.0194242834748578" calcext:value-type="float">
            <text:p>0.02</text:p>
          </table:table-cell>
          <table:table-cell table:formula="of:=AVERAGE([.B55:.H55])" office:value-type="float" office:value="0.105942625900515" calcext:value-type="float">
            <text:p>0.11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office:value-type="string" calcext:value-type="string">
            <text:p>1070 Pickett</text:p>
          </table:table-cell>
          <table:table-cell/>
          <table:table-cell office:value-type="float" office:value="0.117030278503366" calcext:value-type="float">
            <text:p>0.12</text:p>
          </table:table-cell>
          <table:table-cell office:value-type="float" office:value="0.211984587272583" calcext:value-type="float">
            <text:p>0.21</text:p>
          </table:table-cell>
          <table:table-cell office:value-type="float" office:value="0.122490510485373" calcext:value-type="float">
            <text:p>0.12</text:p>
          </table:table-cell>
          <table:table-cell office:value-type="float" office:value="0.306198759490153" calcext:value-type="float">
            <text:p>0.31</text:p>
          </table:table-cell>
          <table:table-cell office:value-type="float" office:value="0.00205412898917223" calcext:value-type="float">
            <text:p>0.00</text:p>
          </table:table-cell>
          <table:table-cell office:value-type="float" office:value="0.146931499872676" calcext:value-type="float">
            <text:p>0.15</text:p>
          </table:table-cell>
          <table:table-cell table:formula="of:=AVERAGE([.B56:.H56])" office:value-type="float" office:value="0.151114960768887" calcext:value-type="float">
            <text:p>0.15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table:style-name="ce5" office:value-type="string" calcext:value-type="string">
            <text:p>1072 Pasadena</text:p>
          </table:table-cell>
          <table:table-cell table:style-name="ce10"/>
          <table:table-cell table:style-name="ce15" office:value-type="float" office:value="0.0769526854977202" calcext:value-type="float">
            <text:p>0.08</text:p>
          </table:table-cell>
          <table:table-cell table:style-name="ce15" office:value-type="float" office:value="0.0739164086687307" calcext:value-type="float">
            <text:p>0.07</text:p>
          </table:table-cell>
          <table:table-cell table:style-name="ce15" office:value-type="float" office:value="0.00287631831255986" calcext:value-type="float">
            <text:p>0.00</text:p>
          </table:table-cell>
          <table:table-cell table:style-name="ce15" office:value-type="float" office:value="0.0983521608456834" calcext:value-type="float">
            <text:p>0.10</text:p>
          </table:table-cell>
          <table:table-cell table:style-name="ce15" office:value-type="float" office:value="0.10854824487101" calcext:value-type="float">
            <text:p>0.11</text:p>
          </table:table-cell>
          <table:table-cell table:style-name="ce20" office:value-type="float" office:value="0.222310795468271" calcext:value-type="float">
            <text:p>0.22</text:p>
          </table:table-cell>
          <table:table-cell table:formula="of:=AVERAGE([.B57:.H57])" office:value-type="float" office:value="0.0971594356106624" calcext:value-type="float">
            <text:p>0.10</text:p>
          </table:table-cell>
          <table:table-cell/>
          <table:table-cell office:value-type="string" calcext:value-type="string">
            <text:p>missing forecast</text:p>
          </table:table-cell>
        </table:table-row>
        <table:table-row table:style-name="ro1">
          <table:table-cell table:style-name="Default"/>
          <table:table-cell table:style-name="Default" table:formula="of:=AVERAGE([.B3:.B57])" office:value-type="float" office:value="0.208187004411685" calcext:value-type="float">
            <text:p>0.208187004411685</text:p>
          </table:table-cell>
          <table:table-cell table:style-name="Default" table:formula="of:=AVERAGE([.C3:.C57])" office:value-type="float" office:value="1.62289755607366" calcext:value-type="float">
            <text:p>1.62289755607366</text:p>
          </table:table-cell>
          <table:table-cell table:style-name="Default" table:formula="of:=AVERAGE([.D3:.D57])" office:value-type="float" office:value="0.140675655819702" calcext:value-type="float">
            <text:p>0.140675655819702</text:p>
          </table:table-cell>
          <table:table-cell table:style-name="Default" table:formula="of:=AVERAGE([.E3:.E57])" office:value-type="float" office:value="0.117375856885019" calcext:value-type="float">
            <text:p>0.117375856885019</text:p>
          </table:table-cell>
          <table:table-cell table:style-name="Default" table:formula="of:=AVERAGE([.F3:.F57])" office:value-type="float" office:value="0.127605558961825" calcext:value-type="float">
            <text:p>0.127605558961825</text:p>
          </table:table-cell>
          <table:table-cell table:style-name="Default" table:formula="of:=AVERAGE([.G3:.G57])" office:value-type="float" office:value="0.162837779203234" calcext:value-type="float">
            <text:p>0.162837779203234</text:p>
          </table:table-cell>
          <table:table-cell table:style-name="Default" table:formula="of:=AVERAGE([.H3:.H57])" office:value-type="float" office:value="0.163762161432372" calcext:value-type="float">
            <text:p>0.163762161432372</text:p>
          </table:table-cell>
          <table:table-cell table:style-name="Default"/>
          <table:table-cell table:number-columns-repeated="2"/>
        </table:table-row>
      </table:table>
      <table:table table:name="Sheet1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usiness_day</text:p>
          </table:table-cell>
          <table:table-cell office:value-type="string" calcext:value-type="string">
            <text:p>totala</text:p>
          </table:table-cell>
          <table:table-cell office:value-type="string" calcext:value-type="string">
            <text:p>totalf</text:p>
          </table:table-cell>
          <table:table-cell office:value-type="string" calcext:value-type="string">
            <text:p>?column?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0" calcext:value-type="float">
            <text:p>0</text:p>
          </table:table-cell>
          <table:table-cell office:value-type="float" office:value="6039.86" calcext:value-type="float">
            <text:p>6039.86</text:p>
          </table:table-cell>
          <table:table-cell office:value-type="float" office:value="4873" calcext:value-type="float">
            <text:p>4873</text:p>
          </table:table-cell>
          <table:table-cell office:value-type="float" office:value="0.806806780289609" calcext:value-type="float">
            <text:p>0.806806780289609</text:p>
          </table:table-cell>
          <table:table-cell office:value-type="float" office:value="0.193193219710391" calcext:value-type="float">
            <text:p>0.193193219710391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1" calcext:value-type="float">
            <text:p>1</text:p>
          </table:table-cell>
          <table:table-cell office:value-type="float" office:value="5978.09" calcext:value-type="float">
            <text:p>5978.09</text:p>
          </table:table-cell>
          <table:table-cell office:value-type="float" office:value="6610" calcext:value-type="float">
            <text:p>6610</text:p>
          </table:table-cell>
          <table:table-cell office:value-type="float" office:value="1.10570433031286" calcext:value-type="float">
            <text:p>1.10570433031286</text:p>
          </table:table-cell>
          <table:table-cell office:value-type="float" office:value="0.105704330312859" calcext:value-type="float">
            <text:p>0.105704330312859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2" calcext:value-type="float">
            <text:p>2</text:p>
          </table:table-cell>
          <table:table-cell office:value-type="float" office:value="8170.93" calcext:value-type="float">
            <text:p>8170.93</text:p>
          </table:table-cell>
          <table:table-cell office:value-type="float" office:value="7937" calcext:value-type="float">
            <text:p>7937</text:p>
          </table:table-cell>
          <table:table-cell office:value-type="float" office:value="0.971370455994605" calcext:value-type="float">
            <text:p>0.971370455994605</text:p>
          </table:table-cell>
          <table:table-cell office:value-type="float" office:value="0.0286295440053947" calcext:value-type="float">
            <text:p>0.0286295440053947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3" calcext:value-type="float">
            <text:p>3</text:p>
          </table:table-cell>
          <table:table-cell office:value-type="float" office:value="10006.96" calcext:value-type="float">
            <text:p>10006.96</text:p>
          </table:table-cell>
          <table:table-cell office:value-type="float" office:value="9189" calcext:value-type="float">
            <text:p>9189</text:p>
          </table:table-cell>
          <table:table-cell office:value-type="float" office:value="0.918260890420268" calcext:value-type="float">
            <text:p>0.918260890420268</text:p>
          </table:table-cell>
          <table:table-cell office:value-type="float" office:value="0.0817391095797324" calcext:value-type="float">
            <text:p>0.0817391095797324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4" calcext:value-type="float">
            <text:p>4</text:p>
          </table:table-cell>
          <table:table-cell office:value-type="float" office:value="9969.54" calcext:value-type="float">
            <text:p>9969.54</text:p>
          </table:table-cell>
          <table:table-cell office:value-type="float" office:value="9879" calcext:value-type="float">
            <text:p>9879</text:p>
          </table:table-cell>
          <table:table-cell office:value-type="float" office:value="0.990918337255279" calcext:value-type="float">
            <text:p>0.990918337255279</text:p>
          </table:table-cell>
          <table:table-cell office:value-type="float" office:value="0.00908166274472055" calcext:value-type="float">
            <text:p>0.00908166274472055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5" calcext:value-type="float">
            <text:p>5</text:p>
          </table:table-cell>
          <table:table-cell office:value-type="float" office:value="9801.09" calcext:value-type="float">
            <text:p>9801.09</text:p>
          </table:table-cell>
          <table:table-cell office:value-type="float" office:value="10072" calcext:value-type="float">
            <text:p>10072</text:p>
          </table:table-cell>
          <table:table-cell office:value-type="float" office:value="1.02764080321679" calcext:value-type="float">
            <text:p>1.02764080321679</text:p>
          </table:table-cell>
          <table:table-cell office:value-type="float" office:value="0.027640803216785" calcext:value-type="float">
            <text:p>0.027640803216785</text:p>
          </table:table-cell>
        </table:table-row>
        <table:table-row table:style-name="ro1">
          <table:table-cell office:value-type="float" office:value="142655" calcext:value-type="float">
            <text:p>142655</text:p>
          </table:table-cell>
          <table:table-cell office:value-type="string" calcext:value-type="string">
            <text:p>1016 Hotel Hive</text:p>
          </table:table-cell>
          <table:table-cell office:value-type="float" office:value="6" calcext:value-type="float">
            <text:p>6</text:p>
          </table:table-cell>
          <table:table-cell office:value-type="float" office:value="6773.62" calcext:value-type="float">
            <text:p>6773.62</text:p>
          </table:table-cell>
          <table:table-cell office:value-type="float" office:value="4253" calcext:value-type="float">
            <text:p>4253</text:p>
          </table:table-cell>
          <table:table-cell office:value-type="float" office:value="0.627876969773917" calcext:value-type="float">
            <text:p>0.627876969773917</text:p>
          </table:table-cell>
          <table:table-cell office:value-type="float" office:value="0.372123030226083" calcext:value-type="float">
            <text:p>0.372123030226083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0" calcext:value-type="float">
            <text:p>0</text:p>
          </table:table-cell>
          <table:table-cell office:value-type="float" office:value="5161.32" calcext:value-type="float">
            <text:p>5161.32</text:p>
          </table:table-cell>
          <table:table-cell office:value-type="float" office:value="4046" calcext:value-type="float">
            <text:p>4046</text:p>
          </table:table-cell>
          <table:table-cell office:value-type="float" office:value="0.783907992529043" calcext:value-type="float">
            <text:p>0.783907992529043</text:p>
          </table:table-cell>
          <table:table-cell office:value-type="float" office:value="0.216092007470957" calcext:value-type="float">
            <text:p>0.216092007470957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1" calcext:value-type="float">
            <text:p>1</text:p>
          </table:table-cell>
          <table:table-cell office:value-type="float" office:value="4069.01" calcext:value-type="float">
            <text:p>4069.01</text:p>
          </table:table-cell>
          <table:table-cell office:value-type="float" office:value="3671" calcext:value-type="float">
            <text:p>3671</text:p>
          </table:table-cell>
          <table:table-cell office:value-type="float" office:value="0.902185052383749" calcext:value-type="float">
            <text:p>0.902185052383749</text:p>
          </table:table-cell>
          <table:table-cell office:value-type="float" office:value="0.0978149476162507" calcext:value-type="float">
            <text:p>0.0978149476162507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2" calcext:value-type="float">
            <text:p>2</text:p>
          </table:table-cell>
          <table:table-cell office:value-type="float" office:value="4930.28" calcext:value-type="float">
            <text:p>4930.28</text:p>
          </table:table-cell>
          <table:table-cell office:value-type="float" office:value="4002" calcext:value-type="float">
            <text:p>4002</text:p>
          </table:table-cell>
          <table:table-cell office:value-type="float" office:value="0.811718604217205" calcext:value-type="float">
            <text:p>0.811718604217205</text:p>
          </table:table-cell>
          <table:table-cell office:value-type="float" office:value="0.188281395782795" calcext:value-type="float">
            <text:p>0.188281395782795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3" calcext:value-type="float">
            <text:p>3</text:p>
          </table:table-cell>
          <table:table-cell office:value-type="float" office:value="4029.14" calcext:value-type="float">
            <text:p>4029.14</text:p>
          </table:table-cell>
          <table:table-cell office:value-type="float" office:value="4488" calcext:value-type="float">
            <text:p>4488</text:p>
          </table:table-cell>
          <table:table-cell office:value-type="float" office:value="1.11388534525978" calcext:value-type="float">
            <text:p>1.11388534525978</text:p>
          </table:table-cell>
          <table:table-cell office:value-type="float" office:value="0.113885345259783" calcext:value-type="float">
            <text:p>0.113885345259783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4" calcext:value-type="float">
            <text:p>4</text:p>
          </table:table-cell>
          <table:table-cell office:value-type="float" office:value="5019.06" calcext:value-type="float">
            <text:p>5019.06</text:p>
          </table:table-cell>
          <table:table-cell office:value-type="float" office:value="4946" calcext:value-type="float">
            <text:p>4946</text:p>
          </table:table-cell>
          <table:table-cell office:value-type="float" office:value="0.985443489418337" calcext:value-type="float">
            <text:p>0.985443489418337</text:p>
          </table:table-cell>
          <table:table-cell office:value-type="float" office:value="0.0145565105816627" calcext:value-type="float">
            <text:p>0.0145565105816627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5" calcext:value-type="float">
            <text:p>5</text:p>
          </table:table-cell>
          <table:table-cell office:value-type="float" office:value="6530.02" calcext:value-type="float">
            <text:p>6530.02</text:p>
          </table:table-cell>
          <table:table-cell office:value-type="float" office:value="7170" calcext:value-type="float">
            <text:p>7170</text:p>
          </table:table-cell>
          <table:table-cell office:value-type="float" office:value="1.09800582540329" calcext:value-type="float">
            <text:p>1.09800582540329</text:p>
          </table:table-cell>
          <table:table-cell office:value-type="float" office:value="0.0980058254032912" calcext:value-type="float">
            <text:p>0.0980058254032912</text:p>
          </table:table-cell>
        </table:table-row>
        <table:table-row table:style-name="ro1">
          <table:table-cell office:value-type="float" office:value="142656" calcext:value-type="float">
            <text:p>142656</text:p>
          </table:table-cell>
          <table:table-cell office:value-type="string" calcext:value-type="string">
            <text:p>1025 Ballston</text:p>
          </table:table-cell>
          <table:table-cell office:value-type="float" office:value="6" calcext:value-type="float">
            <text:p>6</text:p>
          </table:table-cell>
          <table:table-cell office:value-type="float" office:value="5885.22" calcext:value-type="float">
            <text:p>5885.22</text:p>
          </table:table-cell>
          <table:table-cell office:value-type="float" office:value="5884" calcext:value-type="float">
            <text:p>5884</text:p>
          </table:table-cell>
          <table:table-cell office:value-type="float" office:value="0.999792701037514" calcext:value-type="float">
            <text:p>0.999792701037514</text:p>
          </table:table-cell>
          <table:table-cell office:value-type="float" office:value="0.0002072989624857" calcext:value-type="float">
            <text:p>0.0002072989624857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0" calcext:value-type="float">
            <text:p>0</text:p>
          </table:table-cell>
          <table:table-cell office:value-type="float" office:value="4743.7" calcext:value-type="float">
            <text:p>4743.7</text:p>
          </table:table-cell>
          <table:table-cell office:value-type="float" office:value="4561" calcext:value-type="float">
            <text:p>4561</text:p>
          </table:table-cell>
          <table:table-cell office:value-type="float" office:value="0.961485760060712" calcext:value-type="float">
            <text:p>0.961485760060712</text:p>
          </table:table-cell>
          <table:table-cell office:value-type="float" office:value="0.0385142399392878" calcext:value-type="float">
            <text:p>0.0385142399392878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1" calcext:value-type="float">
            <text:p>1</text:p>
          </table:table-cell>
          <table:table-cell office:value-type="float" office:value="3904.5" calcext:value-type="float">
            <text:p>3904.5</text:p>
          </table:table-cell>
          <table:table-cell office:value-type="float" office:value="3580" calcext:value-type="float">
            <text:p>3580</text:p>
          </table:table-cell>
          <table:table-cell office:value-type="float" office:value="0.916890767063645" calcext:value-type="float">
            <text:p>0.916890767063645</text:p>
          </table:table-cell>
          <table:table-cell office:value-type="float" office:value="0.0831092329363555" calcext:value-type="float">
            <text:p>0.0831092329363555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2" calcext:value-type="float">
            <text:p>2</text:p>
          </table:table-cell>
          <table:table-cell office:value-type="float" office:value="4230.56" calcext:value-type="float">
            <text:p>4230.56</text:p>
          </table:table-cell>
          <table:table-cell office:value-type="float" office:value="3676" calcext:value-type="float">
            <text:p>3676</text:p>
          </table:table-cell>
          <table:table-cell office:value-type="float" office:value="0.868915699103665" calcext:value-type="float">
            <text:p>0.868915699103665</text:p>
          </table:table-cell>
          <table:table-cell office:value-type="float" office:value="0.131084300896335" calcext:value-type="float">
            <text:p>0.131084300896335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3" calcext:value-type="float">
            <text:p>3</text:p>
          </table:table-cell>
          <table:table-cell office:value-type="float" office:value="4529.52" calcext:value-type="float">
            <text:p>4529.52</text:p>
          </table:table-cell>
          <table:table-cell office:value-type="float" office:value="4214" calcext:value-type="float">
            <text:p>4214</text:p>
          </table:table-cell>
          <table:table-cell office:value-type="float" office:value="0.930341404828768" calcext:value-type="float">
            <text:p>0.930341404828768</text:p>
          </table:table-cell>
          <table:table-cell office:value-type="float" office:value="0.0696585951712324" calcext:value-type="float">
            <text:p>0.0696585951712324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4" calcext:value-type="float">
            <text:p>4</text:p>
          </table:table-cell>
          <table:table-cell office:value-type="float" office:value="6383.49" calcext:value-type="float">
            <text:p>6383.49</text:p>
          </table:table-cell>
          <table:table-cell office:value-type="float" office:value="4714" calcext:value-type="float">
            <text:p>4714</text:p>
          </table:table-cell>
          <table:table-cell office:value-type="float" office:value="0.738467515418682" calcext:value-type="float">
            <text:p>0.738467515418682</text:p>
          </table:table-cell>
          <table:table-cell office:value-type="float" office:value="0.261532484581318" calcext:value-type="float">
            <text:p>0.261532484581318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5" calcext:value-type="float">
            <text:p>5</text:p>
          </table:table-cell>
          <table:table-cell office:value-type="float" office:value="6857.48" calcext:value-type="float">
            <text:p>6857.48</text:p>
          </table:table-cell>
          <table:table-cell office:value-type="float" office:value="6162" calcext:value-type="float">
            <text:p>6162</text:p>
          </table:table-cell>
          <table:table-cell office:value-type="float" office:value="0.898580819776361" calcext:value-type="float">
            <text:p>0.898580819776361</text:p>
          </table:table-cell>
          <table:table-cell office:value-type="float" office:value="0.101419180223639" calcext:value-type="float">
            <text:p>0.101419180223639</text:p>
          </table:table-cell>
        </table:table-row>
        <table:table-row table:style-name="ro1">
          <table:table-cell office:value-type="float" office:value="142657" calcext:value-type="float">
            <text:p>142657</text:p>
          </table:table-cell>
          <table:table-cell office:value-type="string" calcext:value-type="string">
            <text:p>1027 Potomac Yard</text:p>
          </table:table-cell>
          <table:table-cell office:value-type="float" office:value="6" calcext:value-type="float">
            <text:p>6</text:p>
          </table:table-cell>
          <table:table-cell office:value-type="float" office:value="5691.8" calcext:value-type="float">
            <text:p>5691.8</text:p>
          </table:table-cell>
          <table:table-cell office:value-type="float" office:value="5605" calcext:value-type="float">
            <text:p>5605</text:p>
          </table:table-cell>
          <table:table-cell office:value-type="float" office:value="0.984749991215433" calcext:value-type="float">
            <text:p>0.984749991215433</text:p>
          </table:table-cell>
          <table:table-cell office:value-type="float" office:value="0.0152500087845673" calcext:value-type="float">
            <text:p>0.0152500087845673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0" calcext:value-type="float">
            <text:p>0</text:p>
          </table:table-cell>
          <table:table-cell office:value-type="float" office:value="3845.16" calcext:value-type="float">
            <text:p>3845.16</text:p>
          </table:table-cell>
          <table:table-cell office:value-type="float" office:value="2851" calcext:value-type="float">
            <text:p>2851</text:p>
          </table:table-cell>
          <table:table-cell office:value-type="float" office:value="0.741451591091138" calcext:value-type="float">
            <text:p>0.741451591091138</text:p>
          </table:table-cell>
          <table:table-cell office:value-type="float" office:value="0.258548408908862" calcext:value-type="float">
            <text:p>0.258548408908862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1" calcext:value-type="float">
            <text:p>1</text:p>
          </table:table-cell>
          <table:table-cell office:value-type="float" office:value="2936.79" calcext:value-type="float">
            <text:p>2936.79</text:p>
          </table:table-cell>
          <table:table-cell office:value-type="float" office:value="2932" calcext:value-type="float">
            <text:p>2932</text:p>
          </table:table-cell>
          <table:table-cell office:value-type="float" office:value="0.998368967478097" calcext:value-type="float">
            <text:p>0.998368967478097</text:p>
          </table:table-cell>
          <table:table-cell office:value-type="float" office:value="0.00163103252190311" calcext:value-type="float">
            <text:p>0.00163103252190311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2" calcext:value-type="float">
            <text:p>2</text:p>
          </table:table-cell>
          <table:table-cell office:value-type="float" office:value="3281.05" calcext:value-type="float">
            <text:p>3281.05</text:p>
          </table:table-cell>
          <table:table-cell office:value-type="float" office:value="3053" calcext:value-type="float">
            <text:p>3053</text:p>
          </table:table-cell>
          <table:table-cell office:value-type="float" office:value="0.930494811112296" calcext:value-type="float">
            <text:p>0.930494811112296</text:p>
          </table:table-cell>
          <table:table-cell office:value-type="float" office:value="0.0695051888877036" calcext:value-type="float">
            <text:p>0.0695051888877036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3" calcext:value-type="float">
            <text:p>3</text:p>
          </table:table-cell>
          <table:table-cell office:value-type="float" office:value="3351.75" calcext:value-type="float">
            <text:p>3351.75</text:p>
          </table:table-cell>
          <table:table-cell office:value-type="float" office:value="3494" calcext:value-type="float">
            <text:p>3494</text:p>
          </table:table-cell>
          <table:table-cell office:value-type="float" office:value="1.04244051614828" calcext:value-type="float">
            <text:p>1.04244051614828</text:p>
          </table:table-cell>
          <table:table-cell office:value-type="float" office:value="0.0424405161482808" calcext:value-type="float">
            <text:p>0.0424405161482808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4" calcext:value-type="float">
            <text:p>4</text:p>
          </table:table-cell>
          <table:table-cell office:value-type="float" office:value="4320.48" calcext:value-type="float">
            <text:p>4320.48</text:p>
          </table:table-cell>
          <table:table-cell office:value-type="float" office:value="3836" calcext:value-type="float">
            <text:p>3836</text:p>
          </table:table-cell>
          <table:table-cell office:value-type="float" office:value="0.887864311372811" calcext:value-type="float">
            <text:p>0.887864311372811</text:p>
          </table:table-cell>
          <table:table-cell office:value-type="float" office:value="0.112135688627189" calcext:value-type="float">
            <text:p>0.112135688627189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5" calcext:value-type="float">
            <text:p>5</text:p>
          </table:table-cell>
          <table:table-cell office:value-type="float" office:value="5371.44" calcext:value-type="float">
            <text:p>5371.44</text:p>
          </table:table-cell>
          <table:table-cell office:value-type="float" office:value="5754" calcext:value-type="float">
            <text:p>5754</text:p>
          </table:table-cell>
          <table:table-cell office:value-type="float" office:value="1.07122112506144" calcext:value-type="float">
            <text:p>1.07122112506144</text:p>
          </table:table-cell>
          <table:table-cell office:value-type="float" office:value="0.0712211250614361" calcext:value-type="float">
            <text:p>0.0712211250614361</text:p>
          </table:table-cell>
        </table:table-row>
        <table:table-row table:style-name="ro1">
          <table:table-cell office:value-type="float" office:value="142658" calcext:value-type="float">
            <text:p>142658</text:p>
          </table:table-cell>
          <table:table-cell office:value-type="string" calcext:value-type="string">
            <text:p>1045 Maryland City</text:p>
          </table:table-cell>
          <table:table-cell office:value-type="float" office:value="6" calcext:value-type="float">
            <text:p>6</text:p>
          </table:table-cell>
          <table:table-cell office:value-type="float" office:value="5197.78" calcext:value-type="float">
            <text:p>5197.78</text:p>
          </table:table-cell>
          <table:table-cell office:value-type="float" office:value="4621" calcext:value-type="float">
            <text:p>4621</text:p>
          </table:table-cell>
          <table:table-cell office:value-type="float" office:value="0.889033395026338" calcext:value-type="float">
            <text:p>0.889033395026338</text:p>
          </table:table-cell>
          <table:table-cell office:value-type="float" office:value="0.110966604973662" calcext:value-type="float">
            <text:p>0.110966604973662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0" calcext:value-type="float">
            <text:p>0</text:p>
          </table:table-cell>
          <table:table-cell office:value-type="float" office:value="4162.2" calcext:value-type="float">
            <text:p>4162.2</text:p>
          </table:table-cell>
          <table:table-cell office:value-type="float" office:value="3381" calcext:value-type="float">
            <text:p>3381</text:p>
          </table:table-cell>
          <table:table-cell office:value-type="float" office:value="0.812310797174571" calcext:value-type="float">
            <text:p>0.812310797174571</text:p>
          </table:table-cell>
          <table:table-cell office:value-type="float" office:value="0.187689202825429" calcext:value-type="float">
            <text:p>0.187689202825429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1" calcext:value-type="float">
            <text:p>1</text:p>
          </table:table-cell>
          <table:table-cell office:value-type="float" office:value="2919.5" calcext:value-type="float">
            <text:p>2919.5</text:p>
          </table:table-cell>
          <table:table-cell office:value-type="float" office:value="2298" calcext:value-type="float">
            <text:p>2298</text:p>
          </table:table-cell>
          <table:table-cell office:value-type="float" office:value="0.787121082377119" calcext:value-type="float">
            <text:p>0.787121082377119</text:p>
          </table:table-cell>
          <table:table-cell office:value-type="float" office:value="0.212878917622881" calcext:value-type="float">
            <text:p>0.212878917622881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2" calcext:value-type="float">
            <text:p>2</text:p>
          </table:table-cell>
          <table:table-cell office:value-type="float" office:value="3456.91" calcext:value-type="float">
            <text:p>3456.91</text:p>
          </table:table-cell>
          <table:table-cell office:value-type="float" office:value="2268" calcext:value-type="float">
            <text:p>2268</text:p>
          </table:table-cell>
          <table:table-cell office:value-type="float" office:value="0.656077248178286" calcext:value-type="float">
            <text:p>0.656077248178286</text:p>
          </table:table-cell>
          <table:table-cell office:value-type="float" office:value="0.343922751821714" calcext:value-type="float">
            <text:p>0.343922751821714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3" calcext:value-type="float">
            <text:p>3</text:p>
          </table:table-cell>
          <table:table-cell office:value-type="float" office:value="3341.34" calcext:value-type="float">
            <text:p>3341.34</text:p>
          </table:table-cell>
          <table:table-cell office:value-type="float" office:value="2847" calcext:value-type="float">
            <text:p>2847</text:p>
          </table:table-cell>
          <table:table-cell office:value-type="float" office:value="0.852053367810519" calcext:value-type="float">
            <text:p>0.852053367810519</text:p>
          </table:table-cell>
          <table:table-cell office:value-type="float" office:value="0.147946632189481" calcext:value-type="float">
            <text:p>0.147946632189481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4" calcext:value-type="float">
            <text:p>4</text:p>
          </table:table-cell>
          <table:table-cell office:value-type="float" office:value="3675.61" calcext:value-type="float">
            <text:p>3675.61</text:p>
          </table:table-cell>
          <table:table-cell office:value-type="float" office:value="3009" calcext:value-type="float">
            <text:p>3009</text:p>
          </table:table-cell>
          <table:table-cell office:value-type="float" office:value="0.818639627163927" calcext:value-type="float">
            <text:p>0.818639627163927</text:p>
          </table:table-cell>
          <table:table-cell office:value-type="float" office:value="0.181360372836074" calcext:value-type="float">
            <text:p>0.181360372836074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5" calcext:value-type="float">
            <text:p>5</text:p>
          </table:table-cell>
          <table:table-cell office:value-type="float" office:value="5744.94" calcext:value-type="float">
            <text:p>5744.94</text:p>
          </table:table-cell>
          <table:table-cell office:value-type="float" office:value="4855" calcext:value-type="float">
            <text:p>4855</text:p>
          </table:table-cell>
          <table:table-cell office:value-type="float" office:value="0.845091506612776" calcext:value-type="float">
            <text:p>0.845091506612776</text:p>
          </table:table-cell>
          <table:table-cell office:value-type="float" office:value="0.154908493387224" calcext:value-type="float">
            <text:p>0.154908493387224</text:p>
          </table:table-cell>
        </table:table-row>
        <table:table-row table:style-name="ro1">
          <table:table-cell office:value-type="float" office:value="142659" calcext:value-type="float">
            <text:p>142659</text:p>
          </table:table-cell>
          <table:table-cell office:value-type="string" calcext:value-type="string">
            <text:p>1010 Springfield</text:p>
          </table:table-cell>
          <table:table-cell office:value-type="float" office:value="6" calcext:value-type="float">
            <text:p>6</text:p>
          </table:table-cell>
          <table:table-cell office:value-type="float" office:value="5774.16" calcext:value-type="float">
            <text:p>5774.16</text:p>
          </table:table-cell>
          <table:table-cell office:value-type="float" office:value="5814" calcext:value-type="float">
            <text:p>5814</text:p>
          </table:table-cell>
          <table:table-cell office:value-type="float" office:value="1.00689970489214" calcext:value-type="float">
            <text:p>1.00689970489214</text:p>
          </table:table-cell>
          <table:table-cell office:value-type="float" office:value="0.0068997048921402" calcext:value-type="float">
            <text:p>0.0068997048921402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0" calcext:value-type="float">
            <text:p>0</text:p>
          </table:table-cell>
          <table:table-cell office:value-type="float" office:value="3718.17" calcext:value-type="float">
            <text:p>3718.17</text:p>
          </table:table-cell>
          <table:table-cell office:value-type="float" office:value="3167" calcext:value-type="float">
            <text:p>3167</text:p>
          </table:table-cell>
          <table:table-cell office:value-type="float" office:value="0.851763098513516" calcext:value-type="float">
            <text:p>0.851763098513516</text:p>
          </table:table-cell>
          <table:table-cell office:value-type="float" office:value="0.148236901486484" calcext:value-type="float">
            <text:p>0.148236901486484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1" calcext:value-type="float">
            <text:p>1</text:p>
          </table:table-cell>
          <table:table-cell office:value-type="float" office:value="2457.67" calcext:value-type="float">
            <text:p>2457.67</text:p>
          </table:table-cell>
          <table:table-cell office:value-type="float" office:value="2470" calcext:value-type="float">
            <text:p>2470</text:p>
          </table:table-cell>
          <table:table-cell office:value-type="float" office:value="1.00501694694568" calcext:value-type="float">
            <text:p>1.00501694694568</text:p>
          </table:table-cell>
          <table:table-cell office:value-type="float" office:value="0.00501694694568422" calcext:value-type="float">
            <text:p>0.00501694694568422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2" calcext:value-type="float">
            <text:p>2</text:p>
          </table:table-cell>
          <table:table-cell office:value-type="float" office:value="2806.85" calcext:value-type="float">
            <text:p>2806.85</text:p>
          </table:table-cell>
          <table:table-cell office:value-type="float" office:value="2527" calcext:value-type="float">
            <text:p>2527</text:p>
          </table:table-cell>
          <table:table-cell office:value-type="float" office:value="0.900297486506226" calcext:value-type="float">
            <text:p>0.900297486506226</text:p>
          </table:table-cell>
          <table:table-cell office:value-type="float" office:value="0.0997025134937741" calcext:value-type="float">
            <text:p>0.0997025134937741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3" calcext:value-type="float">
            <text:p>3</text:p>
          </table:table-cell>
          <table:table-cell office:value-type="float" office:value="3076.99" calcext:value-type="float">
            <text:p>3076.99</text:p>
          </table:table-cell>
          <table:table-cell office:value-type="float" office:value="2912" calcext:value-type="float">
            <text:p>2912</text:p>
          </table:table-cell>
          <table:table-cell office:value-type="float" office:value="0.946379416247697" calcext:value-type="float">
            <text:p>0.946379416247697</text:p>
          </table:table-cell>
          <table:table-cell office:value-type="float" office:value="0.0536205837523033" calcext:value-type="float">
            <text:p>0.0536205837523033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4" calcext:value-type="float">
            <text:p>4</text:p>
          </table:table-cell>
          <table:table-cell office:value-type="float" office:value="3432.9" calcext:value-type="float">
            <text:p>3432.9</text:p>
          </table:table-cell>
          <table:table-cell office:value-type="float" office:value="3198" calcext:value-type="float">
            <text:p>3198</text:p>
          </table:table-cell>
          <table:table-cell office:value-type="float" office:value="0.931573887966442" calcext:value-type="float">
            <text:p>0.931573887966442</text:p>
          </table:table-cell>
          <table:table-cell office:value-type="float" office:value="0.0684261120335576" calcext:value-type="float">
            <text:p>0.0684261120335576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5" calcext:value-type="float">
            <text:p>5</text:p>
          </table:table-cell>
          <table:table-cell office:value-type="float" office:value="5329.13" calcext:value-type="float">
            <text:p>5329.13</text:p>
          </table:table-cell>
          <table:table-cell office:value-type="float" office:value="4869" calcext:value-type="float">
            <text:p>4869</text:p>
          </table:table-cell>
          <table:table-cell office:value-type="float" office:value="0.913657576377382" calcext:value-type="float">
            <text:p>0.913657576377382</text:p>
          </table:table-cell>
          <table:table-cell office:value-type="float" office:value="0.0863424236226176" calcext:value-type="float">
            <text:p>0.0863424236226176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string" calcext:value-type="string">
            <text:p>1036 Silver Spring</text:p>
          </table:table-cell>
          <table:table-cell office:value-type="float" office:value="6" calcext:value-type="float">
            <text:p>6</text:p>
          </table:table-cell>
          <table:table-cell office:value-type="float" office:value="4473.01" calcext:value-type="float">
            <text:p>4473.01</text:p>
          </table:table-cell>
          <table:table-cell office:value-type="float" office:value="3873" calcext:value-type="float">
            <text:p>3873</text:p>
          </table:table-cell>
          <table:table-cell office:value-type="float" office:value="0.865859901945223" calcext:value-type="float">
            <text:p>0.865859901945223</text:p>
          </table:table-cell>
          <table:table-cell office:value-type="float" office:value="0.134140098054777" calcext:value-type="float">
            <text:p>0.134140098054777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0" calcext:value-type="float">
            <text:p>0</text:p>
          </table:table-cell>
          <table:table-cell office:value-type="float" office:value="1993.13" calcext:value-type="float">
            <text:p>1993.13</text:p>
          </table:table-cell>
          <table:table-cell office:value-type="float" office:value="2065" calcext:value-type="float">
            <text:p>2065</text:p>
          </table:table-cell>
          <table:table-cell office:value-type="float" office:value="1.03605886219163" calcext:value-type="float">
            <text:p>1.03605886219163</text:p>
          </table:table-cell>
          <table:table-cell office:value-type="float" office:value="0.0360588621916282" calcext:value-type="float">
            <text:p>0.0360588621916282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1" calcext:value-type="float">
            <text:p>1</text:p>
          </table:table-cell>
          <table:table-cell office:value-type="float" office:value="2343.75" calcext:value-type="float">
            <text:p>2343.75</text:p>
          </table:table-cell>
          <table:table-cell office:value-type="float" office:value="2080" calcext:value-type="float">
            <text:p>2080</text:p>
          </table:table-cell>
          <table:table-cell office:value-type="float" office:value="0.887466666666667" calcext:value-type="float">
            <text:p>0.887466666666667</text:p>
          </table:table-cell>
          <table:table-cell office:value-type="float" office:value="0.112533333333333" calcext:value-type="float">
            <text:p>0.112533333333333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2" calcext:value-type="float">
            <text:p>2</text:p>
          </table:table-cell>
          <table:table-cell office:value-type="float" office:value="2643.96" calcext:value-type="float">
            <text:p>2643.96</text:p>
          </table:table-cell>
          <table:table-cell office:value-type="float" office:value="2182" calcext:value-type="float">
            <text:p>2182</text:p>
          </table:table-cell>
          <table:table-cell office:value-type="float" office:value="0.825277235661659" calcext:value-type="float">
            <text:p>0.825277235661659</text:p>
          </table:table-cell>
          <table:table-cell office:value-type="float" office:value="0.174722764338341" calcext:value-type="float">
            <text:p>0.174722764338341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3" calcext:value-type="float">
            <text:p>3</text:p>
          </table:table-cell>
          <table:table-cell office:value-type="float" office:value="2361.67" calcext:value-type="float">
            <text:p>2361.67</text:p>
          </table:table-cell>
          <table:table-cell office:value-type="float" office:value="2620" calcext:value-type="float">
            <text:p>2620</text:p>
          </table:table-cell>
          <table:table-cell office:value-type="float" office:value="1.10938446099582" calcext:value-type="float">
            <text:p>1.10938446099582</text:p>
          </table:table-cell>
          <table:table-cell office:value-type="float" office:value="0.109384460995821" calcext:value-type="float">
            <text:p>0.109384460995821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4" calcext:value-type="float">
            <text:p>4</text:p>
          </table:table-cell>
          <table:table-cell office:value-type="float" office:value="2612.69" calcext:value-type="float">
            <text:p>2612.69</text:p>
          </table:table-cell>
          <table:table-cell office:value-type="float" office:value="2584" calcext:value-type="float">
            <text:p>2584</text:p>
          </table:table-cell>
          <table:table-cell office:value-type="float" office:value="0.989018980437786" calcext:value-type="float">
            <text:p>0.989018980437786</text:p>
          </table:table-cell>
          <table:table-cell office:value-type="float" office:value="0.0109810195622136" calcext:value-type="float">
            <text:p>0.0109810195622136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5" calcext:value-type="float">
            <text:p>5</text:p>
          </table:table-cell>
          <table:table-cell office:value-type="float" office:value="6649.01" calcext:value-type="float">
            <text:p>6649.01</text:p>
          </table:table-cell>
          <table:table-cell office:value-type="float" office:value="6245" calcext:value-type="float">
            <text:p>6245</text:p>
          </table:table-cell>
          <table:table-cell office:value-type="float" office:value="0.939237570706015" calcext:value-type="float">
            <text:p>0.939237570706015</text:p>
          </table:table-cell>
          <table:table-cell office:value-type="float" office:value="0.0607624292939851" calcext:value-type="float">
            <text:p>0.0607624292939851</text:p>
          </table:table-cell>
        </table:table-row>
        <table:table-row table:style-name="ro1">
          <table:table-cell office:value-type="float" office:value="142661" calcext:value-type="float">
            <text:p>142661</text:p>
          </table:table-cell>
          <table:table-cell office:value-type="string" calcext:value-type="string">
            <text:p>1018 Rittenhouse</text:p>
          </table:table-cell>
          <table:table-cell office:value-type="float" office:value="6" calcext:value-type="float">
            <text:p>6</text:p>
          </table:table-cell>
          <table:table-cell office:value-type="float" office:value="6333" calcext:value-type="float">
            <text:p>6333</text:p>
          </table:table-cell>
          <table:table-cell office:value-type="float" office:value="5042" calcext:value-type="float">
            <text:p>5042</text:p>
          </table:table-cell>
          <table:table-cell office:value-type="float" office:value="0.796147165640297" calcext:value-type="float">
            <text:p>0.796147165640297</text:p>
          </table:table-cell>
          <table:table-cell office:value-type="float" office:value="0.203852834359703" calcext:value-type="float">
            <text:p>0.203852834359703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0" calcext:value-type="float">
            <text:p>0</text:p>
          </table:table-cell>
          <table:table-cell office:value-type="float" office:value="1930.03" calcext:value-type="float">
            <text:p>1930.03</text:p>
          </table:table-cell>
          <table:table-cell office:value-type="float" office:value="1750" calcext:value-type="float">
            <text:p>1750</text:p>
          </table:table-cell>
          <table:table-cell office:value-type="float" office:value="0.906721657176313" calcext:value-type="float">
            <text:p>0.906721657176313</text:p>
          </table:table-cell>
          <table:table-cell office:value-type="float" office:value="0.0932783428236866" calcext:value-type="float">
            <text:p>0.0932783428236866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1" calcext:value-type="float">
            <text:p>1</text:p>
          </table:table-cell>
          <table:table-cell office:value-type="float" office:value="1937.8" calcext:value-type="float">
            <text:p>1937.8</text:p>
          </table:table-cell>
          <table:table-cell office:value-type="float" office:value="1803" calcext:value-type="float">
            <text:p>1803</text:p>
          </table:table-cell>
          <table:table-cell office:value-type="float" office:value="0.930436577562184" calcext:value-type="float">
            <text:p>0.930436577562184</text:p>
          </table:table-cell>
          <table:table-cell office:value-type="float" office:value="0.0695634224378161" calcext:value-type="float">
            <text:p>0.0695634224378161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2" calcext:value-type="float">
            <text:p>2</text:p>
          </table:table-cell>
          <table:table-cell office:value-type="float" office:value="2133.05" calcext:value-type="float">
            <text:p>2133.05</text:p>
          </table:table-cell>
          <table:table-cell office:value-type="float" office:value="2151" calcext:value-type="float">
            <text:p>2151</text:p>
          </table:table-cell>
          <table:table-cell office:value-type="float" office:value="1.00841518014111" calcext:value-type="float">
            <text:p>1.00841518014111</text:p>
          </table:table-cell>
          <table:table-cell office:value-type="float" office:value="0.00841518014111231" calcext:value-type="float">
            <text:p>0.00841518014111231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3" calcext:value-type="float">
            <text:p>3</text:p>
          </table:table-cell>
          <table:table-cell office:value-type="float" office:value="1874.93" calcext:value-type="float">
            <text:p>1874.93</text:p>
          </table:table-cell>
          <table:table-cell office:value-type="float" office:value="2471" calcext:value-type="float">
            <text:p>2471</text:p>
          </table:table-cell>
          <table:table-cell office:value-type="float" office:value="1.3179158688591" calcext:value-type="float">
            <text:p>1.3179158688591</text:p>
          </table:table-cell>
          <table:table-cell office:value-type="float" office:value="0.317915868859104" calcext:value-type="float">
            <text:p>0.317915868859104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4" calcext:value-type="float">
            <text:p>4</text:p>
          </table:table-cell>
          <table:table-cell office:value-type="float" office:value="2912.05" calcext:value-type="float">
            <text:p>2912.05</text:p>
          </table:table-cell>
          <table:table-cell office:value-type="float" office:value="2862" calcext:value-type="float">
            <text:p>2862</text:p>
          </table:table-cell>
          <table:table-cell office:value-type="float" office:value="0.982812795109974" calcext:value-type="float">
            <text:p>0.982812795109974</text:p>
          </table:table-cell>
          <table:table-cell office:value-type="float" office:value="0.017187204890026" calcext:value-type="float">
            <text:p>0.017187204890026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5" calcext:value-type="float">
            <text:p>5</text:p>
          </table:table-cell>
          <table:table-cell office:value-type="float" office:value="2901.02" calcext:value-type="float">
            <text:p>2901.02</text:p>
          </table:table-cell>
          <table:table-cell office:value-type="float" office:value="2937" calcext:value-type="float">
            <text:p>2937</text:p>
          </table:table-cell>
          <table:table-cell office:value-type="float" office:value="1.01240253428105" calcext:value-type="float">
            <text:p>1.01240253428105</text:p>
          </table:table-cell>
          <table:table-cell office:value-type="float" office:value="0.0124025342810459" calcext:value-type="float">
            <text:p>0.0124025342810459</text:p>
          </table:table-cell>
        </table:table-row>
        <table:table-row table:style-name="ro1">
          <table:table-cell office:value-type="float" office:value="142662" calcext:value-type="float">
            <text:p>142662</text:p>
          </table:table-cell>
          <table:table-cell office:value-type="string" calcext:value-type="string">
            <text:p>1021 Nomad</text:p>
          </table:table-cell>
          <table:table-cell office:value-type="float" office:value="6" calcext:value-type="float">
            <text:p>6</text:p>
          </table:table-cell>
          <table:table-cell office:value-type="float" office:value="2274.22" calcext:value-type="float">
            <text:p>2274.22</text:p>
          </table:table-cell>
          <table:table-cell office:value-type="float" office:value="2214" calcext:value-type="float">
            <text:p>2214</text:p>
          </table:table-cell>
          <table:table-cell office:value-type="float" office:value="0.973520591675388" calcext:value-type="float">
            <text:p>0.973520591675388</text:p>
          </table:table-cell>
          <table:table-cell office:value-type="float" office:value="0.0264794083246123" calcext:value-type="float">
            <text:p>0.0264794083246123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0" calcext:value-type="float">
            <text:p>0</text:p>
          </table:table-cell>
          <table:table-cell office:value-type="float" office:value="4568.84" calcext:value-type="float">
            <text:p>4568.84</text:p>
          </table:table-cell>
          <table:table-cell office:value-type="float" office:value="3622" calcext:value-type="float">
            <text:p>3622</text:p>
          </table:table-cell>
          <table:table-cell office:value-type="float" office:value="0.792761401143397" calcext:value-type="float">
            <text:p>0.792761401143397</text:p>
          </table:table-cell>
          <table:table-cell office:value-type="float" office:value="0.207238598856603" calcext:value-type="float">
            <text:p>0.207238598856603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1" calcext:value-type="float">
            <text:p>1</text:p>
          </table:table-cell>
          <table:table-cell office:value-type="float" office:value="3215.7" calcext:value-type="float">
            <text:p>3215.7</text:p>
          </table:table-cell>
          <table:table-cell office:value-type="float" office:value="3163" calcext:value-type="float">
            <text:p>3163</text:p>
          </table:table-cell>
          <table:table-cell office:value-type="float" office:value="0.983611655316105" calcext:value-type="float">
            <text:p>0.983611655316105</text:p>
          </table:table-cell>
          <table:table-cell office:value-type="float" office:value="0.0163883446838946" calcext:value-type="float">
            <text:p>0.0163883446838946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2" calcext:value-type="float">
            <text:p>2</text:p>
          </table:table-cell>
          <table:table-cell office:value-type="float" office:value="2970.78" calcext:value-type="float">
            <text:p>2970.78</text:p>
          </table:table-cell>
          <table:table-cell office:value-type="float" office:value="3424" calcext:value-type="float">
            <text:p>3424</text:p>
          </table:table-cell>
          <table:table-cell office:value-type="float" office:value="1.1525592605309" calcext:value-type="float">
            <text:p>1.1525592605309</text:p>
          </table:table-cell>
          <table:table-cell office:value-type="float" office:value="0.152559260530904" calcext:value-type="float">
            <text:p>0.152559260530904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3" calcext:value-type="float">
            <text:p>3</text:p>
          </table:table-cell>
          <table:table-cell office:value-type="float" office:value="3372.32" calcext:value-type="float">
            <text:p>3372.32</text:p>
          </table:table-cell>
          <table:table-cell office:value-type="float" office:value="3809" calcext:value-type="float">
            <text:p>3809</text:p>
          </table:table-cell>
          <table:table-cell office:value-type="float" office:value="1.12948949091427" calcext:value-type="float">
            <text:p>1.12948949091427</text:p>
          </table:table-cell>
          <table:table-cell office:value-type="float" office:value="0.129489490914267" calcext:value-type="float">
            <text:p>0.129489490914267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4" calcext:value-type="float">
            <text:p>4</text:p>
          </table:table-cell>
          <table:table-cell office:value-type="float" office:value="4173.92" calcext:value-type="float">
            <text:p>4173.92</text:p>
          </table:table-cell>
          <table:table-cell office:value-type="float" office:value="4058" calcext:value-type="float">
            <text:p>4058</text:p>
          </table:table-cell>
          <table:table-cell office:value-type="float" office:value="0.972227546287423" calcext:value-type="float">
            <text:p>0.972227546287423</text:p>
          </table:table-cell>
          <table:table-cell office:value-type="float" office:value="0.0277724537125772" calcext:value-type="float">
            <text:p>0.0277724537125772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5" calcext:value-type="float">
            <text:p>5</text:p>
          </table:table-cell>
          <table:table-cell office:value-type="float" office:value="5323.58" calcext:value-type="float">
            <text:p>5323.58</text:p>
          </table:table-cell>
          <table:table-cell office:value-type="float" office:value="6044" calcext:value-type="float">
            <text:p>6044</text:p>
          </table:table-cell>
          <table:table-cell office:value-type="float" office:value="1.13532622783916" calcext:value-type="float">
            <text:p>1.13532622783916</text:p>
          </table:table-cell>
          <table:table-cell office:value-type="float" office:value="0.135326227839161" calcext:value-type="float">
            <text:p>0.135326227839161</text:p>
          </table:table-cell>
        </table:table-row>
        <table:table-row table:style-name="ro1">
          <table:table-cell office:value-type="float" office:value="142671" calcext:value-type="float">
            <text:p>142671</text:p>
          </table:table-cell>
          <table:table-cell office:value-type="string" calcext:value-type="string">
            <text:p>1046 Kingstowne</text:p>
          </table:table-cell>
          <table:table-cell office:value-type="float" office:value="6" calcext:value-type="float">
            <text:p>6</text:p>
          </table:table-cell>
          <table:table-cell office:value-type="float" office:value="4167" calcext:value-type="float">
            <text:p>4167</text:p>
          </table:table-cell>
          <table:table-cell office:value-type="float" office:value="4947" calcext:value-type="float">
            <text:p>4947</text:p>
          </table:table-cell>
          <table:table-cell office:value-type="float" office:value="1.18718502519798" calcext:value-type="float">
            <text:p>1.18718502519798</text:p>
          </table:table-cell>
          <table:table-cell office:value-type="float" office:value="0.187185025197984" calcext:value-type="float">
            <text:p>0.187185025197984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0" calcext:value-type="float">
            <text:p>0</text:p>
          </table:table-cell>
          <table:table-cell office:value-type="float" office:value="3637.36" calcext:value-type="float">
            <text:p>3637.36</text:p>
          </table:table-cell>
          <table:table-cell office:value-type="float" office:value="3390" calcext:value-type="float">
            <text:p>3390</text:p>
          </table:table-cell>
          <table:table-cell office:value-type="float" office:value="0.931994633470429" calcext:value-type="float">
            <text:p>0.931994633470429</text:p>
          </table:table-cell>
          <table:table-cell office:value-type="float" office:value="0.0680053665295709" calcext:value-type="float">
            <text:p>0.0680053665295709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1" calcext:value-type="float">
            <text:p>1</text:p>
          </table:table-cell>
          <table:table-cell office:value-type="float" office:value="3153" calcext:value-type="float">
            <text:p>3153</text:p>
          </table:table-cell>
          <table:table-cell office:value-type="float" office:value="2909" calcext:value-type="float">
            <text:p>2909</text:p>
          </table:table-cell>
          <table:table-cell office:value-type="float" office:value="0.922613384078655" calcext:value-type="float">
            <text:p>0.922613384078655</text:p>
          </table:table-cell>
          <table:table-cell office:value-type="float" office:value="0.0773866159213448" calcext:value-type="float">
            <text:p>0.0773866159213448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2" calcext:value-type="float">
            <text:p>2</text:p>
          </table:table-cell>
          <table:table-cell office:value-type="float" office:value="3184.08" calcext:value-type="float">
            <text:p>3184.08</text:p>
          </table:table-cell>
          <table:table-cell office:value-type="float" office:value="2906" calcext:value-type="float">
            <text:p>2906</text:p>
          </table:table-cell>
          <table:table-cell office:value-type="float" office:value="0.912665510916811" calcext:value-type="float">
            <text:p>0.912665510916811</text:p>
          </table:table-cell>
          <table:table-cell office:value-type="float" office:value="0.0873344890831889" calcext:value-type="float">
            <text:p>0.0873344890831889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3" calcext:value-type="float">
            <text:p>3</text:p>
          </table:table-cell>
          <table:table-cell office:value-type="float" office:value="2925.23" calcext:value-type="float">
            <text:p>2925.23</text:p>
          </table:table-cell>
          <table:table-cell office:value-type="float" office:value="3329" calcext:value-type="float">
            <text:p>3329</text:p>
          </table:table-cell>
          <table:table-cell office:value-type="float" office:value="1.13803017198648" calcext:value-type="float">
            <text:p>1.13803017198648</text:p>
          </table:table-cell>
          <table:table-cell office:value-type="float" office:value="0.138030171986476" calcext:value-type="float">
            <text:p>0.138030171986476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4" calcext:value-type="float">
            <text:p>4</text:p>
          </table:table-cell>
          <table:table-cell office:value-type="float" office:value="3787.48" calcext:value-type="float">
            <text:p>3787.48</text:p>
          </table:table-cell>
          <table:table-cell office:value-type="float" office:value="3752" calcext:value-type="float">
            <text:p>3752</text:p>
          </table:table-cell>
          <table:table-cell office:value-type="float" office:value="0.990632293767888" calcext:value-type="float">
            <text:p>0.990632293767888</text:p>
          </table:table-cell>
          <table:table-cell office:value-type="float" office:value="0.00936770623211214" calcext:value-type="float">
            <text:p>0.00936770623211214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5" calcext:value-type="float">
            <text:p>5</text:p>
          </table:table-cell>
          <table:table-cell office:value-type="float" office:value="5456.32" calcext:value-type="float">
            <text:p>5456.32</text:p>
          </table:table-cell>
          <table:table-cell office:value-type="float" office:value="5705" calcext:value-type="float">
            <text:p>5705</text:p>
          </table:table-cell>
          <table:table-cell office:value-type="float" office:value="1.04557650577679" calcext:value-type="float">
            <text:p>1.04557650577679</text:p>
          </table:table-cell>
          <table:table-cell office:value-type="float" office:value="0.0455765057767874" calcext:value-type="float">
            <text:p>0.0455765057767874</text:p>
          </table:table-cell>
        </table:table-row>
        <table:table-row table:style-name="ro1">
          <table:table-cell office:value-type="float" office:value="142672" calcext:value-type="float">
            <text:p>142672</text:p>
          </table:table-cell>
          <table:table-cell office:value-type="string" calcext:value-type="string">
            <text:p>1049 Woodbridge</text:p>
          </table:table-cell>
          <table:table-cell office:value-type="float" office:value="6" calcext:value-type="float">
            <text:p>6</text:p>
          </table:table-cell>
          <table:table-cell office:value-type="float" office:value="5827.37" calcext:value-type="float">
            <text:p>5827.37</text:p>
          </table:table-cell>
          <table:table-cell office:value-type="float" office:value="3877" calcext:value-type="float">
            <text:p>3877</text:p>
          </table:table-cell>
          <table:table-cell office:value-type="float" office:value="0.665308707015343" calcext:value-type="float">
            <text:p>0.665308707015343</text:p>
          </table:table-cell>
          <table:table-cell office:value-type="float" office:value="0.334691292984657" calcext:value-type="float">
            <text:p>0.334691292984657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0" calcext:value-type="float">
            <text:p>0</text:p>
          </table:table-cell>
          <table:table-cell office:value-type="float" office:value="3330.32" calcext:value-type="float">
            <text:p>3330.32</text:p>
          </table:table-cell>
          <table:table-cell office:value-type="float" office:value="2579" calcext:value-type="float">
            <text:p>2579</text:p>
          </table:table-cell>
          <table:table-cell office:value-type="float" office:value="0.774400057652118" calcext:value-type="float">
            <text:p>0.774400057652118</text:p>
          </table:table-cell>
          <table:table-cell office:value-type="float" office:value="0.225599942347883" calcext:value-type="float">
            <text:p>0.225599942347883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1" calcext:value-type="float">
            <text:p>1</text:p>
          </table:table-cell>
          <table:table-cell office:value-type="float" office:value="3026.2" calcext:value-type="float">
            <text:p>3026.2</text:p>
          </table:table-cell>
          <table:table-cell office:value-type="float" office:value="3355" calcext:value-type="float">
            <text:p>3355</text:p>
          </table:table-cell>
          <table:table-cell office:value-type="float" office:value="1.10865111360783" calcext:value-type="float">
            <text:p>1.10865111360783</text:p>
          </table:table-cell>
          <table:table-cell office:value-type="float" office:value="0.108651113607825" calcext:value-type="float">
            <text:p>0.108651113607825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2" calcext:value-type="float">
            <text:p>2</text:p>
          </table:table-cell>
          <table:table-cell office:value-type="float" office:value="3241.01" calcext:value-type="float">
            <text:p>3241.01</text:p>
          </table:table-cell>
          <table:table-cell office:value-type="float" office:value="3370" calcext:value-type="float">
            <text:p>3370</text:p>
          </table:table-cell>
          <table:table-cell office:value-type="float" office:value="1.03979932181635" calcext:value-type="float">
            <text:p>1.03979932181635</text:p>
          </table:table-cell>
          <table:table-cell office:value-type="float" office:value="0.0397993218163473" calcext:value-type="float">
            <text:p>0.0397993218163473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3" calcext:value-type="float">
            <text:p>3</text:p>
          </table:table-cell>
          <table:table-cell office:value-type="float" office:value="3532.13" calcext:value-type="float">
            <text:p>3532.13</text:p>
          </table:table-cell>
          <table:table-cell office:value-type="float" office:value="3671" calcext:value-type="float">
            <text:p>3671</text:p>
          </table:table-cell>
          <table:table-cell office:value-type="float" office:value="1.03931621995793" calcext:value-type="float">
            <text:p>1.03931621995793</text:p>
          </table:table-cell>
          <table:table-cell office:value-type="float" office:value="0.0393162199579291" calcext:value-type="float">
            <text:p>0.0393162199579291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4" calcext:value-type="float">
            <text:p>4</text:p>
          </table:table-cell>
          <table:table-cell office:value-type="float" office:value="4269.95" calcext:value-type="float">
            <text:p>4269.95</text:p>
          </table:table-cell>
          <table:table-cell office:value-type="float" office:value="3914" calcext:value-type="float">
            <text:p>3914</text:p>
          </table:table-cell>
          <table:table-cell office:value-type="float" office:value="0.916638368130774" calcext:value-type="float">
            <text:p>0.916638368130774</text:p>
          </table:table-cell>
          <table:table-cell office:value-type="float" office:value="0.0833616318692256" calcext:value-type="float">
            <text:p>0.0833616318692256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5" calcext:value-type="float">
            <text:p>5</text:p>
          </table:table-cell>
          <table:table-cell office:value-type="float" office:value="5064.65" calcext:value-type="float">
            <text:p>5064.65</text:p>
          </table:table-cell>
          <table:table-cell office:value-type="float" office:value="5020" calcext:value-type="float">
            <text:p>5020</text:p>
          </table:table-cell>
          <table:table-cell office:value-type="float" office:value="0.991183990996416" calcext:value-type="float">
            <text:p>0.991183990996416</text:p>
          </table:table-cell>
          <table:table-cell office:value-type="float" office:value="0.00881600900358359" calcext:value-type="float">
            <text:p>0.00881600900358359</text:p>
          </table:table-cell>
        </table:table-row>
        <table:table-row table:style-name="ro1">
          <table:table-cell office:value-type="float" office:value="142673" calcext:value-type="float">
            <text:p>142673</text:p>
          </table:table-cell>
          <table:table-cell office:value-type="string" calcext:value-type="string">
            <text:p>1024 PG Mall</text:p>
          </table:table-cell>
          <table:table-cell office:value-type="float" office:value="6" calcext:value-type="float">
            <text:p>6</text:p>
          </table:table-cell>
          <table:table-cell office:value-type="float" office:value="4461.94" calcext:value-type="float">
            <text:p>4461.94</text:p>
          </table:table-cell>
          <table:table-cell office:value-type="float" office:value="4285" calcext:value-type="float">
            <text:p>4285</text:p>
          </table:table-cell>
          <table:table-cell office:value-type="float" office:value="0.960344603468447" calcext:value-type="float">
            <text:p>0.960344603468447</text:p>
          </table:table-cell>
          <table:table-cell office:value-type="float" office:value="0.0396553965315535" calcext:value-type="float">
            <text:p>0.0396553965315535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0" calcext:value-type="float">
            <text:p>0</text:p>
          </table:table-cell>
          <table:table-cell office:value-type="float" office:value="3334.66" calcext:value-type="float">
            <text:p>3334.66</text:p>
          </table:table-cell>
          <table:table-cell office:value-type="float" office:value="3654" calcext:value-type="float">
            <text:p>3654</text:p>
          </table:table-cell>
          <table:table-cell office:value-type="float" office:value="1.09576388597338" calcext:value-type="float">
            <text:p>1.09576388597338</text:p>
          </table:table-cell>
          <table:table-cell office:value-type="float" office:value="0.0957638859733827" calcext:value-type="float">
            <text:p>0.0957638859733827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1" calcext:value-type="float">
            <text:p>1</text:p>
          </table:table-cell>
          <table:table-cell office:value-type="float" office:value="2891.71" calcext:value-type="float">
            <text:p>2891.71</text:p>
          </table:table-cell>
          <table:table-cell office:value-type="float" office:value="3247" calcext:value-type="float">
            <text:p>3247</text:p>
          </table:table-cell>
          <table:table-cell office:value-type="float" office:value="1.12286501758475" calcext:value-type="float">
            <text:p>1.12286501758475</text:p>
          </table:table-cell>
          <table:table-cell office:value-type="float" office:value="0.122865017584751" calcext:value-type="float">
            <text:p>0.122865017584751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2" calcext:value-type="float">
            <text:p>2</text:p>
          </table:table-cell>
          <table:table-cell office:value-type="float" office:value="3217.94" calcext:value-type="float">
            <text:p>3217.94</text:p>
          </table:table-cell>
          <table:table-cell office:value-type="float" office:value="3312" calcext:value-type="float">
            <text:p>3312</text:p>
          </table:table-cell>
          <table:table-cell office:value-type="float" office:value="1.02922987998533" calcext:value-type="float">
            <text:p>1.02922987998533</text:p>
          </table:table-cell>
          <table:table-cell office:value-type="float" office:value="0.0292298799853321" calcext:value-type="float">
            <text:p>0.0292298799853321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3" calcext:value-type="float">
            <text:p>3</text:p>
          </table:table-cell>
          <table:table-cell office:value-type="float" office:value="2829.45" calcext:value-type="float">
            <text:p>2829.45</text:p>
          </table:table-cell>
          <table:table-cell office:value-type="float" office:value="3407" calcext:value-type="float">
            <text:p>3407</text:p>
          </table:table-cell>
          <table:table-cell office:value-type="float" office:value="1.20412094223259" calcext:value-type="float">
            <text:p>1.20412094223259</text:p>
          </table:table-cell>
          <table:table-cell office:value-type="float" office:value="0.204120942232589" calcext:value-type="float">
            <text:p>0.204120942232589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4" calcext:value-type="float">
            <text:p>4</text:p>
          </table:table-cell>
          <table:table-cell office:value-type="float" office:value="3500.17" calcext:value-type="float">
            <text:p>3500.17</text:p>
          </table:table-cell>
          <table:table-cell office:value-type="float" office:value="4257" calcext:value-type="float">
            <text:p>4257</text:p>
          </table:table-cell>
          <table:table-cell office:value-type="float" office:value="1.21622664042032" calcext:value-type="float">
            <text:p>1.21622664042032</text:p>
          </table:table-cell>
          <table:table-cell office:value-type="float" office:value="0.216226640420322" calcext:value-type="float">
            <text:p>0.216226640420322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5" calcext:value-type="float">
            <text:p>5</text:p>
          </table:table-cell>
          <table:table-cell office:value-type="float" office:value="4821.34" calcext:value-type="float">
            <text:p>4821.34</text:p>
          </table:table-cell>
          <table:table-cell office:value-type="float" office:value="5093" calcext:value-type="float">
            <text:p>5093</text:p>
          </table:table-cell>
          <table:table-cell office:value-type="float" office:value="1.0563453313809" calcext:value-type="float">
            <text:p>1.0563453313809</text:p>
          </table:table-cell>
          <table:table-cell office:value-type="float" office:value="0.0563453313809024" calcext:value-type="float">
            <text:p>0.0563453313809024</text:p>
          </table:table-cell>
        </table:table-row>
        <table:table-row table:style-name="ro1">
          <table:table-cell office:value-type="float" office:value="142674" calcext:value-type="float">
            <text:p>142674</text:p>
          </table:table-cell>
          <table:table-cell office:value-type="string" calcext:value-type="string">
            <text:p>1037 Jersey City</text:p>
          </table:table-cell>
          <table:table-cell office:value-type="float" office:value="6" calcext:value-type="float">
            <text:p>6</text:p>
          </table:table-cell>
          <table:table-cell office:value-type="float" office:value="3685.23" calcext:value-type="float">
            <text:p>3685.23</text:p>
          </table:table-cell>
          <table:table-cell office:value-type="float" office:value="4155" calcext:value-type="float">
            <text:p>4155</text:p>
          </table:table-cell>
          <table:table-cell office:value-type="float" office:value="1.12747372619891" calcext:value-type="float">
            <text:p>1.12747372619891</text:p>
          </table:table-cell>
          <table:table-cell office:value-type="float" office:value="0.127473726198908" calcext:value-type="float">
            <text:p>0.127473726198908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0" calcext:value-type="float">
            <text:p>0</text:p>
          </table:table-cell>
          <table:table-cell office:value-type="float" office:value="3586.45" calcext:value-type="float">
            <text:p>3586.45</text:p>
          </table:table-cell>
          <table:table-cell office:value-type="float" office:value="3222" calcext:value-type="float">
            <text:p>3222</text:p>
          </table:table-cell>
          <table:table-cell office:value-type="float" office:value="0.898381407798798" calcext:value-type="float">
            <text:p>0.898381407798798</text:p>
          </table:table-cell>
          <table:table-cell office:value-type="float" office:value="0.101618592201202" calcext:value-type="float">
            <text:p>0.101618592201202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1" calcext:value-type="float">
            <text:p>1</text:p>
          </table:table-cell>
          <table:table-cell office:value-type="float" office:value="2605.86" calcext:value-type="float">
            <text:p>2605.86</text:p>
          </table:table-cell>
          <table:table-cell office:value-type="float" office:value="2742" calcext:value-type="float">
            <text:p>2742</text:p>
          </table:table-cell>
          <table:table-cell office:value-type="float" office:value="1.05224378899864" calcext:value-type="float">
            <text:p>1.05224378899864</text:p>
          </table:table-cell>
          <table:table-cell office:value-type="float" office:value="0.0522437889986416" calcext:value-type="float">
            <text:p>0.0522437889986416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2" calcext:value-type="float">
            <text:p>2</text:p>
          </table:table-cell>
          <table:table-cell office:value-type="float" office:value="2685.3" calcext:value-type="float">
            <text:p>2685.3</text:p>
          </table:table-cell>
          <table:table-cell office:value-type="float" office:value="2943" calcext:value-type="float">
            <text:p>2943</text:p>
          </table:table-cell>
          <table:table-cell office:value-type="float" office:value="1.09596693106915" calcext:value-type="float">
            <text:p>1.09596693106915</text:p>
          </table:table-cell>
          <table:table-cell office:value-type="float" office:value="0.0959669310691542" calcext:value-type="float">
            <text:p>0.0959669310691542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3" calcext:value-type="float">
            <text:p>3</text:p>
          </table:table-cell>
          <table:table-cell office:value-type="float" office:value="3163.77" calcext:value-type="float">
            <text:p>3163.77</text:p>
          </table:table-cell>
          <table:table-cell office:value-type="float" office:value="3264" calcext:value-type="float">
            <text:p>3264</text:p>
          </table:table-cell>
          <table:table-cell office:value-type="float" office:value="1.03168055832124" calcext:value-type="float">
            <text:p>1.03168055832124</text:p>
          </table:table-cell>
          <table:table-cell office:value-type="float" office:value="0.0316805583212434" calcext:value-type="float">
            <text:p>0.0316805583212434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4" calcext:value-type="float">
            <text:p>4</text:p>
          </table:table-cell>
          <table:table-cell office:value-type="float" office:value="3008.41" calcext:value-type="float">
            <text:p>3008.41</text:p>
          </table:table-cell>
          <table:table-cell office:value-type="float" office:value="3615" calcext:value-type="float">
            <text:p>3615</text:p>
          </table:table-cell>
          <table:table-cell office:value-type="float" office:value="1.20163142656752" calcext:value-type="float">
            <text:p>1.20163142656752</text:p>
          </table:table-cell>
          <table:table-cell office:value-type="float" office:value="0.201631426567523" calcext:value-type="float">
            <text:p>0.201631426567523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5" calcext:value-type="float">
            <text:p>5</text:p>
          </table:table-cell>
          <table:table-cell office:value-type="float" office:value="5363.18" calcext:value-type="float">
            <text:p>5363.18</text:p>
          </table:table-cell>
          <table:table-cell office:value-type="float" office:value="4841" calcext:value-type="float">
            <text:p>4841</text:p>
          </table:table-cell>
          <table:table-cell office:value-type="float" office:value="0.902636122598906" calcext:value-type="float">
            <text:p>0.902636122598906</text:p>
          </table:table-cell>
          <table:table-cell office:value-type="float" office:value="0.0973638774010942" calcext:value-type="float">
            <text:p>0.0973638774010942</text:p>
          </table:table-cell>
        </table:table-row>
        <table:table-row table:style-name="ro1">
          <table:table-cell office:value-type="float" office:value="142675" calcext:value-type="float">
            <text:p>142675</text:p>
          </table:table-cell>
          <table:table-cell office:value-type="string" calcext:value-type="string">
            <text:p>1006 Germantown</text:p>
          </table:table-cell>
          <table:table-cell office:value-type="float" office:value="6" calcext:value-type="float">
            <text:p>6</text:p>
          </table:table-cell>
          <table:table-cell office:value-type="float" office:value="3815.85" calcext:value-type="float">
            <text:p>3815.85</text:p>
          </table:table-cell>
          <table:table-cell office:value-type="float" office:value="3594" calcext:value-type="float">
            <text:p>3594</text:p>
          </table:table-cell>
          <table:table-cell office:value-type="float" office:value="0.941860922206062" calcext:value-type="float">
            <text:p>0.941860922206062</text:p>
          </table:table-cell>
          <table:table-cell office:value-type="float" office:value="0.0581390777939385" calcext:value-type="float">
            <text:p>0.0581390777939385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0" calcext:value-type="float">
            <text:p>0</text:p>
          </table:table-cell>
          <table:table-cell office:value-type="float" office:value="2960.82" calcext:value-type="float">
            <text:p>2960.82</text:p>
          </table:table-cell>
          <table:table-cell office:value-type="float" office:value="2470" calcext:value-type="float">
            <text:p>2470</text:p>
          </table:table-cell>
          <table:table-cell office:value-type="float" office:value="0.83422835565823" calcext:value-type="float">
            <text:p>0.83422835565823</text:p>
          </table:table-cell>
          <table:table-cell office:value-type="float" office:value="0.16577164434177" calcext:value-type="float">
            <text:p>0.16577164434177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1" calcext:value-type="float">
            <text:p>1</text:p>
          </table:table-cell>
          <table:table-cell office:value-type="float" office:value="2270.8" calcext:value-type="float">
            <text:p>2270.8</text:p>
          </table:table-cell>
          <table:table-cell office:value-type="float" office:value="2367" calcext:value-type="float">
            <text:p>2367</text:p>
          </table:table-cell>
          <table:table-cell office:value-type="float" office:value="1.04236392460807" calcext:value-type="float">
            <text:p>1.04236392460807</text:p>
          </table:table-cell>
          <table:table-cell office:value-type="float" office:value="0.0423639246080676" calcext:value-type="float">
            <text:p>0.0423639246080676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2" calcext:value-type="float">
            <text:p>2</text:p>
          </table:table-cell>
          <table:table-cell office:value-type="float" office:value="3034.43" calcext:value-type="float">
            <text:p>3034.43</text:p>
          </table:table-cell>
          <table:table-cell office:value-type="float" office:value="2556" calcext:value-type="float">
            <text:p>2556</text:p>
          </table:table-cell>
          <table:table-cell office:value-type="float" office:value="0.842332826923014" calcext:value-type="float">
            <text:p>0.842332826923014</text:p>
          </table:table-cell>
          <table:table-cell office:value-type="float" office:value="0.157667173076986" calcext:value-type="float">
            <text:p>0.157667173076986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3" calcext:value-type="float">
            <text:p>3</text:p>
          </table:table-cell>
          <table:table-cell office:value-type="float" office:value="3125.36" calcext:value-type="float">
            <text:p>3125.36</text:p>
          </table:table-cell>
          <table:table-cell office:value-type="float" office:value="2843" calcext:value-type="float">
            <text:p>2843</text:p>
          </table:table-cell>
          <table:table-cell office:value-type="float" office:value="0.909655207720071" calcext:value-type="float">
            <text:p>0.909655207720071</text:p>
          </table:table-cell>
          <table:table-cell office:value-type="float" office:value="0.0903447922799294" calcext:value-type="float">
            <text:p>0.0903447922799294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4" calcext:value-type="float">
            <text:p>4</text:p>
          </table:table-cell>
          <table:table-cell office:value-type="float" office:value="2620.97" calcext:value-type="float">
            <text:p>2620.97</text:p>
          </table:table-cell>
          <table:table-cell office:value-type="float" office:value="2811" calcext:value-type="float">
            <text:p>2811</text:p>
          </table:table-cell>
          <table:table-cell office:value-type="float" office:value="1.07250369138144" calcext:value-type="float">
            <text:p>1.07250369138144</text:p>
          </table:table-cell>
          <table:table-cell office:value-type="float" office:value="0.0725036913814352" calcext:value-type="float">
            <text:p>0.0725036913814352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5" calcext:value-type="float">
            <text:p>5</text:p>
          </table:table-cell>
          <table:table-cell office:value-type="float" office:value="4617.82" calcext:value-type="float">
            <text:p>4617.82</text:p>
          </table:table-cell>
          <table:table-cell office:value-type="float" office:value="3537" calcext:value-type="float">
            <text:p>3537</text:p>
          </table:table-cell>
          <table:table-cell office:value-type="float" office:value="0.765945835913916" calcext:value-type="float">
            <text:p>0.765945835913916</text:p>
          </table:table-cell>
          <table:table-cell office:value-type="float" office:value="0.234054164086084" calcext:value-type="float">
            <text:p>0.234054164086084</text:p>
          </table:table-cell>
        </table:table-row>
        <table:table-row table:style-name="ro1">
          <table:table-cell office:value-type="float" office:value="142676" calcext:value-type="float">
            <text:p>142676</text:p>
          </table:table-cell>
          <table:table-cell office:value-type="string" calcext:value-type="string">
            <text:p>1053 Navy Yard</text:p>
          </table:table-cell>
          <table:table-cell office:value-type="float" office:value="6" calcext:value-type="float">
            <text:p>6</text:p>
          </table:table-cell>
          <table:table-cell office:value-type="float" office:value="4691.97" calcext:value-type="float">
            <text:p>4691.97</text:p>
          </table:table-cell>
          <table:table-cell office:value-type="float" office:value="3030" calcext:value-type="float">
            <text:p>3030</text:p>
          </table:table-cell>
          <table:table-cell office:value-type="float" office:value="0.645784180205756" calcext:value-type="float">
            <text:p>0.645784180205756</text:p>
          </table:table-cell>
          <table:table-cell office:value-type="float" office:value="0.354215819794244" calcext:value-type="float">
            <text:p>0.354215819794244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0" calcext:value-type="float">
            <text:p>0</text:p>
          </table:table-cell>
          <table:table-cell office:value-type="float" office:value="2588.56" calcext:value-type="float">
            <text:p>2588.56</text:p>
          </table:table-cell>
          <table:table-cell office:value-type="float" office:value="2045" calcext:value-type="float">
            <text:p>2045</text:p>
          </table:table-cell>
          <table:table-cell office:value-type="float" office:value="0.790014525450444" calcext:value-type="float">
            <text:p>0.790014525450444</text:p>
          </table:table-cell>
          <table:table-cell office:value-type="float" office:value="0.209985474549557" calcext:value-type="float">
            <text:p>0.209985474549557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1" calcext:value-type="float">
            <text:p>1</text:p>
          </table:table-cell>
          <table:table-cell office:value-type="float" office:value="1986.88" calcext:value-type="float">
            <text:p>1986.88</text:p>
          </table:table-cell>
          <table:table-cell office:value-type="float" office:value="2175" calcext:value-type="float">
            <text:p>2175</text:p>
          </table:table-cell>
          <table:table-cell office:value-type="float" office:value="1.09468110806893" calcext:value-type="float">
            <text:p>1.09468110806893</text:p>
          </table:table-cell>
          <table:table-cell office:value-type="float" office:value="0.094681108068932" calcext:value-type="float">
            <text:p>0.094681108068932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2" calcext:value-type="float">
            <text:p>2</text:p>
          </table:table-cell>
          <table:table-cell office:value-type="float" office:value="1745.56" calcext:value-type="float">
            <text:p>1745.56</text:p>
          </table:table-cell>
          <table:table-cell office:value-type="float" office:value="2347" calcext:value-type="float">
            <text:p>2347</text:p>
          </table:table-cell>
          <table:table-cell office:value-type="float" office:value="1.34455418318477" calcext:value-type="float">
            <text:p>1.34455418318477</text:p>
          </table:table-cell>
          <table:table-cell office:value-type="float" office:value="0.344554183184766" calcext:value-type="float">
            <text:p>0.344554183184766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3" calcext:value-type="float">
            <text:p>3</text:p>
          </table:table-cell>
          <table:table-cell office:value-type="float" office:value="2524.01" calcext:value-type="float">
            <text:p>2524.01</text:p>
          </table:table-cell>
          <table:table-cell office:value-type="float" office:value="2714" calcext:value-type="float">
            <text:p>2714</text:p>
          </table:table-cell>
          <table:table-cell office:value-type="float" office:value="1.07527307736499" calcext:value-type="float">
            <text:p>1.07527307736499</text:p>
          </table:table-cell>
          <table:table-cell office:value-type="float" office:value="0.0752730773649866" calcext:value-type="float">
            <text:p>0.0752730773649866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4" calcext:value-type="float">
            <text:p>4</text:p>
          </table:table-cell>
          <table:table-cell office:value-type="float" office:value="3155.87" calcext:value-type="float">
            <text:p>3155.87</text:p>
          </table:table-cell>
          <table:table-cell office:value-type="float" office:value="3014" calcext:value-type="float">
            <text:p>3014</text:p>
          </table:table-cell>
          <table:table-cell office:value-type="float" office:value="0.955045676786433" calcext:value-type="float">
            <text:p>0.955045676786433</text:p>
          </table:table-cell>
          <table:table-cell office:value-type="float" office:value="0.0449543232135671" calcext:value-type="float">
            <text:p>0.0449543232135671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5" calcext:value-type="float">
            <text:p>5</text:p>
          </table:table-cell>
          <table:table-cell office:value-type="float" office:value="4290.88" calcext:value-type="float">
            <text:p>4290.88</text:p>
          </table:table-cell>
          <table:table-cell office:value-type="float" office:value="4917" calcext:value-type="float">
            <text:p>4917</text:p>
          </table:table-cell>
          <table:table-cell office:value-type="float" office:value="1.14591878589007" calcext:value-type="float">
            <text:p>1.14591878589007</text:p>
          </table:table-cell>
          <table:table-cell office:value-type="float" office:value="0.145918785890074" calcext:value-type="float">
            <text:p>0.145918785890074</text:p>
          </table:table-cell>
        </table:table-row>
        <table:table-row table:style-name="ro1">
          <table:table-cell office:value-type="float" office:value="142677" calcext:value-type="float">
            <text:p>142677</text:p>
          </table:table-cell>
          <table:table-cell office:value-type="string" calcext:value-type="string">
            <text:p>1001 H Street</text:p>
          </table:table-cell>
          <table:table-cell office:value-type="float" office:value="6" calcext:value-type="float">
            <text:p>6</text:p>
          </table:table-cell>
          <table:table-cell office:value-type="float" office:value="3775.21" calcext:value-type="float">
            <text:p>3775.21</text:p>
          </table:table-cell>
          <table:table-cell office:value-type="float" office:value="4307" calcext:value-type="float">
            <text:p>4307</text:p>
          </table:table-cell>
          <table:table-cell office:value-type="float" office:value="1.14086368705317" calcext:value-type="float">
            <text:p>1.14086368705317</text:p>
          </table:table-cell>
          <table:table-cell office:value-type="float" office:value="0.140863687053171" calcext:value-type="float">
            <text:p>0.140863687053171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0" calcext:value-type="float">
            <text:p>0</text:p>
          </table:table-cell>
          <table:table-cell office:value-type="float" office:value="3789.38" calcext:value-type="float">
            <text:p>3789.38</text:p>
          </table:table-cell>
          <table:table-cell office:value-type="float" office:value="1724" calcext:value-type="float">
            <text:p>1724</text:p>
          </table:table-cell>
          <table:table-cell office:value-type="float" office:value="0.454955691960162" calcext:value-type="float">
            <text:p>0.454955691960162</text:p>
          </table:table-cell>
          <table:table-cell office:value-type="float" office:value="0.545044308039838" calcext:value-type="float">
            <text:p>0.545044308039838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1" calcext:value-type="float">
            <text:p>1</text:p>
          </table:table-cell>
          <table:table-cell office:value-type="float" office:value="2550.84" calcext:value-type="float">
            <text:p>2550.84</text:p>
          </table:table-cell>
          <table:table-cell office:value-type="float" office:value="1829" calcext:value-type="float">
            <text:p>1829</text:p>
          </table:table-cell>
          <table:table-cell office:value-type="float" office:value="0.717018707562999" calcext:value-type="float">
            <text:p>0.717018707562999</text:p>
          </table:table-cell>
          <table:table-cell office:value-type="float" office:value="0.282981292437001" calcext:value-type="float">
            <text:p>0.282981292437001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2" calcext:value-type="float">
            <text:p>2</text:p>
          </table:table-cell>
          <table:table-cell office:value-type="float" office:value="2639.34" calcext:value-type="float">
            <text:p>2639.34</text:p>
          </table:table-cell>
          <table:table-cell office:value-type="float" office:value="2182" calcext:value-type="float">
            <text:p>2182</text:p>
          </table:table-cell>
          <table:table-cell office:value-type="float" office:value="0.826721831973145" calcext:value-type="float">
            <text:p>0.826721831973145</text:p>
          </table:table-cell>
          <table:table-cell office:value-type="float" office:value="0.173278168026855" calcext:value-type="float">
            <text:p>0.173278168026855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3" calcext:value-type="float">
            <text:p>3</text:p>
          </table:table-cell>
          <table:table-cell office:value-type="float" office:value="3002.09" calcext:value-type="float">
            <text:p>3002.09</text:p>
          </table:table-cell>
          <table:table-cell office:value-type="float" office:value="2592" calcext:value-type="float">
            <text:p>2592</text:p>
          </table:table-cell>
          <table:table-cell office:value-type="float" office:value="0.863398499045665" calcext:value-type="float">
            <text:p>0.863398499045665</text:p>
          </table:table-cell>
          <table:table-cell office:value-type="float" office:value="0.136601500954335" calcext:value-type="float">
            <text:p>0.136601500954335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4" calcext:value-type="float">
            <text:p>4</text:p>
          </table:table-cell>
          <table:table-cell office:value-type="float" office:value="4066.92" calcext:value-type="float">
            <text:p>4066.92</text:p>
          </table:table-cell>
          <table:table-cell office:value-type="float" office:value="2720" calcext:value-type="float">
            <text:p>2720</text:p>
          </table:table-cell>
          <table:table-cell office:value-type="float" office:value="0.668810795393074" calcext:value-type="float">
            <text:p>0.668810795393074</text:p>
          </table:table-cell>
          <table:table-cell office:value-type="float" office:value="0.331189204606926" calcext:value-type="float">
            <text:p>0.331189204606926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5" calcext:value-type="float">
            <text:p>5</text:p>
          </table:table-cell>
          <table:table-cell office:value-type="float" office:value="5765.35" calcext:value-type="float">
            <text:p>5765.35</text:p>
          </table:table-cell>
          <table:table-cell office:value-type="float" office:value="4273" calcext:value-type="float">
            <text:p>4273</text:p>
          </table:table-cell>
          <table:table-cell office:value-type="float" office:value="0.741151881498955" calcext:value-type="float">
            <text:p>0.741151881498955</text:p>
          </table:table-cell>
          <table:table-cell office:value-type="float" office:value="0.258848118501045" calcext:value-type="float">
            <text:p>0.258848118501045</text:p>
          </table:table-cell>
        </table:table-row>
        <table:table-row table:style-name="ro1">
          <table:table-cell office:value-type="float" office:value="142678" calcext:value-type="float">
            <text:p>142678</text:p>
          </table:table-cell>
          <table:table-cell office:value-type="string" calcext:value-type="string">
            <text:p>1028 Reston</text:p>
          </table:table-cell>
          <table:table-cell office:value-type="float" office:value="6" calcext:value-type="float">
            <text:p>6</text:p>
          </table:table-cell>
          <table:table-cell office:value-type="float" office:value="3702.34" calcext:value-type="float">
            <text:p>3702.34</text:p>
          </table:table-cell>
          <table:table-cell office:value-type="float" office:value="3252" calcext:value-type="float">
            <text:p>3252</text:p>
          </table:table-cell>
          <table:table-cell office:value-type="float" office:value="0.878363413408817" calcext:value-type="float">
            <text:p>0.878363413408817</text:p>
          </table:table-cell>
          <table:table-cell office:value-type="float" office:value="0.121636586591183" calcext:value-type="float">
            <text:p>0.121636586591183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0" calcext:value-type="float">
            <text:p>0</text:p>
          </table:table-cell>
          <table:table-cell office:value-type="float" office:value="2391.3" calcext:value-type="float">
            <text:p>2391.3</text:p>
          </table:table-cell>
          <table:table-cell office:value-type="float" office:value="2823" calcext:value-type="float">
            <text:p>2823</text:p>
          </table:table-cell>
          <table:table-cell office:value-type="float" office:value="1.1805294191444" calcext:value-type="float">
            <text:p>1.1805294191444</text:p>
          </table:table-cell>
          <table:table-cell office:value-type="float" office:value="0.180529419144398" calcext:value-type="float">
            <text:p>0.180529419144398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1" calcext:value-type="float">
            <text:p>1</text:p>
          </table:table-cell>
          <table:table-cell office:value-type="float" office:value="3191.77" calcext:value-type="float">
            <text:p>3191.77</text:p>
          </table:table-cell>
          <table:table-cell office:value-type="float" office:value="2947" calcext:value-type="float">
            <text:p>2947</text:p>
          </table:table-cell>
          <table:table-cell office:value-type="float" office:value="0.923312143418855" calcext:value-type="float">
            <text:p>0.923312143418855</text:p>
          </table:table-cell>
          <table:table-cell office:value-type="float" office:value="0.0766878565811446" calcext:value-type="float">
            <text:p>0.0766878565811446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2" calcext:value-type="float">
            <text:p>2</text:p>
          </table:table-cell>
          <table:table-cell office:value-type="float" office:value="3195.7" calcext:value-type="float">
            <text:p>3195.7</text:p>
          </table:table-cell>
          <table:table-cell office:value-type="float" office:value="3169" calcext:value-type="float">
            <text:p>3169</text:p>
          </table:table-cell>
          <table:table-cell office:value-type="float" office:value="0.991645022999656" calcext:value-type="float">
            <text:p>0.991645022999656</text:p>
          </table:table-cell>
          <table:table-cell office:value-type="float" office:value="0.00835497700034416" calcext:value-type="float">
            <text:p>0.00835497700034416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3" calcext:value-type="float">
            <text:p>3</text:p>
          </table:table-cell>
          <table:table-cell office:value-type="float" office:value="2854.08" calcext:value-type="float">
            <text:p>2854.08</text:p>
          </table:table-cell>
          <table:table-cell office:value-type="float" office:value="3528" calcext:value-type="float">
            <text:p>3528</text:p>
          </table:table-cell>
          <table:table-cell office:value-type="float" office:value="1.23612512613522" calcext:value-type="float">
            <text:p>1.23612512613522</text:p>
          </table:table-cell>
          <table:table-cell office:value-type="float" office:value="0.236125126135217" calcext:value-type="float">
            <text:p>0.236125126135217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4" calcext:value-type="float">
            <text:p>4</text:p>
          </table:table-cell>
          <table:table-cell office:value-type="float" office:value="3829.43" calcext:value-type="float">
            <text:p>3829.43</text:p>
          </table:table-cell>
          <table:table-cell office:value-type="float" office:value="3967" calcext:value-type="float">
            <text:p>3967</text:p>
          </table:table-cell>
          <table:table-cell office:value-type="float" office:value="1.03592440650436" calcext:value-type="float">
            <text:p>1.03592440650436</text:p>
          </table:table-cell>
          <table:table-cell office:value-type="float" office:value="0.0359244065043622" calcext:value-type="float">
            <text:p>0.0359244065043622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5" calcext:value-type="float">
            <text:p>5</text:p>
          </table:table-cell>
          <table:table-cell office:value-type="float" office:value="4378" calcext:value-type="float">
            <text:p>4378</text:p>
          </table:table-cell>
          <table:table-cell office:value-type="float" office:value="4792" calcext:value-type="float">
            <text:p>4792</text:p>
          </table:table-cell>
          <table:table-cell office:value-type="float" office:value="1.09456372772956" calcext:value-type="float">
            <text:p>1.09456372772956</text:p>
          </table:table-cell>
          <table:table-cell office:value-type="float" office:value="0.0945637277295568" calcext:value-type="float">
            <text:p>0.0945637277295568</text:p>
          </table:table-cell>
        </table:table-row>
        <table:table-row table:style-name="ro1">
          <table:table-cell office:value-type="float" office:value="142679" calcext:value-type="float">
            <text:p>142679</text:p>
          </table:table-cell>
          <table:table-cell office:value-type="string" calcext:value-type="string">
            <text:p>1003 Brookland</text:p>
          </table:table-cell>
          <table:table-cell office:value-type="float" office:value="6" calcext:value-type="float">
            <text:p>6</text:p>
          </table:table-cell>
          <table:table-cell office:value-type="float" office:value="2898.75" calcext:value-type="float">
            <text:p>2898.75</text:p>
          </table:table-cell>
          <table:table-cell office:value-type="float" office:value="2867" calcext:value-type="float">
            <text:p>2867</text:p>
          </table:table-cell>
          <table:table-cell office:value-type="float" office:value="0.989047003018542" calcext:value-type="float">
            <text:p>0.989047003018542</text:p>
          </table:table-cell>
          <table:table-cell office:value-type="float" office:value="0.0109529969814576" calcext:value-type="float">
            <text:p>0.0109529969814576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0" calcext:value-type="float">
            <text:p>0</text:p>
          </table:table-cell>
          <table:table-cell office:value-type="float" office:value="2102.72" calcext:value-type="float">
            <text:p>2102.72</text:p>
          </table:table-cell>
          <table:table-cell office:value-type="float" office:value="2908" calcext:value-type="float">
            <text:p>2908</text:p>
          </table:table-cell>
          <table:table-cell office:value-type="float" office:value="1.38297062851925" calcext:value-type="float">
            <text:p>1.38297062851925</text:p>
          </table:table-cell>
          <table:table-cell office:value-type="float" office:value="0.382970628519251" calcext:value-type="float">
            <text:p>0.382970628519251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1" calcext:value-type="float">
            <text:p>1</text:p>
          </table:table-cell>
          <table:table-cell office:value-type="float" office:value="1824.71" calcext:value-type="float">
            <text:p>1824.71</text:p>
          </table:table-cell>
          <table:table-cell office:value-type="float" office:value="2002" calcext:value-type="float">
            <text:p>2002</text:p>
          </table:table-cell>
          <table:table-cell office:value-type="float" office:value="1.09716064470519" calcext:value-type="float">
            <text:p>1.09716064470519</text:p>
          </table:table-cell>
          <table:table-cell office:value-type="float" office:value="0.097160644705186" calcext:value-type="float">
            <text:p>0.097160644705186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2" calcext:value-type="float">
            <text:p>2</text:p>
          </table:table-cell>
          <table:table-cell office:value-type="float" office:value="2925.77" calcext:value-type="float">
            <text:p>2925.77</text:p>
          </table:table-cell>
          <table:table-cell office:value-type="float" office:value="2465" calcext:value-type="float">
            <text:p>2465</text:p>
          </table:table-cell>
          <table:table-cell office:value-type="float" office:value="0.842513252921453" calcext:value-type="float">
            <text:p>0.842513252921453</text:p>
          </table:table-cell>
          <table:table-cell office:value-type="float" office:value="0.157486747078547" calcext:value-type="float">
            <text:p>0.157486747078547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3" calcext:value-type="float">
            <text:p>3</text:p>
          </table:table-cell>
          <table:table-cell office:value-type="float" office:value="2507.21" calcext:value-type="float">
            <text:p>2507.21</text:p>
          </table:table-cell>
          <table:table-cell office:value-type="float" office:value="2519" calcext:value-type="float">
            <text:p>2519</text:p>
          </table:table-cell>
          <table:table-cell office:value-type="float" office:value="1.00470243816832" calcext:value-type="float">
            <text:p>1.00470243816832</text:p>
          </table:table-cell>
          <table:table-cell office:value-type="float" office:value="0.0047024381683225" calcext:value-type="float">
            <text:p>0.0047024381683225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4" calcext:value-type="float">
            <text:p>4</text:p>
          </table:table-cell>
          <table:table-cell office:value-type="float" office:value="3152.99" calcext:value-type="float">
            <text:p>3152.99</text:p>
          </table:table-cell>
          <table:table-cell office:value-type="float" office:value="2768" calcext:value-type="float">
            <text:p>2768</text:p>
          </table:table-cell>
          <table:table-cell office:value-type="float" office:value="0.877896853462904" calcext:value-type="float">
            <text:p>0.877896853462904</text:p>
          </table:table-cell>
          <table:table-cell office:value-type="float" office:value="0.122103146537096" calcext:value-type="float">
            <text:p>0.122103146537096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5" calcext:value-type="float">
            <text:p>5</text:p>
          </table:table-cell>
          <table:table-cell office:value-type="float" office:value="3121.76" calcext:value-type="float">
            <text:p>3121.76</text:p>
          </table:table-cell>
          <table:table-cell office:value-type="float" office:value="3993" calcext:value-type="float">
            <text:p>3993</text:p>
          </table:table-cell>
          <table:table-cell office:value-type="float" office:value="1.27908615652709" calcext:value-type="float">
            <text:p>1.27908615652709</text:p>
          </table:table-cell>
          <table:table-cell office:value-type="float" office:value="0.279086156527087" calcext:value-type="float">
            <text:p>0.279086156527087</text:p>
          </table:table-cell>
        </table:table-row>
        <table:table-row table:style-name="ro1">
          <table:table-cell office:value-type="float" office:value="142680" calcext:value-type="float">
            <text:p>142680</text:p>
          </table:table-cell>
          <table:table-cell office:value-type="string" calcext:value-type="string">
            <text:p>1042 Bradlee</text:p>
          </table:table-cell>
          <table:table-cell office:value-type="float" office:value="6" calcext:value-type="float">
            <text:p>6</text:p>
          </table:table-cell>
          <table:table-cell office:value-type="float" office:value="3127.82" calcext:value-type="float">
            <text:p>3127.82</text:p>
          </table:table-cell>
          <table:table-cell office:value-type="float" office:value="3088" calcext:value-type="float">
            <text:p>3088</text:p>
          </table:table-cell>
          <table:table-cell office:value-type="float" office:value="0.987269088374651" calcext:value-type="float">
            <text:p>0.987269088374651</text:p>
          </table:table-cell>
          <table:table-cell office:value-type="float" office:value="0.0127309116253493" calcext:value-type="float">
            <text:p>0.0127309116253493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0" calcext:value-type="float">
            <text:p>0</text:p>
          </table:table-cell>
          <table:table-cell office:value-type="float" office:value="2724.77" calcext:value-type="float">
            <text:p>2724.77</text:p>
          </table:table-cell>
          <table:table-cell office:value-type="float" office:value="2604" calcext:value-type="float">
            <text:p>2604</text:p>
          </table:table-cell>
          <table:table-cell office:value-type="float" office:value="0.955676992920503" calcext:value-type="float">
            <text:p>0.955676992920503</text:p>
          </table:table-cell>
          <table:table-cell office:value-type="float" office:value="0.0443230070794967" calcext:value-type="float">
            <text:p>0.0443230070794967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1" calcext:value-type="float">
            <text:p>1</text:p>
          </table:table-cell>
          <table:table-cell office:value-type="float" office:value="2074.63" calcext:value-type="float">
            <text:p>2074.63</text:p>
          </table:table-cell>
          <table:table-cell office:value-type="float" office:value="1692" calcext:value-type="float">
            <text:p>1692</text:p>
          </table:table-cell>
          <table:table-cell office:value-type="float" office:value="0.815567113171987" calcext:value-type="float">
            <text:p>0.815567113171987</text:p>
          </table:table-cell>
          <table:table-cell office:value-type="float" office:value="0.184432886828013" calcext:value-type="float">
            <text:p>0.184432886828013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2" calcext:value-type="float">
            <text:p>2</text:p>
          </table:table-cell>
          <table:table-cell office:value-type="float" office:value="1807.5" calcext:value-type="float">
            <text:p>1807.5</text:p>
          </table:table-cell>
          <table:table-cell office:value-type="float" office:value="1779" calcext:value-type="float">
            <text:p>1779</text:p>
          </table:table-cell>
          <table:table-cell office:value-type="float" office:value="0.984232365145228" calcext:value-type="float">
            <text:p>0.984232365145228</text:p>
          </table:table-cell>
          <table:table-cell office:value-type="float" office:value="0.0157676348547718" calcext:value-type="float">
            <text:p>0.0157676348547718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float" office:value="1954" calcext:value-type="float">
            <text:p>1954</text:p>
          </table:table-cell>
          <table:table-cell office:value-type="float" office:value="0.883363471971067" calcext:value-type="float">
            <text:p>0.883363471971067</text:p>
          </table:table-cell>
          <table:table-cell office:value-type="float" office:value="0.116636528028933" calcext:value-type="float">
            <text:p>0.116636528028933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4" calcext:value-type="float">
            <text:p>4</text:p>
          </table:table-cell>
          <table:table-cell office:value-type="float" office:value="2422.26" calcext:value-type="float">
            <text:p>2422.26</text:p>
          </table:table-cell>
          <table:table-cell office:value-type="float" office:value="2287" calcext:value-type="float">
            <text:p>2287</text:p>
          </table:table-cell>
          <table:table-cell office:value-type="float" office:value="0.944159586501862" calcext:value-type="float">
            <text:p>0.944159586501862</text:p>
          </table:table-cell>
          <table:table-cell office:value-type="float" office:value="0.0558404134981382" calcext:value-type="float">
            <text:p>0.0558404134981382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5" calcext:value-type="float">
            <text:p>5</text:p>
          </table:table-cell>
          <table:table-cell office:value-type="float" office:value="4018.17" calcext:value-type="float">
            <text:p>4018.17</text:p>
          </table:table-cell>
          <table:table-cell office:value-type="float" office:value="3268" calcext:value-type="float">
            <text:p>3268</text:p>
          </table:table-cell>
          <table:table-cell office:value-type="float" office:value="0.81330555949599" calcext:value-type="float">
            <text:p>0.81330555949599</text:p>
          </table:table-cell>
          <table:table-cell office:value-type="float" office:value="0.186694440504011" calcext:value-type="float">
            <text:p>0.186694440504011</text:p>
          </table:table-cell>
        </table:table-row>
        <table:table-row table:style-name="ro1">
          <table:table-cell office:value-type="float" office:value="142681" calcext:value-type="float">
            <text:p>142681</text:p>
          </table:table-cell>
          <table:table-cell office:value-type="string" calcext:value-type="string">
            <text:p>1020 Tysons</text:p>
          </table:table-cell>
          <table:table-cell office:value-type="float" office:value="6" calcext:value-type="float">
            <text:p>6</text:p>
          </table:table-cell>
          <table:table-cell office:value-type="float" office:value="4226.87" calcext:value-type="float">
            <text:p>4226.87</text:p>
          </table:table-cell>
          <table:table-cell office:value-type="float" office:value="3938" calcext:value-type="float">
            <text:p>3938</text:p>
          </table:table-cell>
          <table:table-cell office:value-type="float" office:value="0.931658650490789" calcext:value-type="float">
            <text:p>0.931658650490789</text:p>
          </table:table-cell>
          <table:table-cell office:value-type="float" office:value="0.0683413495092113" calcext:value-type="float">
            <text:p>0.0683413495092113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0" calcext:value-type="float">
            <text:p>0</text:p>
          </table:table-cell>
          <table:table-cell office:value-type="float" office:value="2428.19" calcext:value-type="float">
            <text:p>2428.19</text:p>
          </table:table-cell>
          <table:table-cell office:value-type="float" office:value="2846" calcext:value-type="float">
            <text:p>2846</text:p>
          </table:table-cell>
          <table:table-cell office:value-type="float" office:value="1.17206643631676" calcext:value-type="float">
            <text:p>1.17206643631676</text:p>
          </table:table-cell>
          <table:table-cell office:value-type="float" office:value="0.172066436316763" calcext:value-type="float">
            <text:p>0.172066436316763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1" calcext:value-type="float">
            <text:p>1</text:p>
          </table:table-cell>
          <table:table-cell office:value-type="float" office:value="2266.56" calcext:value-type="float">
            <text:p>2266.56</text:p>
          </table:table-cell>
          <table:table-cell office:value-type="float" office:value="2227" calcext:value-type="float">
            <text:p>2227</text:p>
          </table:table-cell>
          <table:table-cell office:value-type="float" office:value="0.982546237469999" calcext:value-type="float">
            <text:p>0.982546237469999</text:p>
          </table:table-cell>
          <table:table-cell office:value-type="float" office:value="0.0174537625300014" calcext:value-type="float">
            <text:p>0.0174537625300014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2" calcext:value-type="float">
            <text:p>2</text:p>
          </table:table-cell>
          <table:table-cell office:value-type="float" office:value="2359.7" calcext:value-type="float">
            <text:p>2359.7</text:p>
          </table:table-cell>
          <table:table-cell office:value-type="float" office:value="2707" calcext:value-type="float">
            <text:p>2707</text:p>
          </table:table-cell>
          <table:table-cell office:value-type="float" office:value="1.14717972623639" calcext:value-type="float">
            <text:p>1.14717972623639</text:p>
          </table:table-cell>
          <table:table-cell office:value-type="float" office:value="0.147179726236386" calcext:value-type="float">
            <text:p>0.147179726236386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3" calcext:value-type="float">
            <text:p>3</text:p>
          </table:table-cell>
          <table:table-cell office:value-type="float" office:value="2365.81" calcext:value-type="float">
            <text:p>2365.81</text:p>
          </table:table-cell>
          <table:table-cell office:value-type="float" office:value="2966" calcext:value-type="float">
            <text:p>2966</text:p>
          </table:table-cell>
          <table:table-cell office:value-type="float" office:value="1.25369323825666" calcext:value-type="float">
            <text:p>1.25369323825666</text:p>
          </table:table-cell>
          <table:table-cell office:value-type="float" office:value="0.253693238256665" calcext:value-type="float">
            <text:p>0.253693238256665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4" calcext:value-type="float">
            <text:p>4</text:p>
          </table:table-cell>
          <table:table-cell office:value-type="float" office:value="3553.06" calcext:value-type="float">
            <text:p>3553.06</text:p>
          </table:table-cell>
          <table:table-cell office:value-type="float" office:value="3481" calcext:value-type="float">
            <text:p>3481</text:p>
          </table:table-cell>
          <table:table-cell office:value-type="float" office:value="0.979718890196056" calcext:value-type="float">
            <text:p>0.979718890196056</text:p>
          </table:table-cell>
          <table:table-cell office:value-type="float" office:value="0.0202811098039436" calcext:value-type="float">
            <text:p>0.0202811098039436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5" calcext:value-type="float">
            <text:p>5</text:p>
          </table:table-cell>
          <table:table-cell office:value-type="float" office:value="5057.31" calcext:value-type="float">
            <text:p>5057.31</text:p>
          </table:table-cell>
          <table:table-cell office:value-type="float" office:value="4282" calcext:value-type="float">
            <text:p>4282</text:p>
          </table:table-cell>
          <table:table-cell office:value-type="float" office:value="0.846695179848576" calcext:value-type="float">
            <text:p>0.846695179848576</text:p>
          </table:table-cell>
          <table:table-cell office:value-type="float" office:value="0.153304820151424" calcext:value-type="float">
            <text:p>0.153304820151424</text:p>
          </table:table-cell>
        </table:table-row>
        <table:table-row table:style-name="ro1">
          <table:table-cell office:value-type="float" office:value="142682" calcext:value-type="float">
            <text:p>142682</text:p>
          </table:table-cell>
          <table:table-cell office:value-type="string" calcext:value-type="string">
            <text:p>1011 Barracks Row</text:p>
          </table:table-cell>
          <table:table-cell office:value-type="float" office:value="6" calcext:value-type="float">
            <text:p>6</text:p>
          </table:table-cell>
          <table:table-cell office:value-type="float" office:value="3595.56" calcext:value-type="float">
            <text:p>3595.56</text:p>
          </table:table-cell>
          <table:table-cell office:value-type="float" office:value="3891" calcext:value-type="float">
            <text:p>3891</text:p>
          </table:table-cell>
          <table:table-cell office:value-type="float" office:value="1.08216800720889" calcext:value-type="float">
            <text:p>1.08216800720889</text:p>
          </table:table-cell>
          <table:table-cell office:value-type="float" office:value="0.0821680072088911" calcext:value-type="float">
            <text:p>0.0821680072088911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0" calcext:value-type="float">
            <text:p>0</text:p>
          </table:table-cell>
          <table:table-cell office:value-type="float" office:value="3263.06" calcext:value-type="float">
            <text:p>3263.06</text:p>
          </table:table-cell>
          <table:table-cell office:value-type="float" office:value="3241" calcext:value-type="float">
            <text:p>3241</text:p>
          </table:table-cell>
          <table:table-cell office:value-type="float" office:value="0.993239474603593" calcext:value-type="float">
            <text:p>0.993239474603593</text:p>
          </table:table-cell>
          <table:table-cell office:value-type="float" office:value="0.00676052539640704" calcext:value-type="float">
            <text:p>0.00676052539640704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1" calcext:value-type="float">
            <text:p>1</text:p>
          </table:table-cell>
          <table:table-cell office:value-type="float" office:value="2660.53" calcext:value-type="float">
            <text:p>2660.53</text:p>
          </table:table-cell>
          <table:table-cell office:value-type="float" office:value="2826" calcext:value-type="float">
            <text:p>2826</text:p>
          </table:table-cell>
          <table:table-cell office:value-type="float" office:value="1.06219437480502" calcext:value-type="float">
            <text:p>1.06219437480502</text:p>
          </table:table-cell>
          <table:table-cell office:value-type="float" office:value="0.06219437480502" calcext:value-type="float">
            <text:p>0.06219437480502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2" calcext:value-type="float">
            <text:p>2</text:p>
          </table:table-cell>
          <table:table-cell office:value-type="float" office:value="2436.18" calcext:value-type="float">
            <text:p>2436.18</text:p>
          </table:table-cell>
          <table:table-cell office:value-type="float" office:value="2870" calcext:value-type="float">
            <text:p>2870</text:p>
          </table:table-cell>
          <table:table-cell office:value-type="float" office:value="1.1780738697469" calcext:value-type="float">
            <text:p>1.1780738697469</text:p>
          </table:table-cell>
          <table:table-cell office:value-type="float" office:value="0.178073869746899" calcext:value-type="float">
            <text:p>0.178073869746899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3" calcext:value-type="float">
            <text:p>3</text:p>
          </table:table-cell>
          <table:table-cell office:value-type="float" office:value="2710.11" calcext:value-type="float">
            <text:p>2710.11</text:p>
          </table:table-cell>
          <table:table-cell office:value-type="float" office:value="2952" calcext:value-type="float">
            <text:p>2952</text:p>
          </table:table-cell>
          <table:table-cell office:value-type="float" office:value="1.08925467969935" calcext:value-type="float">
            <text:p>1.08925467969935</text:p>
          </table:table-cell>
          <table:table-cell office:value-type="float" office:value="0.0892546796993479" calcext:value-type="float">
            <text:p>0.0892546796993479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4" calcext:value-type="float">
            <text:p>4</text:p>
          </table:table-cell>
          <table:table-cell office:value-type="float" office:value="2710.6" calcext:value-type="float">
            <text:p>2710.6</text:p>
          </table:table-cell>
          <table:table-cell office:value-type="float" office:value="3151" calcext:value-type="float">
            <text:p>3151</text:p>
          </table:table-cell>
          <table:table-cell office:value-type="float" office:value="1.16247325315428" calcext:value-type="float">
            <text:p>1.16247325315428</text:p>
          </table:table-cell>
          <table:table-cell office:value-type="float" office:value="0.162473253154283" calcext:value-type="float">
            <text:p>0.162473253154283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5" calcext:value-type="float">
            <text:p>5</text:p>
          </table:table-cell>
          <table:table-cell office:value-type="float" office:value="3279.38" calcext:value-type="float">
            <text:p>3279.38</text:p>
          </table:table-cell>
          <table:table-cell office:value-type="float" office:value="4181" calcext:value-type="float">
            <text:p>4181</text:p>
          </table:table-cell>
          <table:table-cell office:value-type="float" office:value="1.27493611597314" calcext:value-type="float">
            <text:p>1.27493611597314</text:p>
          </table:table-cell>
          <table:table-cell office:value-type="float" office:value="0.274936115973141" calcext:value-type="float">
            <text:p>0.274936115973141</text:p>
          </table:table-cell>
        </table:table-row>
        <table:table-row table:style-name="ro1">
          <table:table-cell office:value-type="float" office:value="142683" calcext:value-type="float">
            <text:p>142683</text:p>
          </table:table-cell>
          <table:table-cell office:value-type="string" calcext:value-type="string">
            <text:p>1026 UPenn</text:p>
          </table:table-cell>
          <table:table-cell office:value-type="float" office:value="6" calcext:value-type="float">
            <text:p>6</text:p>
          </table:table-cell>
          <table:table-cell office:value-type="float" office:value="2167.52" calcext:value-type="float">
            <text:p>2167.52</text:p>
          </table:table-cell>
          <table:table-cell office:value-type="float" office:value="4032" calcext:value-type="float">
            <text:p>4032</text:p>
          </table:table-cell>
          <table:table-cell office:value-type="float" office:value="1.86019044806968" calcext:value-type="float">
            <text:p>1.86019044806968</text:p>
          </table:table-cell>
          <table:table-cell office:value-type="float" office:value="0.860190448069683" calcext:value-type="float">
            <text:p>0.860190448069683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0" calcext:value-type="float">
            <text:p>0</text:p>
          </table:table-cell>
          <table:table-cell office:value-type="float" office:value="3870.58" calcext:value-type="float">
            <text:p>3870.58</text:p>
          </table:table-cell>
          <table:table-cell office:value-type="float" office:value="2977" calcext:value-type="float">
            <text:p>2977</text:p>
          </table:table-cell>
          <table:table-cell office:value-type="float" office:value="0.769135375060069" calcext:value-type="float">
            <text:p>0.769135375060069</text:p>
          </table:table-cell>
          <table:table-cell office:value-type="float" office:value="0.230864624939931" calcext:value-type="float">
            <text:p>0.230864624939931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1" calcext:value-type="float">
            <text:p>1</text:p>
          </table:table-cell>
          <table:table-cell office:value-type="float" office:value="2570.89" calcext:value-type="float">
            <text:p>2570.89</text:p>
          </table:table-cell>
          <table:table-cell office:value-type="float" office:value="2673" calcext:value-type="float">
            <text:p>2673</text:p>
          </table:table-cell>
          <table:table-cell office:value-type="float" office:value="1.03971776310927" calcext:value-type="float">
            <text:p>1.03971776310927</text:p>
          </table:table-cell>
          <table:table-cell office:value-type="float" office:value="0.0397177631092736" calcext:value-type="float">
            <text:p>0.0397177631092736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2" calcext:value-type="float">
            <text:p>2</text:p>
          </table:table-cell>
          <table:table-cell office:value-type="float" office:value="2676.63" calcext:value-type="float">
            <text:p>2676.63</text:p>
          </table:table-cell>
          <table:table-cell office:value-type="float" office:value="2712" calcext:value-type="float">
            <text:p>2712</text:p>
          </table:table-cell>
          <table:table-cell office:value-type="float" office:value="1.01321437778102" calcext:value-type="float">
            <text:p>1.01321437778102</text:p>
          </table:table-cell>
          <table:table-cell office:value-type="float" office:value="0.0132143777810156" calcext:value-type="float">
            <text:p>0.0132143777810156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3" calcext:value-type="float">
            <text:p>3</text:p>
          </table:table-cell>
          <table:table-cell office:value-type="float" office:value="2579.26" calcext:value-type="float">
            <text:p>2579.26</text:p>
          </table:table-cell>
          <table:table-cell office:value-type="float" office:value="3115" calcext:value-type="float">
            <text:p>3115</text:p>
          </table:table-cell>
          <table:table-cell office:value-type="float" office:value="1.20771073873902" calcext:value-type="float">
            <text:p>1.20771073873902</text:p>
          </table:table-cell>
          <table:table-cell office:value-type="float" office:value="0.207710738739018" calcext:value-type="float">
            <text:p>0.207710738739018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4" calcext:value-type="float">
            <text:p>4</text:p>
          </table:table-cell>
          <table:table-cell office:value-type="float" office:value="3036.45" calcext:value-type="float">
            <text:p>3036.45</text:p>
          </table:table-cell>
          <table:table-cell office:value-type="float" office:value="3254" calcext:value-type="float">
            <text:p>3254</text:p>
          </table:table-cell>
          <table:table-cell office:value-type="float" office:value="1.07164616575277" calcext:value-type="float">
            <text:p>1.07164616575277</text:p>
          </table:table-cell>
          <table:table-cell office:value-type="float" office:value="0.0716461657527705" calcext:value-type="float">
            <text:p>0.0716461657527705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5" calcext:value-type="float">
            <text:p>5</text:p>
          </table:table-cell>
          <table:table-cell office:value-type="float" office:value="4075.18" calcext:value-type="float">
            <text:p>4075.18</text:p>
          </table:table-cell>
          <table:table-cell office:value-type="float" office:value="4273" calcext:value-type="float">
            <text:p>4273</text:p>
          </table:table-cell>
          <table:table-cell office:value-type="float" office:value="1.04854264106125" calcext:value-type="float">
            <text:p>1.04854264106125</text:p>
          </table:table-cell>
          <table:table-cell office:value-type="float" office:value="0.0485426410612537" calcext:value-type="float">
            <text:p>0.0485426410612537</text:p>
          </table:table-cell>
        </table:table-row>
        <table:table-row table:style-name="ro1">
          <table:table-cell office:value-type="float" office:value="142684" calcext:value-type="float">
            <text:p>142684</text:p>
          </table:table-cell>
          <table:table-cell office:value-type="string" calcext:value-type="string">
            <text:p>1008 Pike + Rose</text:p>
          </table:table-cell>
          <table:table-cell office:value-type="float" office:value="6" calcext:value-type="float">
            <text:p>6</text:p>
          </table:table-cell>
          <table:table-cell office:value-type="float" office:value="3585.24" calcext:value-type="float">
            <text:p>3585.24</text:p>
          </table:table-cell>
          <table:table-cell office:value-type="float" office:value="4043" calcext:value-type="float">
            <text:p>4043</text:p>
          </table:table-cell>
          <table:table-cell office:value-type="float" office:value="1.12767903961799" calcext:value-type="float">
            <text:p>1.12767903961799</text:p>
          </table:table-cell>
          <table:table-cell office:value-type="float" office:value="0.127679039617989" calcext:value-type="float">
            <text:p>0.127679039617989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0" calcext:value-type="float">
            <text:p>0</text:p>
          </table:table-cell>
          <table:table-cell office:value-type="float" office:value="3558.71" calcext:value-type="float">
            <text:p>3558.71</text:p>
          </table:table-cell>
          <table:table-cell office:value-type="float" office:value="2894" calcext:value-type="float">
            <text:p>2894</text:p>
          </table:table-cell>
          <table:table-cell office:value-type="float" office:value="0.813216024907902" calcext:value-type="float">
            <text:p>0.813216024907902</text:p>
          </table:table-cell>
          <table:table-cell office:value-type="float" office:value="0.186783975092098" calcext:value-type="float">
            <text:p>0.186783975092098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1" calcext:value-type="float">
            <text:p>1</text:p>
          </table:table-cell>
          <table:table-cell office:value-type="float" office:value="2593.43" calcext:value-type="float">
            <text:p>2593.43</text:p>
          </table:table-cell>
          <table:table-cell office:value-type="float" office:value="2730" calcext:value-type="float">
            <text:p>2730</text:p>
          </table:table-cell>
          <table:table-cell office:value-type="float" office:value="1.05265999082296" calcext:value-type="float">
            <text:p>1.05265999082296</text:p>
          </table:table-cell>
          <table:table-cell office:value-type="float" office:value="0.0526599908229644" calcext:value-type="float">
            <text:p>0.0526599908229644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2" calcext:value-type="float">
            <text:p>2</text:p>
          </table:table-cell>
          <table:table-cell office:value-type="float" office:value="3338.04" calcext:value-type="float">
            <text:p>3338.04</text:p>
          </table:table-cell>
          <table:table-cell office:value-type="float" office:value="2663" calcext:value-type="float">
            <text:p>2663</text:p>
          </table:table-cell>
          <table:table-cell office:value-type="float" office:value="0.797773543756216" calcext:value-type="float">
            <text:p>0.797773543756216</text:p>
          </table:table-cell>
          <table:table-cell office:value-type="float" office:value="0.202226456243784" calcext:value-type="float">
            <text:p>0.202226456243784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3" calcext:value-type="float">
            <text:p>3</text:p>
          </table:table-cell>
          <table:table-cell office:value-type="float" office:value="3006.34" calcext:value-type="float">
            <text:p>3006.34</text:p>
          </table:table-cell>
          <table:table-cell office:value-type="float" office:value="2992" calcext:value-type="float">
            <text:p>2992</text:p>
          </table:table-cell>
          <table:table-cell office:value-type="float" office:value="0.995230080430025" calcext:value-type="float">
            <text:p>0.995230080430025</text:p>
          </table:table-cell>
          <table:table-cell office:value-type="float" office:value="0.00476991956997552" calcext:value-type="float">
            <text:p>0.00476991956997552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4" calcext:value-type="float">
            <text:p>4</text:p>
          </table:table-cell>
          <table:table-cell office:value-type="float" office:value="3241.01" calcext:value-type="float">
            <text:p>3241.01</text:p>
          </table:table-cell>
          <table:table-cell office:value-type="float" office:value="3161" calcext:value-type="float">
            <text:p>3161</text:p>
          </table:table-cell>
          <table:table-cell office:value-type="float" office:value="0.975313251116164" calcext:value-type="float">
            <text:p>0.975313251116164</text:p>
          </table:table-cell>
          <table:table-cell office:value-type="float" office:value="0.0246867488838357" calcext:value-type="float">
            <text:p>0.0246867488838357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5" calcext:value-type="float">
            <text:p>5</text:p>
          </table:table-cell>
          <table:table-cell office:value-type="float" office:value="4359.32" calcext:value-type="float">
            <text:p>4359.32</text:p>
          </table:table-cell>
          <table:table-cell office:value-type="float" office:value="4273" calcext:value-type="float">
            <text:p>4273</text:p>
          </table:table-cell>
          <table:table-cell office:value-type="float" office:value="0.980198746593506" calcext:value-type="float">
            <text:p>0.980198746593506</text:p>
          </table:table-cell>
          <table:table-cell office:value-type="float" office:value="0.0198012534064945" calcext:value-type="float">
            <text:p>0.0198012534064945</text:p>
          </table:table-cell>
        </table:table-row>
        <table:table-row table:style-name="ro1">
          <table:table-cell office:value-type="float" office:value="142685" calcext:value-type="float">
            <text:p>142685</text:p>
          </table:table-cell>
          <table:table-cell office:value-type="string" calcext:value-type="string">
            <text:p>1040 Charles Village</text:p>
          </table:table-cell>
          <table:table-cell office:value-type="float" office:value="6" calcext:value-type="float">
            <text:p>6</text:p>
          </table:table-cell>
          <table:table-cell office:value-type="float" office:value="4181.06" calcext:value-type="float">
            <text:p>4181.06</text:p>
          </table:table-cell>
          <table:table-cell office:value-type="float" office:value="3173" calcext:value-type="float">
            <text:p>3173</text:p>
          </table:table-cell>
          <table:table-cell office:value-type="float" office:value="0.758898461155783" calcext:value-type="float">
            <text:p>0.758898461155783</text:p>
          </table:table-cell>
          <table:table-cell office:value-type="float" office:value="0.241101538844217" calcext:value-type="float">
            <text:p>0.241101538844217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0" calcext:value-type="float">
            <text:p>0</text:p>
          </table:table-cell>
          <table:table-cell office:value-type="float" office:value="1773.91" calcext:value-type="float">
            <text:p>1773.91</text:p>
          </table:table-cell>
          <table:table-cell office:value-type="float" office:value="2668" calcext:value-type="float">
            <text:p>2668</text:p>
          </table:table-cell>
          <table:table-cell office:value-type="float" office:value="1.50402218827336" calcext:value-type="float">
            <text:p>1.50402218827336</text:p>
          </table:table-cell>
          <table:table-cell office:value-type="float" office:value="0.504022188273362" calcext:value-type="float">
            <text:p>0.504022188273362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1" calcext:value-type="float">
            <text:p>1</text:p>
          </table:table-cell>
          <table:table-cell office:value-type="float" office:value="1471.32" calcext:value-type="float">
            <text:p>1471.32</text:p>
          </table:table-cell>
          <table:table-cell office:value-type="float" office:value="2315" calcext:value-type="float">
            <text:p>2315</text:p>
          </table:table-cell>
          <table:table-cell office:value-type="float" office:value="1.57341706766713" calcext:value-type="float">
            <text:p>1.57341706766713</text:p>
          </table:table-cell>
          <table:table-cell office:value-type="float" office:value="0.573417067667129" calcext:value-type="float">
            <text:p>0.573417067667129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2" calcext:value-type="float">
            <text:p>2</text:p>
          </table:table-cell>
          <table:table-cell office:value-type="float" office:value="2099.72" calcext:value-type="float">
            <text:p>2099.72</text:p>
          </table:table-cell>
          <table:table-cell office:value-type="float" office:value="2351" calcext:value-type="float">
            <text:p>2351</text:p>
          </table:table-cell>
          <table:table-cell office:value-type="float" office:value="1.11967309927038" calcext:value-type="float">
            <text:p>1.11967309927038</text:p>
          </table:table-cell>
          <table:table-cell office:value-type="float" office:value="0.119673099270379" calcext:value-type="float">
            <text:p>0.119673099270379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3" calcext:value-type="float">
            <text:p>3</text:p>
          </table:table-cell>
          <table:table-cell office:value-type="float" office:value="1813.95" calcext:value-type="float">
            <text:p>1813.95</text:p>
          </table:table-cell>
          <table:table-cell office:value-type="float" office:value="2650" calcext:value-type="float">
            <text:p>2650</text:p>
          </table:table-cell>
          <table:table-cell office:value-type="float" office:value="1.46090024532098" calcext:value-type="float">
            <text:p>1.46090024532098</text:p>
          </table:table-cell>
          <table:table-cell office:value-type="float" office:value="0.460900245320985" calcext:value-type="float">
            <text:p>0.460900245320985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4" calcext:value-type="float">
            <text:p>4</text:p>
          </table:table-cell>
          <table:table-cell office:value-type="float" office:value="2035.59" calcext:value-type="float">
            <text:p>2035.59</text:p>
          </table:table-cell>
          <table:table-cell office:value-type="float" office:value="2657" calcext:value-type="float">
            <text:p>2657</text:p>
          </table:table-cell>
          <table:table-cell office:value-type="float" office:value="1.30527267278774" calcext:value-type="float">
            <text:p>1.30527267278774</text:p>
          </table:table-cell>
          <table:table-cell office:value-type="float" office:value="0.305272672787742" calcext:value-type="float">
            <text:p>0.305272672787742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5" calcext:value-type="float">
            <text:p>5</text:p>
          </table:table-cell>
          <table:table-cell office:value-type="float" office:value="2570.15" calcext:value-type="float">
            <text:p>2570.15</text:p>
          </table:table-cell>
          <table:table-cell office:value-type="float" office:value="3438" calcext:value-type="float">
            <text:p>3438</text:p>
          </table:table-cell>
          <table:table-cell office:value-type="float" office:value="1.33766511682198" calcext:value-type="float">
            <text:p>1.33766511682198</text:p>
          </table:table-cell>
          <table:table-cell office:value-type="float" office:value="0.337665116821975" calcext:value-type="float">
            <text:p>0.337665116821975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  <table:table-cell office:value-type="string" calcext:value-type="string">
            <text:p>1041 VCU</text:p>
          </table:table-cell>
          <table:table-cell office:value-type="float" office:value="6" calcext:value-type="float">
            <text:p>6</text:p>
          </table:table-cell>
          <table:table-cell office:value-type="float" office:value="2673.33" calcext:value-type="float">
            <text:p>2673.33</text:p>
          </table:table-cell>
          <table:table-cell office:value-type="float" office:value="2281" calcext:value-type="float">
            <text:p>2281</text:p>
          </table:table-cell>
          <table:table-cell office:value-type="float" office:value="0.85324295915581" calcext:value-type="float">
            <text:p>0.85324295915581</text:p>
          </table:table-cell>
          <table:table-cell office:value-type="float" office:value="0.146757040844191" calcext:value-type="float">
            <text:p>0.146757040844191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0" calcext:value-type="float">
            <text:p>0</text:p>
          </table:table-cell>
          <table:table-cell office:value-type="float" office:value="2576.7" calcext:value-type="float">
            <text:p>2576.7</text:p>
          </table:table-cell>
          <table:table-cell office:value-type="float" office:value="1800" calcext:value-type="float">
            <text:p>1800</text:p>
          </table:table-cell>
          <table:table-cell office:value-type="float" office:value="0.69856793573175" calcext:value-type="float">
            <text:p>0.69856793573175</text:p>
          </table:table-cell>
          <table:table-cell office:value-type="float" office:value="0.30143206426825" calcext:value-type="float">
            <text:p>0.30143206426825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1" calcext:value-type="float">
            <text:p>1</text:p>
          </table:table-cell>
          <table:table-cell office:value-type="float" office:value="1894.81" calcext:value-type="float">
            <text:p>1894.81</text:p>
          </table:table-cell>
          <table:table-cell office:value-type="float" office:value="2102" calcext:value-type="float">
            <text:p>2102</text:p>
          </table:table-cell>
          <table:table-cell office:value-type="float" office:value="1.10934605580507" calcext:value-type="float">
            <text:p>1.10934605580507</text:p>
          </table:table-cell>
          <table:table-cell office:value-type="float" office:value="0.109346055805068" calcext:value-type="float">
            <text:p>0.109346055805068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2" calcext:value-type="float">
            <text:p>2</text:p>
          </table:table-cell>
          <table:table-cell office:value-type="float" office:value="2265.4" calcext:value-type="float">
            <text:p>2265.4</text:p>
          </table:table-cell>
          <table:table-cell office:value-type="float" office:value="2411" calcext:value-type="float">
            <text:p>2411</text:p>
          </table:table-cell>
          <table:table-cell office:value-type="float" office:value="1.06427121038227" calcext:value-type="float">
            <text:p>1.06427121038227</text:p>
          </table:table-cell>
          <table:table-cell office:value-type="float" office:value="0.0642712103822725" calcext:value-type="float">
            <text:p>0.0642712103822725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3" calcext:value-type="float">
            <text:p>3</text:p>
          </table:table-cell>
          <table:table-cell office:value-type="float" office:value="2450.65" calcext:value-type="float">
            <text:p>2450.65</text:p>
          </table:table-cell>
          <table:table-cell office:value-type="float" office:value="2722" calcext:value-type="float">
            <text:p>2722</text:p>
          </table:table-cell>
          <table:table-cell office:value-type="float" office:value="1.11072572582784" calcext:value-type="float">
            <text:p>1.11072572582784</text:p>
          </table:table-cell>
          <table:table-cell office:value-type="float" office:value="0.110725725827842" calcext:value-type="float">
            <text:p>0.110725725827842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4" calcext:value-type="float">
            <text:p>4</text:p>
          </table:table-cell>
          <table:table-cell office:value-type="float" office:value="2307.36" calcext:value-type="float">
            <text:p>2307.36</text:p>
          </table:table-cell>
          <table:table-cell office:value-type="float" office:value="2916" calcext:value-type="float">
            <text:p>2916</text:p>
          </table:table-cell>
          <table:table-cell office:value-type="float" office:value="1.26378198460578" calcext:value-type="float">
            <text:p>1.26378198460578</text:p>
          </table:table-cell>
          <table:table-cell office:value-type="float" office:value="0.263781984605783" calcext:value-type="float">
            <text:p>0.263781984605783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5" calcext:value-type="float">
            <text:p>5</text:p>
          </table:table-cell>
          <table:table-cell office:value-type="float" office:value="3687.06" calcext:value-type="float">
            <text:p>3687.06</text:p>
          </table:table-cell>
          <table:table-cell office:value-type="float" office:value="4103" calcext:value-type="float">
            <text:p>4103</text:p>
          </table:table-cell>
          <table:table-cell office:value-type="float" office:value="1.1128107489436" calcext:value-type="float">
            <text:p>1.1128107489436</text:p>
          </table:table-cell>
          <table:table-cell office:value-type="float" office:value="0.112810748943603" calcext:value-type="float">
            <text:p>0.112810748943603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1004 Bethesda</text:p>
          </table:table-cell>
          <table:table-cell office:value-type="float" office:value="6" calcext:value-type="float">
            <text:p>6</text:p>
          </table:table-cell>
          <table:table-cell office:value-type="float" office:value="2629.79" calcext:value-type="float">
            <text:p>2629.79</text:p>
          </table:table-cell>
          <table:table-cell office:value-type="float" office:value="2217" calcext:value-type="float">
            <text:p>2217</text:p>
          </table:table-cell>
          <table:table-cell office:value-type="float" office:value="0.843033093897231" calcext:value-type="float">
            <text:p>0.843033093897231</text:p>
          </table:table-cell>
          <table:table-cell office:value-type="float" office:value="0.156966906102769" calcext:value-type="float">
            <text:p>0.156966906102769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0" calcext:value-type="float">
            <text:p>0</text:p>
          </table:table-cell>
          <table:table-cell office:value-type="float" office:value="2238.11" calcext:value-type="float">
            <text:p>2238.11</text:p>
          </table:table-cell>
          <table:table-cell office:value-type="float" office:value="1629" calcext:value-type="float">
            <text:p>1629</text:p>
          </table:table-cell>
          <table:table-cell office:value-type="float" office:value="0.727846263141669" calcext:value-type="float">
            <text:p>0.727846263141669</text:p>
          </table:table-cell>
          <table:table-cell office:value-type="float" office:value="0.272153736858331" calcext:value-type="float">
            <text:p>0.272153736858331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1" calcext:value-type="float">
            <text:p>1</text:p>
          </table:table-cell>
          <table:table-cell office:value-type="float" office:value="1998.61" calcext:value-type="float">
            <text:p>1998.61</text:p>
          </table:table-cell>
          <table:table-cell office:value-type="float" office:value="1543" calcext:value-type="float">
            <text:p>1543</text:p>
          </table:table-cell>
          <table:table-cell office:value-type="float" office:value="0.772036565412962" calcext:value-type="float">
            <text:p>0.772036565412962</text:p>
          </table:table-cell>
          <table:table-cell office:value-type="float" office:value="0.227963434587038" calcext:value-type="float">
            <text:p>0.227963434587038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2" calcext:value-type="float">
            <text:p>2</text:p>
          </table:table-cell>
          <table:table-cell office:value-type="float" office:value="1731.39" calcext:value-type="float">
            <text:p>1731.39</text:p>
          </table:table-cell>
          <table:table-cell office:value-type="float" office:value="1767" calcext:value-type="float">
            <text:p>1767</text:p>
          </table:table-cell>
          <table:table-cell office:value-type="float" office:value="1.02056728986537" calcext:value-type="float">
            <text:p>1.02056728986537</text:p>
          </table:table-cell>
          <table:table-cell office:value-type="float" office:value="0.0205672898653682" calcext:value-type="float">
            <text:p>0.0205672898653682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3" calcext:value-type="float">
            <text:p>3</text:p>
          </table:table-cell>
          <table:table-cell office:value-type="float" office:value="1853.21" calcext:value-type="float">
            <text:p>1853.21</text:p>
          </table:table-cell>
          <table:table-cell office:value-type="float" office:value="1936" calcext:value-type="float">
            <text:p>1936</text:p>
          </table:table-cell>
          <table:table-cell office:value-type="float" office:value="1.04467383620852" calcext:value-type="float">
            <text:p>1.04467383620852</text:p>
          </table:table-cell>
          <table:table-cell office:value-type="float" office:value="0.0446738362085246" calcext:value-type="float">
            <text:p>0.0446738362085246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4" calcext:value-type="float">
            <text:p>4</text:p>
          </table:table-cell>
          <table:table-cell office:value-type="float" office:value="2111.34" calcext:value-type="float">
            <text:p>2111.34</text:p>
          </table:table-cell>
          <table:table-cell office:value-type="float" office:value="2279" calcext:value-type="float">
            <text:p>2279</text:p>
          </table:table-cell>
          <table:table-cell office:value-type="float" office:value="1.07940928509856" calcext:value-type="float">
            <text:p>1.07940928509856</text:p>
          </table:table-cell>
          <table:table-cell office:value-type="float" office:value="0.0794092850985628" calcext:value-type="float">
            <text:p>0.0794092850985628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5" calcext:value-type="float">
            <text:p>5</text:p>
          </table:table-cell>
          <table:table-cell office:value-type="float" office:value="2388.15" calcext:value-type="float">
            <text:p>2388.15</text:p>
          </table:table-cell>
          <table:table-cell office:value-type="float" office:value="3074" calcext:value-type="float">
            <text:p>3074</text:p>
          </table:table-cell>
          <table:table-cell office:value-type="float" office:value="1.28718882817243" calcext:value-type="float">
            <text:p>1.28718882817243</text:p>
          </table:table-cell>
          <table:table-cell office:value-type="float" office:value="0.287188828172435" calcext:value-type="float">
            <text:p>0.287188828172435</text:p>
          </table:table-cell>
        </table:table-row>
        <table:table-row table:style-name="ro1">
          <table:table-cell office:value-type="float" office:value="142688" calcext:value-type="float">
            <text:p>142688</text:p>
          </table:table-cell>
          <table:table-cell office:value-type="string" calcext:value-type="string">
            <text:p>1052 Dulles 28</text:p>
          </table:table-cell>
          <table:table-cell office:value-type="float" office:value="6" calcext:value-type="float">
            <text:p>6</text:p>
          </table:table-cell>
          <table:table-cell office:value-type="float" office:value="2368.53" calcext:value-type="float">
            <text:p>2368.53</text:p>
          </table:table-cell>
          <table:table-cell office:value-type="float" office:value="2240" calcext:value-type="float">
            <text:p>2240</text:p>
          </table:table-cell>
          <table:table-cell office:value-type="float" office:value="0.945734274001174" calcext:value-type="float">
            <text:p>0.945734274001174</text:p>
          </table:table-cell>
          <table:table-cell office:value-type="float" office:value="0.0542657259988264" calcext:value-type="float">
            <text:p>0.0542657259988264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0" calcext:value-type="float">
            <text:p>0</text:p>
          </table:table-cell>
          <table:table-cell office:value-type="float" office:value="1700.68" calcext:value-type="float">
            <text:p>1700.68</text:p>
          </table:table-cell>
          <table:table-cell office:value-type="float" office:value="2490" calcext:value-type="float">
            <text:p>2490</text:p>
          </table:table-cell>
          <table:table-cell office:value-type="float" office:value="1.46412023425924" calcext:value-type="float">
            <text:p>1.46412023425924</text:p>
          </table:table-cell>
          <table:table-cell office:value-type="float" office:value="0.464120234259237" calcext:value-type="float">
            <text:p>0.464120234259237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1" calcext:value-type="float">
            <text:p>1</text:p>
          </table:table-cell>
          <table:table-cell office:value-type="float" office:value="2151.58" calcext:value-type="float">
            <text:p>2151.58</text:p>
          </table:table-cell>
          <table:table-cell office:value-type="float" office:value="2997" calcext:value-type="float">
            <text:p>2997</text:p>
          </table:table-cell>
          <table:table-cell office:value-type="float" office:value="1.39292984690321" calcext:value-type="float">
            <text:p>1.39292984690321</text:p>
          </table:table-cell>
          <table:table-cell office:value-type="float" office:value="0.392929846903206" calcext:value-type="float">
            <text:p>0.392929846903206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2" calcext:value-type="float">
            <text:p>2</text:p>
          </table:table-cell>
          <table:table-cell office:value-type="float" office:value="2426.4" calcext:value-type="float">
            <text:p>2426.4</text:p>
          </table:table-cell>
          <table:table-cell office:value-type="float" office:value="3448" calcext:value-type="float">
            <text:p>3448</text:p>
          </table:table-cell>
          <table:table-cell office:value-type="float" office:value="1.42103527860204" calcext:value-type="float">
            <text:p>1.42103527860204</text:p>
          </table:table-cell>
          <table:table-cell office:value-type="float" office:value="0.421035278602044" calcext:value-type="float">
            <text:p>0.421035278602044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3" calcext:value-type="float">
            <text:p>3</text:p>
          </table:table-cell>
          <table:table-cell office:value-type="float" office:value="2464.8" calcext:value-type="float">
            <text:p>2464.8</text:p>
          </table:table-cell>
          <table:table-cell office:value-type="float" office:value="3698" calcext:value-type="float">
            <text:p>3698</text:p>
          </table:table-cell>
          <table:table-cell office:value-type="float" office:value="1.50032456994482" calcext:value-type="float">
            <text:p>1.50032456994482</text:p>
          </table:table-cell>
          <table:table-cell office:value-type="float" office:value="0.500324569944823" calcext:value-type="float">
            <text:p>0.500324569944823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4" calcext:value-type="float">
            <text:p>4</text:p>
          </table:table-cell>
          <table:table-cell office:value-type="float" office:value="2966.97" calcext:value-type="float">
            <text:p>2966.97</text:p>
          </table:table-cell>
          <table:table-cell office:value-type="float" office:value="3905" calcext:value-type="float">
            <text:p>3905</text:p>
          </table:table-cell>
          <table:table-cell office:value-type="float" office:value="1.31615756141788" calcext:value-type="float">
            <text:p>1.31615756141788</text:p>
          </table:table-cell>
          <table:table-cell office:value-type="float" office:value="0.316157561417878" calcext:value-type="float">
            <text:p>0.316157561417878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5" calcext:value-type="float">
            <text:p>5</text:p>
          </table:table-cell>
          <table:table-cell office:value-type="float" office:value="3121.16" calcext:value-type="float">
            <text:p>3121.16</text:p>
          </table:table-cell>
          <table:table-cell office:value-type="float" office:value="4257" calcext:value-type="float">
            <text:p>4257</text:p>
          </table:table-cell>
          <table:table-cell office:value-type="float" office:value="1.36391597995617" calcext:value-type="float">
            <text:p>1.36391597995617</text:p>
          </table:table-cell>
          <table:table-cell office:value-type="float" office:value="0.36391597995617" calcext:value-type="float">
            <text:p>0.36391597995617</text:p>
          </table:table-cell>
        </table:table-row>
        <table:table-row table:style-name="ro1">
          <table:table-cell office:value-type="float" office:value="142689" calcext:value-type="float">
            <text:p>142689</text:p>
          </table:table-cell>
          <table:table-cell office:value-type="string" calcext:value-type="string">
            <text:p>1009 E Street</text:p>
          </table:table-cell>
          <table:table-cell office:value-type="float" office:value="6" calcext:value-type="float">
            <text:p>6</text:p>
          </table:table-cell>
          <table:table-cell office:value-type="float" office:value="2264.04" calcext:value-type="float">
            <text:p>2264.04</text:p>
          </table:table-cell>
          <table:table-cell office:value-type="float" office:value="2946" calcext:value-type="float">
            <text:p>2946</text:p>
          </table:table-cell>
          <table:table-cell office:value-type="float" office:value="1.30121375947421" calcext:value-type="float">
            <text:p>1.30121375947421</text:p>
          </table:table-cell>
          <table:table-cell office:value-type="float" office:value="0.301213759474214" calcext:value-type="float">
            <text:p>0.301213759474214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0" calcext:value-type="float">
            <text:p>0</text:p>
          </table:table-cell>
          <table:table-cell office:value-type="float" office:value="2571.76" calcext:value-type="float">
            <text:p>2571.76</text:p>
          </table:table-cell>
          <table:table-cell office:value-type="float" office:value="1897" calcext:value-type="float">
            <text:p>1897</text:p>
          </table:table-cell>
          <table:table-cell office:value-type="float" office:value="0.737627150278409" calcext:value-type="float">
            <text:p>0.737627150278409</text:p>
          </table:table-cell>
          <table:table-cell office:value-type="float" office:value="0.262372849721592" calcext:value-type="float">
            <text:p>0.262372849721592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1" calcext:value-type="float">
            <text:p>1</text:p>
          </table:table-cell>
          <table:table-cell office:value-type="float" office:value="1421.44" calcext:value-type="float">
            <text:p>1421.44</text:p>
          </table:table-cell>
          <table:table-cell office:value-type="float" office:value="1427" calcext:value-type="float">
            <text:p>1427</text:p>
          </table:table-cell>
          <table:table-cell office:value-type="float" office:value="1.00391152633949" calcext:value-type="float">
            <text:p>1.00391152633949</text:p>
          </table:table-cell>
          <table:table-cell office:value-type="float" office:value="0.00391152633948666" calcext:value-type="float">
            <text:p>0.00391152633948666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2" calcext:value-type="float">
            <text:p>2</text:p>
          </table:table-cell>
          <table:table-cell office:value-type="float" office:value="1485.27" calcext:value-type="float">
            <text:p>1485.27</text:p>
          </table:table-cell>
          <table:table-cell office:value-type="float" office:value="1520" calcext:value-type="float">
            <text:p>1520</text:p>
          </table:table-cell>
          <table:table-cell office:value-type="float" office:value="1.02338295394103" calcext:value-type="float">
            <text:p>1.02338295394103</text:p>
          </table:table-cell>
          <table:table-cell office:value-type="float" office:value="0.0233829539410344" calcext:value-type="float">
            <text:p>0.0233829539410344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3" calcext:value-type="float">
            <text:p>3</text:p>
          </table:table-cell>
          <table:table-cell office:value-type="float" office:value="1793.02" calcext:value-type="float">
            <text:p>1793.02</text:p>
          </table:table-cell>
          <table:table-cell office:value-type="float" office:value="1793" calcext:value-type="float">
            <text:p>1793</text:p>
          </table:table-cell>
          <table:table-cell office:value-type="float" office:value="0.999988845634739" calcext:value-type="float">
            <text:p>0.999988845634739</text:p>
          </table:table-cell>
          <table:table-cell office:value-type="float" office:value="0.0000111543652608" calcext:value-type="float">
            <text:p>0.0000111543652608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4" calcext:value-type="float">
            <text:p>4</text:p>
          </table:table-cell>
          <table:table-cell office:value-type="float" office:value="1523.2" calcext:value-type="float">
            <text:p>1523.2</text:p>
          </table:table-cell>
          <table:table-cell office:value-type="float" office:value="1904" calcext:value-type="float">
            <text:p>1904</text:p>
          </table:table-cell>
          <table:table-cell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5" calcext:value-type="float">
            <text:p>5</text:p>
          </table:table-cell>
          <table:table-cell office:value-type="float" office:value="2344.05" calcext:value-type="float">
            <text:p>2344.05</text:p>
          </table:table-cell>
          <table:table-cell office:value-type="float" office:value="2854" calcext:value-type="float">
            <text:p>2854</text:p>
          </table:table-cell>
          <table:table-cell office:value-type="float" office:value="1.21755082016169" calcext:value-type="float">
            <text:p>1.21755082016169</text:p>
          </table:table-cell>
          <table:table-cell office:value-type="float" office:value="0.217550820161686" calcext:value-type="float">
            <text:p>0.217550820161686</text:p>
          </table:table-cell>
        </table:table-row>
        <table:table-row table:style-name="ro1">
          <table:table-cell office:value-type="float" office:value="142690" calcext:value-type="float">
            <text:p>142690</text:p>
          </table:table-cell>
          <table:table-cell office:value-type="string" calcext:value-type="string">
            <text:p>1005 Gaithersburg</text:p>
          </table:table-cell>
          <table:table-cell office:value-type="float" office:value="6" calcext:value-type="float">
            <text:p>6</text:p>
          </table:table-cell>
          <table:table-cell office:value-type="float" office:value="2566.72" calcext:value-type="float">
            <text:p>2566.72</text:p>
          </table:table-cell>
          <table:table-cell office:value-type="float" office:value="2343" calcext:value-type="float">
            <text:p>2343</text:p>
          </table:table-cell>
          <table:table-cell office:value-type="float" office:value="0.912838174791173" calcext:value-type="float">
            <text:p>0.912838174791173</text:p>
          </table:table-cell>
          <table:table-cell office:value-type="float" office:value="0.0871618252088268" calcext:value-type="float">
            <text:p>0.0871618252088268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0" calcext:value-type="float">
            <text:p>0</text:p>
          </table:table-cell>
          <table:table-cell office:value-type="float" office:value="2316.81" calcext:value-type="float">
            <text:p>2316.81</text:p>
          </table:table-cell>
          <table:table-cell office:value-type="float" office:value="1909" calcext:value-type="float">
            <text:p>1909</text:p>
          </table:table-cell>
          <table:table-cell office:value-type="float" office:value="0.823977797057161" calcext:value-type="float">
            <text:p>0.823977797057161</text:p>
          </table:table-cell>
          <table:table-cell office:value-type="float" office:value="0.176022202942839" calcext:value-type="float">
            <text:p>0.176022202942839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1" calcext:value-type="float">
            <text:p>1</text:p>
          </table:table-cell>
          <table:table-cell office:value-type="float" office:value="1689.24" calcext:value-type="float">
            <text:p>1689.24</text:p>
          </table:table-cell>
          <table:table-cell office:value-type="float" office:value="1559" calcext:value-type="float">
            <text:p>1559</text:p>
          </table:table-cell>
          <table:table-cell office:value-type="float" office:value="0.922900239160806" calcext:value-type="float">
            <text:p>0.922900239160806</text:p>
          </table:table-cell>
          <table:table-cell office:value-type="float" office:value="0.077099760839194" calcext:value-type="float">
            <text:p>0.077099760839194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2" calcext:value-type="float">
            <text:p>2</text:p>
          </table:table-cell>
          <table:table-cell office:value-type="float" office:value="1999.19" calcext:value-type="float">
            <text:p>1999.19</text:p>
          </table:table-cell>
          <table:table-cell office:value-type="float" office:value="1667" calcext:value-type="float">
            <text:p>1667</text:p>
          </table:table-cell>
          <table:table-cell office:value-type="float" office:value="0.833837704270229" calcext:value-type="float">
            <text:p>0.833837704270229</text:p>
          </table:table-cell>
          <table:table-cell office:value-type="float" office:value="0.166162295729771" calcext:value-type="float">
            <text:p>0.166162295729771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3" calcext:value-type="float">
            <text:p>3</text:p>
          </table:table-cell>
          <table:table-cell office:value-type="float" office:value="2202.26" calcext:value-type="float">
            <text:p>2202.26</text:p>
          </table:table-cell>
          <table:table-cell office:value-type="float" office:value="1861" calcext:value-type="float">
            <text:p>1861</text:p>
          </table:table-cell>
          <table:table-cell office:value-type="float" office:value="0.84504100333294" calcext:value-type="float">
            <text:p>0.84504100333294</text:p>
          </table:table-cell>
          <table:table-cell office:value-type="float" office:value="0.15495899666706" calcext:value-type="float">
            <text:p>0.15495899666706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4" calcext:value-type="float">
            <text:p>4</text:p>
          </table:table-cell>
          <table:table-cell office:value-type="float" office:value="2025.72" calcext:value-type="float">
            <text:p>2025.72</text:p>
          </table:table-cell>
          <table:table-cell office:value-type="float" office:value="2014" calcext:value-type="float">
            <text:p>2014</text:p>
          </table:table-cell>
          <table:table-cell office:value-type="float" office:value="0.994214402780246" calcext:value-type="float">
            <text:p>0.994214402780246</text:p>
          </table:table-cell>
          <table:table-cell office:value-type="float" office:value="0.00578559721975402" calcext:value-type="float">
            <text:p>0.00578559721975402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5" calcext:value-type="float">
            <text:p>5</text:p>
          </table:table-cell>
          <table:table-cell office:value-type="float" office:value="2475.37" calcext:value-type="float">
            <text:p>2475.37</text:p>
          </table:table-cell>
          <table:table-cell office:value-type="float" office:value="2984" calcext:value-type="float">
            <text:p>2984</text:p>
          </table:table-cell>
          <table:table-cell office:value-type="float" office:value="1.20547635303005" calcext:value-type="float">
            <text:p>1.20547635303005</text:p>
          </table:table-cell>
          <table:table-cell office:value-type="float" office:value="0.205476353030052" calcext:value-type="float">
            <text:p>0.205476353030052</text:p>
          </table:table-cell>
        </table:table-row>
        <table:table-row table:style-name="ro1">
          <table:table-cell office:value-type="float" office:value="142691" calcext:value-type="float">
            <text:p>142691</text:p>
          </table:table-cell>
          <table:table-cell office:value-type="string" calcext:value-type="string">
            <text:p>1051 Carlyle</text:p>
          </table:table-cell>
          <table:table-cell office:value-type="float" office:value="6" calcext:value-type="float">
            <text:p>6</text:p>
          </table:table-cell>
          <table:table-cell office:value-type="float" office:value="3383.9" calcext:value-type="float">
            <text:p>3383.9</text:p>
          </table:table-cell>
          <table:table-cell office:value-type="float" office:value="2714" calcext:value-type="float">
            <text:p>2714</text:p>
          </table:table-cell>
          <table:table-cell office:value-type="float" office:value="0.802033157008186" calcext:value-type="float">
            <text:p>0.802033157008186</text:p>
          </table:table-cell>
          <table:table-cell office:value-type="float" office:value="0.197966842991814" calcext:value-type="float">
            <text:p>0.197966842991814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0" calcext:value-type="float">
            <text:p>0</text:p>
          </table:table-cell>
          <table:table-cell office:value-type="float" office:value="1844.15" calcext:value-type="float">
            <text:p>1844.15</text:p>
          </table:table-cell>
          <table:table-cell office:value-type="float" office:value="2588" calcext:value-type="float">
            <text:p>2588</text:p>
          </table:table-cell>
          <table:table-cell office:value-type="float" office:value="1.40335655993276" calcext:value-type="float">
            <text:p>1.40335655993276</text:p>
          </table:table-cell>
          <table:table-cell office:value-type="float" office:value="0.40335655993276" calcext:value-type="float">
            <text:p>0.40335655993276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1" calcext:value-type="float">
            <text:p>1</text:p>
          </table:table-cell>
          <table:table-cell office:value-type="float" office:value="1637.67" calcext:value-type="float">
            <text:p>1637.67</text:p>
          </table:table-cell>
          <table:table-cell office:value-type="float" office:value="1507" calcext:value-type="float">
            <text:p>1507</text:p>
          </table:table-cell>
          <table:table-cell office:value-type="float" office:value="0.920209810279238" calcext:value-type="float">
            <text:p>0.920209810279238</text:p>
          </table:table-cell>
          <table:table-cell office:value-type="float" office:value="0.0797901897207619" calcext:value-type="float">
            <text:p>0.0797901897207619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2" calcext:value-type="float">
            <text:p>2</text:p>
          </table:table-cell>
          <table:table-cell office:value-type="float" office:value="2197.51" calcext:value-type="float">
            <text:p>2197.51</text:p>
          </table:table-cell>
          <table:table-cell office:value-type="float" office:value="1580" calcext:value-type="float">
            <text:p>1580</text:p>
          </table:table-cell>
          <table:table-cell office:value-type="float" office:value="0.718995590463752" calcext:value-type="float">
            <text:p>0.718995590463752</text:p>
          </table:table-cell>
          <table:table-cell office:value-type="float" office:value="0.281004409536248" calcext:value-type="float">
            <text:p>0.281004409536248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3" calcext:value-type="float">
            <text:p>3</text:p>
          </table:table-cell>
          <table:table-cell office:value-type="float" office:value="1804.49" calcext:value-type="float">
            <text:p>1804.49</text:p>
          </table:table-cell>
          <table:table-cell office:value-type="float" office:value="1800" calcext:value-type="float">
            <text:p>1800</text:p>
          </table:table-cell>
          <table:table-cell office:value-type="float" office:value="0.997511762326197" calcext:value-type="float">
            <text:p>0.997511762326197</text:p>
          </table:table-cell>
          <table:table-cell office:value-type="float" office:value="0.00248823767380257" calcext:value-type="float">
            <text:p>0.00248823767380257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4" calcext:value-type="float">
            <text:p>4</text:p>
          </table:table-cell>
          <table:table-cell office:value-type="float" office:value="1597.93" calcext:value-type="float">
            <text:p>1597.93</text:p>
          </table:table-cell>
          <table:table-cell office:value-type="float" office:value="1953" calcext:value-type="float">
            <text:p>1953</text:p>
          </table:table-cell>
          <table:table-cell office:value-type="float" office:value="1.22220622930917" calcext:value-type="float">
            <text:p>1.22220622930917</text:p>
          </table:table-cell>
          <table:table-cell office:value-type="float" office:value="0.222206229309169" calcext:value-type="float">
            <text:p>0.222206229309169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5" calcext:value-type="float">
            <text:p>5</text:p>
          </table:table-cell>
          <table:table-cell office:value-type="float" office:value="2734.81" calcext:value-type="float">
            <text:p>2734.81</text:p>
          </table:table-cell>
          <table:table-cell office:value-type="float" office:value="2911" calcext:value-type="float">
            <text:p>2911</text:p>
          </table:table-cell>
          <table:table-cell office:value-type="float" office:value="1.06442495091067" calcext:value-type="float">
            <text:p>1.06442495091067</text:p>
          </table:table-cell>
          <table:table-cell office:value-type="float" office:value="0.0644249509106665" calcext:value-type="float">
            <text:p>0.0644249509106665</text:p>
          </table:table-cell>
        </table:table-row>
        <table:table-row table:style-name="ro1">
          <table:table-cell office:value-type="float" office:value="142692" calcext:value-type="float">
            <text:p>142692</text:p>
          </table:table-cell>
          <table:table-cell office:value-type="string" calcext:value-type="string">
            <text:p>1048 Seven Corners</text:p>
          </table:table-cell>
          <table:table-cell office:value-type="float" office:value="6" calcext:value-type="float">
            <text:p>6</text:p>
          </table:table-cell>
          <table:table-cell office:value-type="float" office:value="2082.27" calcext:value-type="float">
            <text:p>2082.27</text:p>
          </table:table-cell>
          <table:table-cell office:value-type="float" office:value="2080" calcext:value-type="float">
            <text:p>2080</text:p>
          </table:table-cell>
          <table:table-cell office:value-type="float" office:value="0.998909843584165" calcext:value-type="float">
            <text:p>0.998909843584165</text:p>
          </table:table-cell>
          <table:table-cell office:value-type="float" office:value="0.00109015641583465" calcext:value-type="float">
            <text:p>0.00109015641583465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0" calcext:value-type="float">
            <text:p>0</text:p>
          </table:table-cell>
          <table:table-cell office:value-type="float" office:value="1179.72" calcext:value-type="float">
            <text:p>1179.72</text:p>
          </table:table-cell>
          <table:table-cell office:value-type="float" office:value="1473" calcext:value-type="float">
            <text:p>1473</text:p>
          </table:table-cell>
          <table:table-cell office:value-type="float" office:value="1.2486013630353" calcext:value-type="float">
            <text:p>1.2486013630353</text:p>
          </table:table-cell>
          <table:table-cell office:value-type="float" office:value="0.248601363035297" calcext:value-type="float">
            <text:p>0.248601363035297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1" calcext:value-type="float">
            <text:p>1</text:p>
          </table:table-cell>
          <table:table-cell office:value-type="float" office:value="1679.95" calcext:value-type="float">
            <text:p>1679.95</text:p>
          </table:table-cell>
          <table:table-cell office:value-type="float" office:value="1593" calcext:value-type="float">
            <text:p>1593</text:p>
          </table:table-cell>
          <table:table-cell office:value-type="float" office:value="0.948242507217477" calcext:value-type="float">
            <text:p>0.948242507217477</text:p>
          </table:table-cell>
          <table:table-cell office:value-type="float" office:value="0.0517574927825233" calcext:value-type="float">
            <text:p>0.0517574927825233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2" calcext:value-type="float">
            <text:p>2</text:p>
          </table:table-cell>
          <table:table-cell office:value-type="float" office:value="2055.53" calcext:value-type="float">
            <text:p>2055.53</text:p>
          </table:table-cell>
          <table:table-cell office:value-type="float" office:value="1937" calcext:value-type="float">
            <text:p>1937</text:p>
          </table:table-cell>
          <table:table-cell office:value-type="float" office:value="0.942336039853468" calcext:value-type="float">
            <text:p>0.942336039853468</text:p>
          </table:table-cell>
          <table:table-cell office:value-type="float" office:value="0.0576639601465316" calcext:value-type="float">
            <text:p>0.0576639601465316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3" calcext:value-type="float">
            <text:p>3</text:p>
          </table:table-cell>
          <table:table-cell office:value-type="float" office:value="2648.43" calcext:value-type="float">
            <text:p>2648.43</text:p>
          </table:table-cell>
          <table:table-cell office:value-type="float" office:value="2148" calcext:value-type="float">
            <text:p>2148</text:p>
          </table:table-cell>
          <table:table-cell office:value-type="float" office:value="0.811046544556586" calcext:value-type="float">
            <text:p>0.811046544556586</text:p>
          </table:table-cell>
          <table:table-cell office:value-type="float" office:value="0.188953455443414" calcext:value-type="float">
            <text:p>0.188953455443414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4" calcext:value-type="float">
            <text:p>4</text:p>
          </table:table-cell>
          <table:table-cell office:value-type="float" office:value="2109.3" calcext:value-type="float">
            <text:p>2109.3</text:p>
          </table:table-cell>
          <table:table-cell office:value-type="float" office:value="2429" calcext:value-type="float">
            <text:p>2429</text:p>
          </table:table-cell>
          <table:table-cell office:value-type="float" office:value="1.15156687052577" calcext:value-type="float">
            <text:p>1.15156687052577</text:p>
          </table:table-cell>
          <table:table-cell office:value-type="float" office:value="0.151566870525767" calcext:value-type="float">
            <text:p>0.151566870525767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5" calcext:value-type="float">
            <text:p>5</text:p>
          </table:table-cell>
          <table:table-cell office:value-type="float" office:value="2564.19" calcext:value-type="float">
            <text:p>2564.19</text:p>
          </table:table-cell>
          <table:table-cell office:value-type="float" office:value="2451" calcext:value-type="float">
            <text:p>2451</text:p>
          </table:table-cell>
          <table:table-cell office:value-type="float" office:value="0.955857405262481" calcext:value-type="float">
            <text:p>0.955857405262481</text:p>
          </table:table-cell>
          <table:table-cell office:value-type="float" office:value="0.0441425947375195" calcext:value-type="float">
            <text:p>0.0441425947375195</text:p>
          </table:table-cell>
        </table:table-row>
        <table:table-row table:style-name="ro1">
          <table:table-cell office:value-type="float" office:value="142693" calcext:value-type="float">
            <text:p>142693</text:p>
          </table:table-cell>
          <table:table-cell office:value-type="string" calcext:value-type="string">
            <text:p>1034 Wall Street</text:p>
          </table:table-cell>
          <table:table-cell office:value-type="float" office:value="6" calcext:value-type="float">
            <text:p>6</text:p>
          </table:table-cell>
          <table:table-cell office:value-type="float" office:value="1620.09" calcext:value-type="float">
            <text:p>1620.09</text:p>
          </table:table-cell>
          <table:table-cell office:value-type="float" office:value="1195" calcext:value-type="float">
            <text:p>1195</text:p>
          </table:table-cell>
          <table:table-cell office:value-type="float" office:value="0.737613342468628" calcext:value-type="float">
            <text:p>0.737613342468628</text:p>
          </table:table-cell>
          <table:table-cell office:value-type="float" office:value="0.262386657531372" calcext:value-type="float">
            <text:p>0.262386657531372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0" calcext:value-type="float">
            <text:p>0</text:p>
          </table:table-cell>
          <table:table-cell office:value-type="float" office:value="2068.66" calcext:value-type="float">
            <text:p>2068.66</text:p>
          </table:table-cell>
          <table:table-cell office:value-type="float" office:value="1607" calcext:value-type="float">
            <text:p>1607</text:p>
          </table:table-cell>
          <table:table-cell office:value-type="float" office:value="0.776831378766931" calcext:value-type="float">
            <text:p>0.776831378766931</text:p>
          </table:table-cell>
          <table:table-cell office:value-type="float" office:value="0.223168621233069" calcext:value-type="float">
            <text:p>0.223168621233069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1" calcext:value-type="float">
            <text:p>1</text:p>
          </table:table-cell>
          <table:table-cell office:value-type="float" office:value="1492.12" calcext:value-type="float">
            <text:p>1492.12</text:p>
          </table:table-cell>
          <table:table-cell office:value-type="float" office:value="1599" calcext:value-type="float">
            <text:p>1599</text:p>
          </table:table-cell>
          <table:table-cell office:value-type="float" office:value="1.07162962764389" calcext:value-type="float">
            <text:p>1.07162962764389</text:p>
          </table:table-cell>
          <table:table-cell office:value-type="float" office:value="0.0716296276438893" calcext:value-type="float">
            <text:p>0.0716296276438893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2" calcext:value-type="float">
            <text:p>2</text:p>
          </table:table-cell>
          <table:table-cell office:value-type="float" office:value="1630.46" calcext:value-type="float">
            <text:p>1630.46</text:p>
          </table:table-cell>
          <table:table-cell office:value-type="float" office:value="1532" calcext:value-type="float">
            <text:p>1532</text:p>
          </table:table-cell>
          <table:table-cell office:value-type="float" office:value="0.939612133998994" calcext:value-type="float">
            <text:p>0.939612133998994</text:p>
          </table:table-cell>
          <table:table-cell office:value-type="float" office:value="0.0603878660010059" calcext:value-type="float">
            <text:p>0.0603878660010059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3" calcext:value-type="float">
            <text:p>3</text:p>
          </table:table-cell>
          <table:table-cell office:value-type="float" office:value="1502.13" calcext:value-type="float">
            <text:p>1502.13</text:p>
          </table:table-cell>
          <table:table-cell office:value-type="float" office:value="1727" calcext:value-type="float">
            <text:p>1727</text:p>
          </table:table-cell>
          <table:table-cell office:value-type="float" office:value="1.14970075825661" calcext:value-type="float">
            <text:p>1.14970075825661</text:p>
          </table:table-cell>
          <table:table-cell office:value-type="float" office:value="0.149700758256609" calcext:value-type="float">
            <text:p>0.149700758256609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4" calcext:value-type="float">
            <text:p>4</text:p>
          </table:table-cell>
          <table:table-cell office:value-type="float" office:value="1732.1" calcext:value-type="float">
            <text:p>1732.1</text:p>
          </table:table-cell>
          <table:table-cell office:value-type="float" office:value="1856" calcext:value-type="float">
            <text:p>1856</text:p>
          </table:table-cell>
          <table:table-cell office:value-type="float" office:value="1.07153166676289" calcext:value-type="float">
            <text:p>1.07153166676289</text:p>
          </table:table-cell>
          <table:table-cell office:value-type="float" office:value="0.0715316667628891" calcext:value-type="float">
            <text:p>0.0715316667628891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5" calcext:value-type="float">
            <text:p>5</text:p>
          </table:table-cell>
          <table:table-cell office:value-type="float" office:value="2461.16" calcext:value-type="float">
            <text:p>2461.16</text:p>
          </table:table-cell>
          <table:table-cell office:value-type="float" office:value="2682" calcext:value-type="float">
            <text:p>2682</text:p>
          </table:table-cell>
          <table:table-cell office:value-type="float" office:value="1.08973004599457" calcext:value-type="float">
            <text:p>1.08973004599457</text:p>
          </table:table-cell>
          <table:table-cell office:value-type="float" office:value="0.0897300459945718" calcext:value-type="float">
            <text:p>0.0897300459945718</text:p>
          </table:table-cell>
        </table:table-row>
        <table:table-row table:style-name="ro1">
          <table:table-cell office:value-type="float" office:value="142694" calcext:value-type="float">
            <text:p>142694</text:p>
          </table:table-cell>
          <table:table-cell office:value-type="string" calcext:value-type="string">
            <text:p>1032 Can Company</text:p>
          </table:table-cell>
          <table:table-cell office:value-type="float" office:value="6" calcext:value-type="float">
            <text:p>6</text:p>
          </table:table-cell>
          <table:table-cell office:value-type="float" office:value="1932.87" calcext:value-type="float">
            <text:p>1932.87</text:p>
          </table:table-cell>
          <table:table-cell office:value-type="float" office:value="1321" calcext:value-type="float">
            <text:p>1321</text:p>
          </table:table-cell>
          <table:table-cell office:value-type="float" office:value="0.68343965191658" calcext:value-type="float">
            <text:p>0.68343965191658</text:p>
          </table:table-cell>
          <table:table-cell office:value-type="float" office:value="0.31656034808342" calcext:value-type="float">
            <text:p>0.31656034808342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0" calcext:value-type="float">
            <text:p>0</text:p>
          </table:table-cell>
          <table:table-cell office:value-type="float" office:value="1247.52" calcext:value-type="float">
            <text:p>1247.52</text:p>
          </table:table-cell>
          <table:table-cell office:value-type="float" office:value="1379" calcext:value-type="float">
            <text:p>1379</text:p>
          </table:table-cell>
          <table:table-cell office:value-type="float" office:value="1.10539309991022" calcext:value-type="float">
            <text:p>1.10539309991022</text:p>
          </table:table-cell>
          <table:table-cell office:value-type="float" office:value="0.105393099910222" calcext:value-type="float">
            <text:p>0.105393099910222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1" calcext:value-type="float">
            <text:p>1</text:p>
          </table:table-cell>
          <table:table-cell office:value-type="float" office:value="555.64" calcext:value-type="float">
            <text:p>555.64</text:p>
          </table:table-cell>
          <table:table-cell office:value-type="float" office:value="1135" calcext:value-type="float">
            <text:p>1135</text:p>
          </table:table-cell>
          <table:table-cell office:value-type="float" office:value="2.0426895111943" calcext:value-type="float">
            <text:p>2.0426895111943</text:p>
          </table:table-cell>
          <table:table-cell office:value-type="float" office:value="1.0426895111943" calcext:value-type="float">
            <text:p>1.0426895111943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2" calcext:value-type="float">
            <text:p>2</text:p>
          </table:table-cell>
          <table:table-cell office:value-type="float" office:value="979.54" calcext:value-type="float">
            <text:p>979.54</text:p>
          </table:table-cell>
          <table:table-cell office:value-type="float" office:value="1296" calcext:value-type="float">
            <text:p>1296</text:p>
          </table:table-cell>
          <table:table-cell office:value-type="float" office:value="1.32307001245483" calcext:value-type="float">
            <text:p>1.32307001245483</text:p>
          </table:table-cell>
          <table:table-cell office:value-type="float" office:value="0.323070012454826" calcext:value-type="float">
            <text:p>0.323070012454826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3" calcext:value-type="float">
            <text:p>3</text:p>
          </table:table-cell>
          <table:table-cell office:value-type="float" office:value="1038.11" calcext:value-type="float">
            <text:p>1038.11</text:p>
          </table:table-cell>
          <table:table-cell office:value-type="float" office:value="1337" calcext:value-type="float">
            <text:p>1337</text:p>
          </table:table-cell>
          <table:table-cell office:value-type="float" office:value="1.28791746539384" calcext:value-type="float">
            <text:p>1.28791746539384</text:p>
          </table:table-cell>
          <table:table-cell office:value-type="float" office:value="0.287917465393841" calcext:value-type="float">
            <text:p>0.287917465393841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4" calcext:value-type="float">
            <text:p>4</text:p>
          </table:table-cell>
          <table:table-cell office:value-type="float" office:value="4000.02" calcext:value-type="float">
            <text:p>4000.02</text:p>
          </table:table-cell>
          <table:table-cell office:value-type="float" office:value="2073" calcext:value-type="float">
            <text:p>2073</text:p>
          </table:table-cell>
          <table:table-cell office:value-type="float" office:value="0.518247408762956" calcext:value-type="float">
            <text:p>0.518247408762956</text:p>
          </table:table-cell>
          <table:table-cell office:value-type="float" office:value="0.481752591237044" calcext:value-type="float">
            <text:p>0.481752591237044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5" calcext:value-type="float">
            <text:p>5</text:p>
          </table:table-cell>
          <table:table-cell office:value-type="float" office:value="5487.26" calcext:value-type="float">
            <text:p>5487.26</text:p>
          </table:table-cell>
          <table:table-cell office:value-type="float" office:value="5611" calcext:value-type="float">
            <text:p>5611</text:p>
          </table:table-cell>
          <table:table-cell office:value-type="float" office:value="1.0225504167836" calcext:value-type="float">
            <text:p>1.0225504167836</text:p>
          </table:table-cell>
          <table:table-cell office:value-type="float" office:value="0.0225504167836041" calcext:value-type="float">
            <text:p>0.0225504167836041</text:p>
          </table:table-cell>
        </table:table-row>
        <table:table-row table:style-name="ro1">
          <table:table-cell office:value-type="float" office:value="142695" calcext:value-type="float">
            <text:p>142695</text:p>
          </table:table-cell>
          <table:table-cell office:value-type="string" calcext:value-type="string">
            <text:p>1013 Dupont</text:p>
          </table:table-cell>
          <table:table-cell office:value-type="float" office:value="6" calcext:value-type="float">
            <text:p>6</text:p>
          </table:table-cell>
          <table:table-cell office:value-type="float" office:value="5354.77" calcext:value-type="float">
            <text:p>5354.77</text:p>
          </table:table-cell>
          <table:table-cell office:value-type="float" office:value="6849" calcext:value-type="float">
            <text:p>6849</text:p>
          </table:table-cell>
          <table:table-cell office:value-type="float" office:value="1.27904653234406" calcext:value-type="float">
            <text:p>1.27904653234406</text:p>
          </table:table-cell>
          <table:table-cell office:value-type="float" office:value="0.279046532344059" calcext:value-type="float">
            <text:p>0.279046532344059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0" calcext:value-type="float">
            <text:p>0</text:p>
          </table:table-cell>
          <table:table-cell office:value-type="float" office:value="2508.13" calcext:value-type="float">
            <text:p>2508.13</text:p>
          </table:table-cell>
          <table:table-cell office:value-type="float" office:value="2612" calcext:value-type="float">
            <text:p>2612</text:p>
          </table:table-cell>
          <table:table-cell office:value-type="float" office:value="1.04141332387077" calcext:value-type="float">
            <text:p>1.04141332387077</text:p>
          </table:table-cell>
          <table:table-cell office:value-type="float" office:value="0.0414133238707721" calcext:value-type="float">
            <text:p>0.0414133238707721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1" calcext:value-type="float">
            <text:p>1</text:p>
          </table:table-cell>
          <table:table-cell office:value-type="float" office:value="1848.25" calcext:value-type="float">
            <text:p>1848.25</text:p>
          </table:table-cell>
          <table:table-cell office:value-type="float" office:value="2188" calcext:value-type="float">
            <text:p>2188</text:p>
          </table:table-cell>
          <table:table-cell office:value-type="float" office:value="1.18382253483025" calcext:value-type="float">
            <text:p>1.18382253483025</text:p>
          </table:table-cell>
          <table:table-cell office:value-type="float" office:value="0.183822534830245" calcext:value-type="float">
            <text:p>0.183822534830245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2" calcext:value-type="float">
            <text:p>2</text:p>
          </table:table-cell>
          <table:table-cell office:value-type="float" office:value="2706.56" calcext:value-type="float">
            <text:p>2706.56</text:p>
          </table:table-cell>
          <table:table-cell office:value-type="float" office:value="2394" calcext:value-type="float">
            <text:p>2394</text:p>
          </table:table-cell>
          <table:table-cell office:value-type="float" office:value="0.884517616457792" calcext:value-type="float">
            <text:p>0.884517616457792</text:p>
          </table:table-cell>
          <table:table-cell office:value-type="float" office:value="0.115482383542209" calcext:value-type="float">
            <text:p>0.115482383542209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3" calcext:value-type="float">
            <text:p>3</text:p>
          </table:table-cell>
          <table:table-cell office:value-type="float" office:value="2712.22" calcext:value-type="float">
            <text:p>2712.22</text:p>
          </table:table-cell>
          <table:table-cell office:value-type="float" office:value="2577" calcext:value-type="float">
            <text:p>2577</text:p>
          </table:table-cell>
          <table:table-cell office:value-type="float" office:value="0.950144162346712" calcext:value-type="float">
            <text:p>0.950144162346712</text:p>
          </table:table-cell>
          <table:table-cell office:value-type="float" office:value="0.0498558376532876" calcext:value-type="float">
            <text:p>0.0498558376532876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4" calcext:value-type="float">
            <text:p>4</text:p>
          </table:table-cell>
          <table:table-cell office:value-type="float" office:value="2737.32" calcext:value-type="float">
            <text:p>2737.32</text:p>
          </table:table-cell>
          <table:table-cell office:value-type="float" office:value="2767" calcext:value-type="float">
            <text:p>2767</text:p>
          </table:table-cell>
          <table:table-cell office:value-type="float" office:value="1.01084272207853" calcext:value-type="float">
            <text:p>1.01084272207853</text:p>
          </table:table-cell>
          <table:table-cell office:value-type="float" office:value="0.0108427220785292" calcext:value-type="float">
            <text:p>0.0108427220785292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5" calcext:value-type="float">
            <text:p>5</text:p>
          </table:table-cell>
          <table:table-cell office:value-type="float" office:value="4913.45" calcext:value-type="float">
            <text:p>4913.45</text:p>
          </table:table-cell>
          <table:table-cell office:value-type="float" office:value="4565" calcext:value-type="float">
            <text:p>4565</text:p>
          </table:table-cell>
          <table:table-cell office:value-type="float" office:value="0.929082416631898" calcext:value-type="float">
            <text:p>0.929082416631898</text:p>
          </table:table-cell>
          <table:table-cell office:value-type="float" office:value="0.0709175833681018" calcext:value-type="float">
            <text:p>0.0709175833681018</text:p>
          </table:table-cell>
        </table:table-row>
        <table:table-row table:style-name="ro1">
          <table:table-cell office:value-type="float" office:value="142696" calcext:value-type="float">
            <text:p>142696</text:p>
          </table:table-cell>
          <table:table-cell office:value-type="string" calcext:value-type="string">
            <text:p>1047 College Park</text:p>
          </table:table-cell>
          <table:table-cell office:value-type="float" office:value="6" calcext:value-type="float">
            <text:p>6</text:p>
          </table:table-cell>
          <table:table-cell office:value-type="float" office:value="4343.86" calcext:value-type="float">
            <text:p>4343.86</text:p>
          </table:table-cell>
          <table:table-cell office:value-type="float" office:value="7265" calcext:value-type="float">
            <text:p>7265</text:p>
          </table:table-cell>
          <table:table-cell office:value-type="float" office:value="1.67247563227176" calcext:value-type="float">
            <text:p>1.67247563227176</text:p>
          </table:table-cell>
          <table:table-cell office:value-type="float" office:value="0.672475632271758" calcext:value-type="float">
            <text:p>0.672475632271758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0" calcext:value-type="float">
            <text:p>0</text:p>
          </table:table-cell>
          <table:table-cell office:value-type="float" office:value="1385.95" calcext:value-type="float">
            <text:p>1385.95</text:p>
          </table:table-cell>
          <table:table-cell office:value-type="float" office:value="1866" calcext:value-type="float">
            <text:p>1866</text:p>
          </table:table-cell>
          <table:table-cell office:value-type="float" office:value="1.34636891662758" calcext:value-type="float">
            <text:p>1.34636891662758</text:p>
          </table:table-cell>
          <table:table-cell office:value-type="float" office:value="0.346368916627584" calcext:value-type="float">
            <text:p>0.346368916627584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1" calcext:value-type="float">
            <text:p>1</text:p>
          </table:table-cell>
          <table:table-cell office:value-type="float" office:value="1775.85" calcext:value-type="float">
            <text:p>1775.85</text:p>
          </table:table-cell>
          <table:table-cell office:value-type="float" office:value="1910" calcext:value-type="float">
            <text:p>1910</text:p>
          </table:table-cell>
          <table:table-cell office:value-type="float" office:value="1.07554129008644" calcext:value-type="float">
            <text:p>1.07554129008644</text:p>
          </table:table-cell>
          <table:table-cell office:value-type="float" office:value="0.0755412900864376" calcext:value-type="float">
            <text:p>0.0755412900864376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2" calcext:value-type="float">
            <text:p>2</text:p>
          </table:table-cell>
          <table:table-cell office:value-type="float" office:value="2242.32" calcext:value-type="float">
            <text:p>2242.32</text:p>
          </table:table-cell>
          <table:table-cell office:value-type="float" office:value="1961" calcext:value-type="float">
            <text:p>1961</text:p>
          </table:table-cell>
          <table:table-cell office:value-type="float" office:value="0.874540654322309" calcext:value-type="float">
            <text:p>0.874540654322309</text:p>
          </table:table-cell>
          <table:table-cell office:value-type="float" office:value="0.125459345677691" calcext:value-type="float">
            <text:p>0.125459345677691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3" calcext:value-type="float">
            <text:p>3</text:p>
          </table:table-cell>
          <table:table-cell office:value-type="float" office:value="2049.67" calcext:value-type="float">
            <text:p>2049.67</text:p>
          </table:table-cell>
          <table:table-cell office:value-type="float" office:value="2128" calcext:value-type="float">
            <text:p>2128</text:p>
          </table:table-cell>
          <table:table-cell office:value-type="float" office:value="1.03821590792664" calcext:value-type="float">
            <text:p>1.03821590792664</text:p>
          </table:table-cell>
          <table:table-cell office:value-type="float" office:value="0.0382159079266418" calcext:value-type="float">
            <text:p>0.0382159079266418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4" calcext:value-type="float">
            <text:p>4</text:p>
          </table:table-cell>
          <table:table-cell office:value-type="float" office:value="2325.74" calcext:value-type="float">
            <text:p>2325.74</text:p>
          </table:table-cell>
          <table:table-cell office:value-type="float" office:value="2208" calcext:value-type="float">
            <text:p>2208</text:p>
          </table:table-cell>
          <table:table-cell office:value-type="float" office:value="0.949375252607772" calcext:value-type="float">
            <text:p>0.949375252607772</text:p>
          </table:table-cell>
          <table:table-cell office:value-type="float" office:value="0.0506247473922278" calcext:value-type="float">
            <text:p>0.0506247473922278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5" calcext:value-type="float">
            <text:p>5</text:p>
          </table:table-cell>
          <table:table-cell office:value-type="float" office:value="2447.46" calcext:value-type="float">
            <text:p>2447.46</text:p>
          </table:table-cell>
          <table:table-cell office:value-type="float" office:value="2782" calcext:value-type="float">
            <text:p>2782</text:p>
          </table:table-cell>
          <table:table-cell office:value-type="float" office:value="1.13668864863981" calcext:value-type="float">
            <text:p>1.13668864863981</text:p>
          </table:table-cell>
          <table:table-cell office:value-type="float" office:value="0.136688648639814" calcext:value-type="float">
            <text:p>0.136688648639814</text:p>
          </table:table-cell>
        </table:table-row>
        <table:table-row table:style-name="ro1">
          <table:table-cell office:value-type="float" office:value="142697" calcext:value-type="float">
            <text:p>142697</text:p>
          </table:table-cell>
          <table:table-cell office:value-type="string" calcext:value-type="string">
            <text:p>1039 Union</text:p>
          </table:table-cell>
          <table:table-cell office:value-type="float" office:value="6" calcext:value-type="float">
            <text:p>6</text:p>
          </table:table-cell>
          <table:table-cell office:value-type="float" office:value="2194.09" calcext:value-type="float">
            <text:p>2194.09</text:p>
          </table:table-cell>
          <table:table-cell office:value-type="float" office:value="2013" calcext:value-type="float">
            <text:p>2013</text:p>
          </table:table-cell>
          <table:table-cell office:value-type="float" office:value="0.917464643656368" calcext:value-type="float">
            <text:p>0.917464643656368</text:p>
          </table:table-cell>
          <table:table-cell office:value-type="float" office:value="0.0825353563436323" calcext:value-type="float">
            <text:p>0.0825353563436323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0" calcext:value-type="float">
            <text:p>0</text:p>
          </table:table-cell>
          <table:table-cell office:value-type="float" office:value="1395.97" calcext:value-type="float">
            <text:p>1395.97</text:p>
          </table:table-cell>
          <table:table-cell table:number-columns-repeated="3"/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1" calcext:value-type="float">
            <text:p>1</text:p>
          </table:table-cell>
          <table:table-cell office:value-type="float" office:value="1530.52" calcext:value-type="float">
            <text:p>1530.52</text:p>
          </table:table-cell>
          <table:table-cell office:value-type="float" office:value="1480" calcext:value-type="float">
            <text:p>1480</text:p>
          </table:table-cell>
          <table:table-cell office:value-type="float" office:value="0.966991610694405" calcext:value-type="float">
            <text:p>0.966991610694405</text:p>
          </table:table-cell>
          <table:table-cell office:value-type="float" office:value="0.0330083893055955" calcext:value-type="float">
            <text:p>0.0330083893055955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2" calcext:value-type="float">
            <text:p>2</text:p>
          </table:table-cell>
          <table:table-cell office:value-type="float" office:value="1413.72" calcext:value-type="float">
            <text:p>1413.72</text:p>
          </table:table-cell>
          <table:table-cell office:value-type="float" office:value="1758" calcext:value-type="float">
            <text:p>1758</text:p>
          </table:table-cell>
          <table:table-cell office:value-type="float" office:value="1.24352771411595" calcext:value-type="float">
            <text:p>1.24352771411595</text:p>
          </table:table-cell>
          <table:table-cell office:value-type="float" office:value="0.243527714115949" calcext:value-type="float">
            <text:p>0.243527714115949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3" calcext:value-type="float">
            <text:p>3</text:p>
          </table:table-cell>
          <table:table-cell office:value-type="float" office:value="1507.97" calcext:value-type="float">
            <text:p>1507.97</text:p>
          </table:table-cell>
          <table:table-cell office:value-type="float" office:value="1482" calcext:value-type="float">
            <text:p>1482</text:p>
          </table:table-cell>
          <table:table-cell office:value-type="float" office:value="0.982778171979549" calcext:value-type="float">
            <text:p>0.982778171979549</text:p>
          </table:table-cell>
          <table:table-cell office:value-type="float" office:value="0.0172218280204514" calcext:value-type="float">
            <text:p>0.0172218280204514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4" calcext:value-type="float">
            <text:p>4</text:p>
          </table:table-cell>
          <table:table-cell office:value-type="float" office:value="2237.13" calcext:value-type="float">
            <text:p>2237.13</text:p>
          </table:table-cell>
          <table:table-cell office:value-type="float" office:value="2126" calcext:value-type="float">
            <text:p>2126</text:p>
          </table:table-cell>
          <table:table-cell office:value-type="float" office:value="0.950324746438517" calcext:value-type="float">
            <text:p>0.950324746438517</text:p>
          </table:table-cell>
          <table:table-cell office:value-type="float" office:value="0.0496752535614828" calcext:value-type="float">
            <text:p>0.0496752535614828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5" calcext:value-type="float">
            <text:p>5</text:p>
          </table:table-cell>
          <table:table-cell office:value-type="float" office:value="4999.01" calcext:value-type="float">
            <text:p>4999.01</text:p>
          </table:table-cell>
          <table:table-cell office:value-type="float" office:value="4111" calcext:value-type="float">
            <text:p>4111</text:p>
          </table:table-cell>
          <table:table-cell office:value-type="float" office:value="0.822362827839912" calcext:value-type="float">
            <text:p>0.822362827839912</text:p>
          </table:table-cell>
          <table:table-cell office:value-type="float" office:value="0.177637172160088" calcext:value-type="float">
            <text:p>0.177637172160088</text:p>
          </table:table-cell>
        </table:table-row>
        <table:table-row table:style-name="ro1">
          <table:table-cell office:value-type="float" office:value="142698" calcext:value-type="float">
            <text:p>142698</text:p>
          </table:table-cell>
          <table:table-cell office:value-type="string" calcext:value-type="string">
            <text:p>1015 Federal Hill</text:p>
          </table:table-cell>
          <table:table-cell office:value-type="float" office:value="6" calcext:value-type="float">
            <text:p>6</text:p>
          </table:table-cell>
          <table:table-cell office:value-type="float" office:value="4261.11" calcext:value-type="float">
            <text:p>4261.11</text:p>
          </table:table-cell>
          <table:table-cell office:value-type="float" office:value="4252" calcext:value-type="float">
            <text:p>4252</text:p>
          </table:table-cell>
          <table:table-cell office:value-type="float" office:value="0.997862059416443" calcext:value-type="float">
            <text:p>0.997862059416443</text:p>
          </table:table-cell>
          <table:table-cell office:value-type="float" office:value="0.00213794058355676" calcext:value-type="float">
            <text:p>0.00213794058355676</text:p>
          </table:table-cell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45" calcext:value-type="float">
            <text:p>1445</text:p>
          </table:table-cell>
          <table:table-cell table:number-columns-repeated="2"/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1" calcext:value-type="float">
            <text:p>1</text:p>
          </table:table-cell>
          <table:table-cell office:value-type="float" office:value="16.03" calcext:value-type="float">
            <text:p>16.03</text:p>
          </table:table-cell>
          <table:table-cell office:value-type="float" office:value="1303" calcext:value-type="float">
            <text:p>1303</text:p>
          </table:table-cell>
          <table:table-cell office:value-type="float" office:value="81.2850904553961" calcext:value-type="float">
            <text:p>81.2850904553961</text:p>
          </table:table-cell>
          <table:table-cell office:value-type="float" office:value="80.2850904553961" calcext:value-type="float">
            <text:p>80.2850904553961</text:p>
          </table:table-cell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3" calcext:value-type="float">
            <text:p>1263</text:p>
          </table:table-cell>
          <table:table-cell table:number-columns-repeated="2"/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87" calcext:value-type="float">
            <text:p>2587</text:p>
          </table:table-cell>
          <table:table-cell table:number-columns-repeated="2"/>
        </table:table-row>
        <table:table-row table:style-name="ro1">
          <table:table-cell office:value-type="float" office:value="142699" calcext:value-type="float">
            <text:p>142699</text:p>
          </table:table-cell>
          <table:table-cell office:value-type="string" calcext:value-type="string">
            <text:p>1017 Georgetow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0" calcext:value-type="float">
            <text:p>0</text:p>
          </table:table-cell>
          <table:table-cell office:value-type="float" office:value="1469.36" calcext:value-type="float">
            <text:p>1469.36</text:p>
          </table:table-cell>
          <table:table-cell office:value-type="float" office:value="1877" calcext:value-type="float">
            <text:p>1877</text:p>
          </table:table-cell>
          <table:table-cell office:value-type="float" office:value="1.27742690695269" calcext:value-type="float">
            <text:p>1.27742690695269</text:p>
          </table:table-cell>
          <table:table-cell office:value-type="float" office:value="0.277426906952687" calcext:value-type="float">
            <text:p>0.277426906952687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1" calcext:value-type="float">
            <text:p>1</text:p>
          </table:table-cell>
          <table:table-cell office:value-type="float" office:value="1829.83" calcext:value-type="float">
            <text:p>1829.83</text:p>
          </table:table-cell>
          <table:table-cell office:value-type="float" office:value="1873" calcext:value-type="float">
            <text:p>1873</text:p>
          </table:table-cell>
          <table:table-cell office:value-type="float" office:value="1.02359235557402" calcext:value-type="float">
            <text:p>1.02359235557402</text:p>
          </table:table-cell>
          <table:table-cell office:value-type="float" office:value="0.0235923555740152" calcext:value-type="float">
            <text:p>0.0235923555740152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2" calcext:value-type="float">
            <text:p>2</text:p>
          </table:table-cell>
          <table:table-cell office:value-type="float" office:value="1957.05" calcext:value-type="float">
            <text:p>1957.05</text:p>
          </table:table-cell>
          <table:table-cell office:value-type="float" office:value="2040" calcext:value-type="float">
            <text:p>2040</text:p>
          </table:table-cell>
          <table:table-cell office:value-type="float" office:value="1.04238522265655" calcext:value-type="float">
            <text:p>1.04238522265655</text:p>
          </table:table-cell>
          <table:table-cell office:value-type="float" office:value="0.0423852226565493" calcext:value-type="float">
            <text:p>0.0423852226565493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3" calcext:value-type="float">
            <text:p>3</text:p>
          </table:table-cell>
          <table:table-cell office:value-type="float" office:value="2016.4" calcext:value-type="float">
            <text:p>2016.4</text:p>
          </table:table-cell>
          <table:table-cell office:value-type="float" office:value="2235" calcext:value-type="float">
            <text:p>2235</text:p>
          </table:table-cell>
          <table:table-cell office:value-type="float" office:value="1.10841102955763" calcext:value-type="float">
            <text:p>1.10841102955763</text:p>
          </table:table-cell>
          <table:table-cell office:value-type="float" office:value="0.108411029557627" calcext:value-type="float">
            <text:p>0.108411029557627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4" calcext:value-type="float">
            <text:p>4</text:p>
          </table:table-cell>
          <table:table-cell office:value-type="float" office:value="2520.11" calcext:value-type="float">
            <text:p>2520.11</text:p>
          </table:table-cell>
          <table:table-cell office:value-type="float" office:value="2335" calcext:value-type="float">
            <text:p>2335</text:p>
          </table:table-cell>
          <table:table-cell office:value-type="float" office:value="0.926546857081635" calcext:value-type="float">
            <text:p>0.926546857081635</text:p>
          </table:table-cell>
          <table:table-cell office:value-type="float" office:value="0.0734531429183647" calcext:value-type="float">
            <text:p>0.0734531429183647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5" calcext:value-type="float">
            <text:p>5</text:p>
          </table:table-cell>
          <table:table-cell office:value-type="float" office:value="2001.41" calcext:value-type="float">
            <text:p>2001.41</text:p>
          </table:table-cell>
          <table:table-cell office:value-type="float" office:value="2348" calcext:value-type="float">
            <text:p>2348</text:p>
          </table:table-cell>
          <table:table-cell office:value-type="float" office:value="1.17317291309627" calcext:value-type="float">
            <text:p>1.17317291309627</text:p>
          </table:table-cell>
          <table:table-cell office:value-type="float" office:value="0.173172913096267" calcext:value-type="float">
            <text:p>0.173172913096267</text:p>
          </table:table-cell>
        </table:table-row>
        <table:table-row table:style-name="ro1">
          <table:table-cell office:value-type="float" office:value="142700" calcext:value-type="float">
            <text:p>142700</text:p>
          </table:table-cell>
          <table:table-cell office:value-type="string" calcext:value-type="string">
            <text:p>1023 Astor Place</text:p>
          </table:table-cell>
          <table:table-cell office:value-type="float" office:value="6" calcext:value-type="float">
            <text:p>6</text:p>
          </table:table-cell>
          <table:table-cell office:value-type="float" office:value="1825.29" calcext:value-type="float">
            <text:p>1825.29</text:p>
          </table:table-cell>
          <table:table-cell office:value-type="float" office:value="1822" calcext:value-type="float">
            <text:p>1822</text:p>
          </table:table-cell>
          <table:table-cell office:value-type="float" office:value="0.998197546691211" calcext:value-type="float">
            <text:p>0.998197546691211</text:p>
          </table:table-cell>
          <table:table-cell office:value-type="float" office:value="0.00180245330878925" calcext:value-type="float">
            <text:p>0.00180245330878925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0" calcext:value-type="float">
            <text:p>0</text:p>
          </table:table-cell>
          <table:table-cell office:value-type="float" office:value="1876.98" calcext:value-type="float">
            <text:p>1876.98</text:p>
          </table:table-cell>
          <table:table-cell office:value-type="float" office:value="1477" calcext:value-type="float">
            <text:p>1477</text:p>
          </table:table-cell>
          <table:table-cell office:value-type="float" office:value="0.786902364436488" calcext:value-type="float">
            <text:p>0.786902364436488</text:p>
          </table:table-cell>
          <table:table-cell office:value-type="float" office:value="0.213097635563512" calcext:value-type="float">
            <text:p>0.213097635563512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1" calcext:value-type="float">
            <text:p>1</text:p>
          </table:table-cell>
          <table:table-cell office:value-type="float" office:value="1127.61" calcext:value-type="float">
            <text:p>1127.61</text:p>
          </table:table-cell>
          <table:table-cell office:value-type="float" office:value="1237" calcext:value-type="float">
            <text:p>1237</text:p>
          </table:table-cell>
          <table:table-cell office:value-type="float" office:value="1.09701049121593" calcext:value-type="float">
            <text:p>1.09701049121593</text:p>
          </table:table-cell>
          <table:table-cell office:value-type="float" office:value="0.0970104912159346" calcext:value-type="float">
            <text:p>0.0970104912159346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2" calcext:value-type="float">
            <text:p>2</text:p>
          </table:table-cell>
          <table:table-cell office:value-type="float" office:value="1168.47" calcext:value-type="float">
            <text:p>1168.47</text:p>
          </table:table-cell>
          <table:table-cell office:value-type="float" office:value="1333" calcext:value-type="float">
            <text:p>1333</text:p>
          </table:table-cell>
          <table:table-cell office:value-type="float" office:value="1.14080806524772" calcext:value-type="float">
            <text:p>1.14080806524772</text:p>
          </table:table-cell>
          <table:table-cell office:value-type="float" office:value="0.140808065247717" calcext:value-type="float">
            <text:p>0.140808065247717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3" calcext:value-type="float">
            <text:p>3</text:p>
          </table:table-cell>
          <table:table-cell office:value-type="float" office:value="1462.17" calcext:value-type="float">
            <text:p>1462.17</text:p>
          </table:table-cell>
          <table:table-cell office:value-type="float" office:value="1496" calcext:value-type="float">
            <text:p>1496</text:p>
          </table:table-cell>
          <table:table-cell office:value-type="float" office:value="1.02313684455296" calcext:value-type="float">
            <text:p>1.02313684455296</text:p>
          </table:table-cell>
          <table:table-cell office:value-type="float" office:value="0.0231368445529589" calcext:value-type="float">
            <text:p>0.0231368445529589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4" calcext:value-type="float">
            <text:p>4</text:p>
          </table:table-cell>
          <table:table-cell office:value-type="float" office:value="1665.77" calcext:value-type="float">
            <text:p>1665.77</text:p>
          </table:table-cell>
          <table:table-cell office:value-type="float" office:value="1592" calcext:value-type="float">
            <text:p>1592</text:p>
          </table:table-cell>
          <table:table-cell office:value-type="float" office:value="0.955714174225734" calcext:value-type="float">
            <text:p>0.955714174225734</text:p>
          </table:table-cell>
          <table:table-cell office:value-type="float" office:value="0.0442858257742665" calcext:value-type="float">
            <text:p>0.0442858257742665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5" calcext:value-type="float">
            <text:p>5</text:p>
          </table:table-cell>
          <table:table-cell office:value-type="float" office:value="2184.86" calcext:value-type="float">
            <text:p>2184.86</text:p>
          </table:table-cell>
          <table:table-cell office:value-type="float" office:value="2516" calcext:value-type="float">
            <text:p>2516</text:p>
          </table:table-cell>
          <table:table-cell office:value-type="float" office:value="1.15156119842919" calcext:value-type="float">
            <text:p>1.15156119842919</text:p>
          </table:table-cell>
          <table:table-cell office:value-type="float" office:value="0.15156119842919" calcext:value-type="float">
            <text:p>0.15156119842919</text:p>
          </table:table-cell>
        </table:table-row>
        <table:table-row table:style-name="ro1">
          <table:table-cell office:value-type="float" office:value="142701" calcext:value-type="float">
            <text:p>142701</text:p>
          </table:table-cell>
          <table:table-cell office:value-type="string" calcext:value-type="string">
            <text:p>1058 Bel Air</text:p>
          </table:table-cell>
          <table:table-cell office:value-type="float" office:value="6" calcext:value-type="float">
            <text:p>6</text:p>
          </table:table-cell>
          <table:table-cell office:value-type="float" office:value="2510.48" calcext:value-type="float">
            <text:p>2510.48</text:p>
          </table:table-cell>
          <table:table-cell office:value-type="float" office:value="2298" calcext:value-type="float">
            <text:p>2298</text:p>
          </table:table-cell>
          <table:table-cell office:value-type="float" office:value="0.91536279914598" calcext:value-type="float">
            <text:p>0.91536279914598</text:p>
          </table:table-cell>
          <table:table-cell office:value-type="float" office:value="0.0846372008540199" calcext:value-type="float">
            <text:p>0.0846372008540199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0" calcext:value-type="float">
            <text:p>0</text:p>
          </table:table-cell>
          <table:table-cell office:value-type="float" office:value="1894.03" calcext:value-type="float">
            <text:p>1894.03</text:p>
          </table:table-cell>
          <table:table-cell office:value-type="float" office:value="2303" calcext:value-type="float">
            <text:p>2303</text:p>
          </table:table-cell>
          <table:table-cell office:value-type="float" office:value="1.21592583010829" calcext:value-type="float">
            <text:p>1.21592583010829</text:p>
          </table:table-cell>
          <table:table-cell office:value-type="float" office:value="0.215925830108288" calcext:value-type="float">
            <text:p>0.215925830108288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1" calcext:value-type="float">
            <text:p>1</text:p>
          </table:table-cell>
          <table:table-cell office:value-type="float" office:value="1540.87" calcext:value-type="float">
            <text:p>1540.87</text:p>
          </table:table-cell>
          <table:table-cell office:value-type="float" office:value="1755" calcext:value-type="float">
            <text:p>1755</text:p>
          </table:table-cell>
          <table:table-cell office:value-type="float" office:value="1.13896694724409" calcext:value-type="float">
            <text:p>1.13896694724409</text:p>
          </table:table-cell>
          <table:table-cell office:value-type="float" office:value="0.13896694724409" calcext:value-type="float">
            <text:p>0.13896694724409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2" calcext:value-type="float">
            <text:p>2</text:p>
          </table:table-cell>
          <table:table-cell office:value-type="float" office:value="2269.62" calcext:value-type="float">
            <text:p>2269.62</text:p>
          </table:table-cell>
          <table:table-cell office:value-type="float" office:value="2072" calcext:value-type="float">
            <text:p>2072</text:p>
          </table:table-cell>
          <table:table-cell office:value-type="float" office:value="0.912928155374027" calcext:value-type="float">
            <text:p>0.912928155374027</text:p>
          </table:table-cell>
          <table:table-cell office:value-type="float" office:value="0.0870718446259726" calcext:value-type="float">
            <text:p>0.0870718446259726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3" calcext:value-type="float">
            <text:p>3</text:p>
          </table:table-cell>
          <table:table-cell office:value-type="float" office:value="2348.94" calcext:value-type="float">
            <text:p>2348.94</text:p>
          </table:table-cell>
          <table:table-cell office:value-type="float" office:value="2303" calcext:value-type="float">
            <text:p>2303</text:p>
          </table:table-cell>
          <table:table-cell office:value-type="float" office:value="0.980442242032576" calcext:value-type="float">
            <text:p>0.980442242032576</text:p>
          </table:table-cell>
          <table:table-cell office:value-type="float" office:value="0.0195577579674237" calcext:value-type="float">
            <text:p>0.0195577579674237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4" calcext:value-type="float">
            <text:p>4</text:p>
          </table:table-cell>
          <table:table-cell office:value-type="float" office:value="2331.08" calcext:value-type="float">
            <text:p>2331.08</text:p>
          </table:table-cell>
          <table:table-cell office:value-type="float" office:value="2482" calcext:value-type="float">
            <text:p>2482</text:p>
          </table:table-cell>
          <table:table-cell office:value-type="float" office:value="1.06474252277914" calcext:value-type="float">
            <text:p>1.06474252277914</text:p>
          </table:table-cell>
          <table:table-cell office:value-type="float" office:value="0.0647425227791409" calcext:value-type="float">
            <text:p>0.0647425227791409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5" calcext:value-type="float">
            <text:p>5</text:p>
          </table:table-cell>
          <table:table-cell office:value-type="float" office:value="2999.62" calcext:value-type="float">
            <text:p>2999.62</text:p>
          </table:table-cell>
          <table:table-cell office:value-type="float" office:value="2689" calcext:value-type="float">
            <text:p>2689</text:p>
          </table:table-cell>
          <table:table-cell office:value-type="float" office:value="0.896446883271881" calcext:value-type="float">
            <text:p>0.896446883271881</text:p>
          </table:table-cell>
          <table:table-cell office:value-type="float" office:value="0.103553116728119" calcext:value-type="float">
            <text:p>0.103553116728119</text:p>
          </table:table-cell>
        </table:table-row>
        <table:table-row table:style-name="ro1">
          <table:table-cell office:value-type="float" office:value="142702" calcext:value-type="float">
            <text:p>142702</text:p>
          </table:table-cell>
          <table:table-cell office:value-type="string" calcext:value-type="string">
            <text:p>1059 Rosslyn</text:p>
          </table:table-cell>
          <table:table-cell office:value-type="float" office:value="6" calcext:value-type="float">
            <text:p>6</text:p>
          </table:table-cell>
          <table:table-cell office:value-type="float" office:value="2541.67" calcext:value-type="float">
            <text:p>2541.67</text:p>
          </table:table-cell>
          <table:table-cell office:value-type="float" office:value="1757" calcext:value-type="float">
            <text:p>1757</text:p>
          </table:table-cell>
          <table:table-cell office:value-type="float" office:value="0.691277781930778" calcext:value-type="float">
            <text:p>0.691277781930778</text:p>
          </table:table-cell>
          <table:table-cell office:value-type="float" office:value="0.308722218069222" calcext:value-type="float">
            <text:p>0.308722218069222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0" calcext:value-type="float">
            <text:p>0</text:p>
          </table:table-cell>
          <table:table-cell office:value-type="float" office:value="2845.33" calcext:value-type="float">
            <text:p>2845.33</text:p>
          </table:table-cell>
          <table:table-cell office:value-type="float" office:value="2386" calcext:value-type="float">
            <text:p>2386</text:p>
          </table:table-cell>
          <table:table-cell office:value-type="float" office:value="0.838567055490927" calcext:value-type="float">
            <text:p>0.838567055490927</text:p>
          </table:table-cell>
          <table:table-cell office:value-type="float" office:value="0.161432944509073" calcext:value-type="float">
            <text:p>0.161432944509073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1" calcext:value-type="float">
            <text:p>1</text:p>
          </table:table-cell>
          <table:table-cell office:value-type="float" office:value="1678.69" calcext:value-type="float">
            <text:p>1678.69</text:p>
          </table:table-cell>
          <table:table-cell office:value-type="float" office:value="1874" calcext:value-type="float">
            <text:p>1874</text:p>
          </table:table-cell>
          <table:table-cell office:value-type="float" office:value="1.11634667508593" calcext:value-type="float">
            <text:p>1.11634667508593</text:p>
          </table:table-cell>
          <table:table-cell office:value-type="float" office:value="0.11634667508593" calcext:value-type="float">
            <text:p>0.11634667508593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2" calcext:value-type="float">
            <text:p>2</text:p>
          </table:table-cell>
          <table:table-cell office:value-type="float" office:value="1688.56" calcext:value-type="float">
            <text:p>1688.56</text:p>
          </table:table-cell>
          <table:table-cell office:value-type="float" office:value="2276" calcext:value-type="float">
            <text:p>2276</text:p>
          </table:table-cell>
          <table:table-cell office:value-type="float" office:value="1.3478940635808" calcext:value-type="float">
            <text:p>1.3478940635808</text:p>
          </table:table-cell>
          <table:table-cell office:value-type="float" office:value="0.347894063580803" calcext:value-type="float">
            <text:p>0.347894063580803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3" calcext:value-type="float">
            <text:p>3</text:p>
          </table:table-cell>
          <table:table-cell office:value-type="float" office:value="1884.85" calcext:value-type="float">
            <text:p>1884.85</text:p>
          </table:table-cell>
          <table:table-cell office:value-type="float" office:value="2071" calcext:value-type="float">
            <text:p>2071</text:p>
          </table:table-cell>
          <table:table-cell office:value-type="float" office:value="1.09876117462928" calcext:value-type="float">
            <text:p>1.09876117462928</text:p>
          </table:table-cell>
          <table:table-cell office:value-type="float" office:value="0.0987611746292809" calcext:value-type="float">
            <text:p>0.0987611746292809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4" calcext:value-type="float">
            <text:p>4</text:p>
          </table:table-cell>
          <table:table-cell office:value-type="float" office:value="1796.86" calcext:value-type="float">
            <text:p>1796.86</text:p>
          </table:table-cell>
          <table:table-cell office:value-type="float" office:value="2616" calcext:value-type="float">
            <text:p>2616</text:p>
          </table:table-cell>
          <table:table-cell office:value-type="float" office:value="1.45587302294002" calcext:value-type="float">
            <text:p>1.45587302294002</text:p>
          </table:table-cell>
          <table:table-cell office:value-type="float" office:value="0.455873022940018" calcext:value-type="float">
            <text:p>0.455873022940018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5" calcext:value-type="float">
            <text:p>5</text:p>
          </table:table-cell>
          <table:table-cell office:value-type="float" office:value="4744.1" calcext:value-type="float">
            <text:p>4744.1</text:p>
          </table:table-cell>
          <table:table-cell office:value-type="float" office:value="4320" calcext:value-type="float">
            <text:p>4320</text:p>
          </table:table-cell>
          <table:table-cell office:value-type="float" office:value="0.910604751164604" calcext:value-type="float">
            <text:p>0.910604751164604</text:p>
          </table:table-cell>
          <table:table-cell office:value-type="float" office:value="0.0893952488353956" calcext:value-type="float">
            <text:p>0.0893952488353956</text:p>
          </table:table-cell>
        </table:table-row>
        <table:table-row table:style-name="ro1">
          <table:table-cell office:value-type="float" office:value="142703" calcext:value-type="float">
            <text:p>142703</text:p>
          </table:table-cell>
          <table:table-cell office:value-type="string" calcext:value-type="string">
            <text:p>1062 Chestnut</text:p>
          </table:table-cell>
          <table:table-cell office:value-type="float" office:value="6" calcext:value-type="float">
            <text:p>6</text:p>
          </table:table-cell>
          <table:table-cell office:value-type="float" office:value="3974.13" calcext:value-type="float">
            <text:p>3974.13</text:p>
          </table:table-cell>
          <table:table-cell office:value-type="float" office:value="3403" calcext:value-type="float">
            <text:p>3403</text:p>
          </table:table-cell>
          <table:table-cell office:value-type="float" office:value="0.856288042917569" calcext:value-type="float">
            <text:p>0.856288042917569</text:p>
          </table:table-cell>
          <table:table-cell office:value-type="float" office:value="0.143711957082431" calcext:value-type="float">
            <text:p>0.143711957082431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0" calcext:value-type="float">
            <text:p>0</text:p>
          </table:table-cell>
          <table:table-cell office:value-type="float" office:value="2103.75" calcext:value-type="float">
            <text:p>2103.75</text:p>
          </table:table-cell>
          <table:table-cell office:value-type="float" office:value="1595" calcext:value-type="float">
            <text:p>1595</text:p>
          </table:table-cell>
          <table:table-cell office:value-type="float" office:value="0.758169934640523" calcext:value-type="float">
            <text:p>0.758169934640523</text:p>
          </table:table-cell>
          <table:table-cell office:value-type="float" office:value="0.241830065359477" calcext:value-type="float">
            <text:p>0.241830065359477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1" calcext:value-type="float">
            <text:p>1</text:p>
          </table:table-cell>
          <table:table-cell office:value-type="float" office:value="1855.34" calcext:value-type="float">
            <text:p>1855.34</text:p>
          </table:table-cell>
          <table:table-cell office:value-type="float" office:value="1994" calcext:value-type="float">
            <text:p>1994</text:p>
          </table:table-cell>
          <table:table-cell office:value-type="float" office:value="1.07473562797115" calcext:value-type="float">
            <text:p>1.07473562797115</text:p>
          </table:table-cell>
          <table:table-cell office:value-type="float" office:value="0.0747356279711535" calcext:value-type="float">
            <text:p>0.0747356279711535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2" calcext:value-type="float">
            <text:p>2</text:p>
          </table:table-cell>
          <table:table-cell office:value-type="float" office:value="2298.47" calcext:value-type="float">
            <text:p>2298.47</text:p>
          </table:table-cell>
          <table:table-cell office:value-type="float" office:value="1908" calcext:value-type="float">
            <text:p>1908</text:p>
          </table:table-cell>
          <table:table-cell office:value-type="float" office:value="0.830117425939864" calcext:value-type="float">
            <text:p>0.830117425939864</text:p>
          </table:table-cell>
          <table:table-cell office:value-type="float" office:value="0.169882574060136" calcext:value-type="float">
            <text:p>0.169882574060136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3" calcext:value-type="float">
            <text:p>3</text:p>
          </table:table-cell>
          <table:table-cell office:value-type="float" office:value="1952.09" calcext:value-type="float">
            <text:p>1952.09</text:p>
          </table:table-cell>
          <table:table-cell office:value-type="float" office:value="2042" calcext:value-type="float">
            <text:p>2042</text:p>
          </table:table-cell>
          <table:table-cell office:value-type="float" office:value="1.04605832722877" calcext:value-type="float">
            <text:p>1.04605832722877</text:p>
          </table:table-cell>
          <table:table-cell office:value-type="float" office:value="0.0460583272287651" calcext:value-type="float">
            <text:p>0.0460583272287651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4" calcext:value-type="float">
            <text:p>4</text:p>
          </table:table-cell>
          <table:table-cell office:value-type="float" office:value="1967.91" calcext:value-type="float">
            <text:p>1967.91</text:p>
          </table:table-cell>
          <table:table-cell office:value-type="float" office:value="2493" calcext:value-type="float">
            <text:p>2493</text:p>
          </table:table-cell>
          <table:table-cell office:value-type="float" office:value="1.26682622680915" calcext:value-type="float">
            <text:p>1.26682622680915</text:p>
          </table:table-cell>
          <table:table-cell office:value-type="float" office:value="0.266826226809153" calcext:value-type="float">
            <text:p>0.266826226809153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5" calcext:value-type="float">
            <text:p>5</text:p>
          </table:table-cell>
          <table:table-cell office:value-type="float" office:value="2940.37" calcext:value-type="float">
            <text:p>2940.37</text:p>
          </table:table-cell>
          <table:table-cell office:value-type="float" office:value="2973" calcext:value-type="float">
            <text:p>2973</text:p>
          </table:table-cell>
          <table:table-cell office:value-type="float" office:value="1.01109724286399" calcext:value-type="float">
            <text:p>1.01109724286399</text:p>
          </table:table-cell>
          <table:table-cell office:value-type="float" office:value="0.0110972428639933" calcext:value-type="float">
            <text:p>0.0110972428639933</text:p>
          </table:table-cell>
        </table:table-row>
        <table:table-row table:style-name="ro1">
          <table:table-cell office:value-type="float" office:value="142704" calcext:value-type="float">
            <text:p>142704</text:p>
          </table:table-cell>
          <table:table-cell office:value-type="string" calcext:value-type="string">
            <text:p>1066 White Marsh</text:p>
          </table:table-cell>
          <table:table-cell office:value-type="float" office:value="6" calcext:value-type="float">
            <text:p>6</text:p>
          </table:table-cell>
          <table:table-cell office:value-type="float" office:value="2475.23" calcext:value-type="float">
            <text:p>2475.23</text:p>
          </table:table-cell>
          <table:table-cell office:value-type="float" office:value="2568" calcext:value-type="float">
            <text:p>2568</text:p>
          </table:table-cell>
          <table:table-cell office:value-type="float" office:value="1.03747934535377" calcext:value-type="float">
            <text:p>1.03747934535377</text:p>
          </table:table-cell>
          <table:table-cell office:value-type="float" office:value="0.0374793453537652" calcext:value-type="float">
            <text:p>0.0374793453537652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0" calcext:value-type="float">
            <text:p>0</text:p>
          </table:table-cell>
          <table:table-cell office:value-type="float" office:value="271.32" calcext:value-type="float">
            <text:p>271.32</text:p>
          </table:table-cell>
          <table:table-cell table:number-columns-repeated="3"/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1" calcext:value-type="float">
            <text:p>1</text:p>
          </table:table-cell>
          <table:table-cell office:value-type="float" office:value="1675.1" calcext:value-type="float">
            <text:p>1675.1</text:p>
          </table:table-cell>
          <table:table-cell office:value-type="float" office:value="1945" calcext:value-type="float">
            <text:p>1945</text:p>
          </table:table-cell>
          <table:table-cell office:value-type="float" office:value="1.1611247089726" calcext:value-type="float">
            <text:p>1.1611247089726</text:p>
          </table:table-cell>
          <table:table-cell office:value-type="float" office:value="0.161124708972599" calcext:value-type="float">
            <text:p>0.161124708972599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2" calcext:value-type="float">
            <text:p>2</text:p>
          </table:table-cell>
          <table:table-cell office:value-type="float" office:value="2237.2" calcext:value-type="float">
            <text:p>2237.2</text:p>
          </table:table-cell>
          <table:table-cell office:value-type="float" office:value="2504" calcext:value-type="float">
            <text:p>2504</text:p>
          </table:table-cell>
          <table:table-cell office:value-type="float" office:value="1.11925621312355" calcext:value-type="float">
            <text:p>1.11925621312355</text:p>
          </table:table-cell>
          <table:table-cell office:value-type="float" office:value="0.119256213123547" calcext:value-type="float">
            <text:p>0.119256213123547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3" calcext:value-type="float">
            <text:p>3</text:p>
          </table:table-cell>
          <table:table-cell office:value-type="float" office:value="2365.53" calcext:value-type="float">
            <text:p>2365.53</text:p>
          </table:table-cell>
          <table:table-cell office:value-type="float" office:value="2334" calcext:value-type="float">
            <text:p>2334</text:p>
          </table:table-cell>
          <table:table-cell office:value-type="float" office:value="0.986671063144412" calcext:value-type="float">
            <text:p>0.986671063144412</text:p>
          </table:table-cell>
          <table:table-cell office:value-type="float" office:value="0.0133289368555884" calcext:value-type="float">
            <text:p>0.0133289368555884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4" calcext:value-type="float">
            <text:p>4</text:p>
          </table:table-cell>
          <table:table-cell office:value-type="float" office:value="2336.82" calcext:value-type="float">
            <text:p>2336.82</text:p>
          </table:table-cell>
          <table:table-cell office:value-type="float" office:value="2693" calcext:value-type="float">
            <text:p>2693</text:p>
          </table:table-cell>
          <table:table-cell office:value-type="float" office:value="1.15242081118785" calcext:value-type="float">
            <text:p>1.15242081118785</text:p>
          </table:table-cell>
          <table:table-cell office:value-type="float" office:value="0.152420811187854" calcext:value-type="float">
            <text:p>0.152420811187854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5" calcext:value-type="float">
            <text:p>5</text:p>
          </table:table-cell>
          <table:table-cell office:value-type="float" office:value="3307.39" calcext:value-type="float">
            <text:p>3307.39</text:p>
          </table:table-cell>
          <table:table-cell office:value-type="float" office:value="4101" calcext:value-type="float">
            <text:p>4101</text:p>
          </table:table-cell>
          <table:table-cell office:value-type="float" office:value="1.23995053501401" calcext:value-type="float">
            <text:p>1.23995053501401</text:p>
          </table:table-cell>
          <table:table-cell office:value-type="float" office:value="0.239950535014014" calcext:value-type="float">
            <text:p>0.239950535014014</text:p>
          </table:table-cell>
        </table:table-row>
        <table:table-row table:style-name="ro1">
          <table:table-cell office:value-type="float" office:value="142705" calcext:value-type="float">
            <text:p>142705</text:p>
          </table:table-cell>
          <table:table-cell office:value-type="string" calcext:value-type="string">
            <text:p>1002 U Street</text:p>
          </table:table-cell>
          <table:table-cell office:value-type="float" office:value="6" calcext:value-type="float">
            <text:p>6</text:p>
          </table:table-cell>
          <table:table-cell office:value-type="float" office:value="2926.82" calcext:value-type="float">
            <text:p>2926.82</text:p>
          </table:table-cell>
          <table:table-cell office:value-type="float" office:value="4040" calcext:value-type="float">
            <text:p>4040</text:p>
          </table:table-cell>
          <table:table-cell office:value-type="float" office:value="1.38033770440273" calcext:value-type="float">
            <text:p>1.38033770440273</text:p>
          </table:table-cell>
          <table:table-cell office:value-type="float" office:value="0.380337704402731" calcext:value-type="float">
            <text:p>0.380337704402731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0" calcext:value-type="float">
            <text:p>0</text:p>
          </table:table-cell>
          <table:table-cell office:value-type="float" office:value="1631.81" calcext:value-type="float">
            <text:p>1631.81</text:p>
          </table:table-cell>
          <table:table-cell table:number-columns-repeated="3"/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1" calcext:value-type="float">
            <text:p>1</text:p>
          </table:table-cell>
          <table:table-cell office:value-type="float" office:value="1747.6" calcext:value-type="float">
            <text:p>1747.6</text:p>
          </table:table-cell>
          <table:table-cell office:value-type="float" office:value="1625" calcext:value-type="float">
            <text:p>1625</text:p>
          </table:table-cell>
          <table:table-cell office:value-type="float" office:value="0.929846646829938" calcext:value-type="float">
            <text:p>0.929846646829938</text:p>
          </table:table-cell>
          <table:table-cell office:value-type="float" office:value="0.0701533531700618" calcext:value-type="float">
            <text:p>0.0701533531700618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2" calcext:value-type="float">
            <text:p>2</text:p>
          </table:table-cell>
          <table:table-cell office:value-type="float" office:value="1647.73" calcext:value-type="float">
            <text:p>1647.73</text:p>
          </table:table-cell>
          <table:table-cell office:value-type="float" office:value="1775" calcext:value-type="float">
            <text:p>1775</text:p>
          </table:table-cell>
          <table:table-cell office:value-type="float" office:value="1.07723959629308" calcext:value-type="float">
            <text:p>1.07723959629308</text:p>
          </table:table-cell>
          <table:table-cell office:value-type="float" office:value="0.0772395962930821" calcext:value-type="float">
            <text:p>0.0772395962930821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3" calcext:value-type="float">
            <text:p>3</text:p>
          </table:table-cell>
          <table:table-cell office:value-type="float" office:value="1709.24" calcext:value-type="float">
            <text:p>1709.24</text:p>
          </table:table-cell>
          <table:table-cell office:value-type="float" office:value="1719" calcext:value-type="float">
            <text:p>1719</text:p>
          </table:table-cell>
          <table:table-cell office:value-type="float" office:value="1.00571014017926" calcext:value-type="float">
            <text:p>1.00571014017926</text:p>
          </table:table-cell>
          <table:table-cell office:value-type="float" office:value="0.00571014017926097" calcext:value-type="float">
            <text:p>0.00571014017926097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4" calcext:value-type="float">
            <text:p>4</text:p>
          </table:table-cell>
          <table:table-cell office:value-type="float" office:value="1914.23" calcext:value-type="float">
            <text:p>1914.23</text:p>
          </table:table-cell>
          <table:table-cell office:value-type="float" office:value="1924" calcext:value-type="float">
            <text:p>1924</text:p>
          </table:table-cell>
          <table:table-cell office:value-type="float" office:value="1.00510387988904" calcext:value-type="float">
            <text:p>1.00510387988904</text:p>
          </table:table-cell>
          <table:table-cell office:value-type="float" office:value="0.00510387988904149" calcext:value-type="float">
            <text:p>0.00510387988904149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5" calcext:value-type="float">
            <text:p>5</text:p>
          </table:table-cell>
          <table:table-cell office:value-type="float" office:value="2248.83" calcext:value-type="float">
            <text:p>2248.83</text:p>
          </table:table-cell>
          <table:table-cell office:value-type="float" office:value="2422" calcext:value-type="float">
            <text:p>2422</text:p>
          </table:table-cell>
          <table:table-cell office:value-type="float" office:value="1.07700448677757" calcext:value-type="float">
            <text:p>1.07700448677757</text:p>
          </table:table-cell>
          <table:table-cell office:value-type="float" office:value="0.0770044867775688" calcext:value-type="float">
            <text:p>0.0770044867775688</text:p>
          </table:table-cell>
        </table:table-row>
        <table:table-row table:style-name="ro1">
          <table:table-cell office:value-type="float" office:value="142706" calcext:value-type="float">
            <text:p>142706</text:p>
          </table:table-cell>
          <table:table-cell office:value-type="string" calcext:value-type="string">
            <text:p>1064 Gaithersburg Sq</text:p>
          </table:table-cell>
          <table:table-cell office:value-type="float" office:value="6" calcext:value-type="float">
            <text:p>6</text:p>
          </table:table-cell>
          <table:table-cell office:value-type="float" office:value="2517.65" calcext:value-type="float">
            <text:p>2517.65</text:p>
          </table:table-cell>
          <table:table-cell office:value-type="float" office:value="2308" calcext:value-type="float">
            <text:p>2308</text:p>
          </table:table-cell>
          <table:table-cell office:value-type="float" office:value="0.916727901018807" calcext:value-type="float">
            <text:p>0.916727901018807</text:p>
          </table:table-cell>
          <table:table-cell office:value-type="float" office:value="0.0832720989811928" calcext:value-type="float">
            <text:p>0.0832720989811928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1" calcext:value-type="float">
            <text:p>1</text:p>
          </table:table-cell>
          <table:table-cell office:value-type="float" office:value="1261.67" calcext:value-type="float">
            <text:p>1261.67</text:p>
          </table:table-cell>
          <table:table-cell office:value-type="float" office:value="1398" calcext:value-type="float">
            <text:p>1398</text:p>
          </table:table-cell>
          <table:table-cell office:value-type="float" office:value="1.10805519668376" calcext:value-type="float">
            <text:p>1.10805519668376</text:p>
          </table:table-cell>
          <table:table-cell office:value-type="float" office:value="0.10805519668376" calcext:value-type="float">
            <text:p>0.10805519668376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2" calcext:value-type="float">
            <text:p>2</text:p>
          </table:table-cell>
          <table:table-cell office:value-type="float" office:value="1264.23" calcext:value-type="float">
            <text:p>1264.23</text:p>
          </table:table-cell>
          <table:table-cell office:value-type="float" office:value="1372" calcext:value-type="float">
            <text:p>1372</text:p>
          </table:table-cell>
          <table:table-cell office:value-type="float" office:value="1.0852455644938" calcext:value-type="float">
            <text:p>1.0852455644938</text:p>
          </table:table-cell>
          <table:table-cell office:value-type="float" office:value="0.0852455644938026" calcext:value-type="float">
            <text:p>0.0852455644938026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3" calcext:value-type="float">
            <text:p>3</text:p>
          </table:table-cell>
          <table:table-cell office:value-type="float" office:value="1547.3" calcext:value-type="float">
            <text:p>1547.3</text:p>
          </table:table-cell>
          <table:table-cell office:value-type="float" office:value="1446" calcext:value-type="float">
            <text:p>1446</text:p>
          </table:table-cell>
          <table:table-cell office:value-type="float" office:value="0.934531118722937" calcext:value-type="float">
            <text:p>0.934531118722937</text:p>
          </table:table-cell>
          <table:table-cell office:value-type="float" office:value="0.0654688812770633" calcext:value-type="float">
            <text:p>0.0654688812770633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4" calcext:value-type="float">
            <text:p>4</text:p>
          </table:table-cell>
          <table:table-cell office:value-type="float" office:value="1488.39" calcext:value-type="float">
            <text:p>1488.39</text:p>
          </table:table-cell>
          <table:table-cell office:value-type="float" office:value="1243" calcext:value-type="float">
            <text:p>1243</text:p>
          </table:table-cell>
          <table:table-cell office:value-type="float" office:value="0.835130577335241" calcext:value-type="float">
            <text:p>0.835130577335241</text:p>
          </table:table-cell>
          <table:table-cell office:value-type="float" office:value="0.164869422664759" calcext:value-type="float">
            <text:p>0.164869422664759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5" calcext:value-type="float">
            <text:p>5</text:p>
          </table:table-cell>
          <table:table-cell office:value-type="float" office:value="2392.64" calcext:value-type="float">
            <text:p>2392.64</text:p>
          </table:table-cell>
          <table:table-cell office:value-type="float" office:value="2272" calcext:value-type="float">
            <text:p>2272</text:p>
          </table:table-cell>
          <table:table-cell office:value-type="float" office:value="0.949578708037983" calcext:value-type="float">
            <text:p>0.949578708037983</text:p>
          </table:table-cell>
          <table:table-cell office:value-type="float" office:value="0.0504212919620168" calcext:value-type="float">
            <text:p>0.0504212919620168</text:p>
          </table:table-cell>
        </table:table-row>
        <table:table-row table:style-name="ro1">
          <table:table-cell office:value-type="float" office:value="142707" calcext:value-type="float">
            <text:p>142707</text:p>
          </table:table-cell>
          <table:table-cell office:value-type="string" calcext:value-type="string">
            <text:p>1031 Fair Oaks</text:p>
          </table:table-cell>
          <table:table-cell office:value-type="float" office:value="6" calcext:value-type="float">
            <text:p>6</text:p>
          </table:table-cell>
          <table:table-cell office:value-type="float" office:value="3197.76" calcext:value-type="float">
            <text:p>3197.76</text:p>
          </table:table-cell>
          <table:table-cell office:value-type="float" office:value="3309" calcext:value-type="float">
            <text:p>3309</text:p>
          </table:table-cell>
          <table:table-cell office:value-type="float" office:value="1.03478685079556" calcext:value-type="float">
            <text:p>1.03478685079556</text:p>
          </table:table-cell>
          <table:table-cell office:value-type="float" office:value="0.0347868507955569" calcext:value-type="float">
            <text:p>0.0347868507955569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0" calcext:value-type="float">
            <text:p>0</text:p>
          </table:table-cell>
          <table:table-cell office:value-type="float" office:value="1548.49" calcext:value-type="float">
            <text:p>1548.49</text:p>
          </table:table-cell>
          <table:table-cell office:value-type="float" office:value="1952" calcext:value-type="float">
            <text:p>1952</text:p>
          </table:table-cell>
          <table:table-cell office:value-type="float" office:value="1.26058289042874" calcext:value-type="float">
            <text:p>1.26058289042874</text:p>
          </table:table-cell>
          <table:table-cell office:value-type="float" office:value="0.26058289042874" calcext:value-type="float">
            <text:p>0.26058289042874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1" calcext:value-type="float">
            <text:p>1</text:p>
          </table:table-cell>
          <table:table-cell office:value-type="float" office:value="1792.91" calcext:value-type="float">
            <text:p>1792.91</text:p>
          </table:table-cell>
          <table:table-cell office:value-type="float" office:value="1272" calcext:value-type="float">
            <text:p>1272</text:p>
          </table:table-cell>
          <table:table-cell office:value-type="float" office:value="0.709461155328488" calcext:value-type="float">
            <text:p>0.709461155328488</text:p>
          </table:table-cell>
          <table:table-cell office:value-type="float" office:value="0.290538844671512" calcext:value-type="float">
            <text:p>0.290538844671512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2" calcext:value-type="float">
            <text:p>2</text:p>
          </table:table-cell>
          <table:table-cell office:value-type="float" office:value="1177.42" calcext:value-type="float">
            <text:p>1177.42</text:p>
          </table:table-cell>
          <table:table-cell office:value-type="float" office:value="1195" calcext:value-type="float">
            <text:p>1195</text:p>
          </table:table-cell>
          <table:table-cell office:value-type="float" office:value="1.01493095072277" calcext:value-type="float">
            <text:p>1.01493095072277</text:p>
          </table:table-cell>
          <table:table-cell office:value-type="float" office:value="0.0149309507227666" calcext:value-type="float">
            <text:p>0.0149309507227666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3" calcext:value-type="float">
            <text:p>3</text:p>
          </table:table-cell>
          <table:table-cell office:value-type="float" office:value="1818.63" calcext:value-type="float">
            <text:p>1818.63</text:p>
          </table:table-cell>
          <table:table-cell office:value-type="float" office:value="1398" calcext:value-type="float">
            <text:p>1398</text:p>
          </table:table-cell>
          <table:table-cell office:value-type="float" office:value="0.76871051285858" calcext:value-type="float">
            <text:p>0.76871051285858</text:p>
          </table:table-cell>
          <table:table-cell office:value-type="float" office:value="0.23128948714142" calcext:value-type="float">
            <text:p>0.23128948714142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4" calcext:value-type="float">
            <text:p>4</text:p>
          </table:table-cell>
          <table:table-cell office:value-type="float" office:value="1402.2" calcext:value-type="float">
            <text:p>1402.2</text:p>
          </table:table-cell>
          <table:table-cell office:value-type="float" office:value="1566" calcext:value-type="float">
            <text:p>1566</text:p>
          </table:table-cell>
          <table:table-cell office:value-type="float" office:value="1.11681643132221" calcext:value-type="float">
            <text:p>1.11681643132221</text:p>
          </table:table-cell>
          <table:table-cell office:value-type="float" office:value="0.116816431322208" calcext:value-type="float">
            <text:p>0.116816431322208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5" calcext:value-type="float">
            <text:p>5</text:p>
          </table:table-cell>
          <table:table-cell office:value-type="float" office:value="2514.87" calcext:value-type="float">
            <text:p>2514.87</text:p>
          </table:table-cell>
          <table:table-cell office:value-type="float" office:value="2495" calcext:value-type="float">
            <text:p>2495</text:p>
          </table:table-cell>
          <table:table-cell office:value-type="float" office:value="0.992098995176689" calcext:value-type="float">
            <text:p>0.992098995176689</text:p>
          </table:table-cell>
          <table:table-cell office:value-type="float" office:value="0.00790100482331091" calcext:value-type="float">
            <text:p>0.00790100482331091</text:p>
          </table:table-cell>
        </table:table-row>
        <table:table-row table:style-name="ro1">
          <table:table-cell office:value-type="float" office:value="142708" calcext:value-type="float">
            <text:p>142708</text:p>
          </table:table-cell>
          <table:table-cell office:value-type="string" calcext:value-type="string">
            <text:p>1054 Cherry Hill</text:p>
          </table:table-cell>
          <table:table-cell office:value-type="float" office:value="6" calcext:value-type="float">
            <text:p>6</text:p>
          </table:table-cell>
          <table:table-cell office:value-type="float" office:value="2624" calcext:value-type="float">
            <text:p>2624</text:p>
          </table:table-cell>
          <table:table-cell office:value-type="float" office:value="2199" calcext:value-type="float">
            <text:p>2199</text:p>
          </table:table-cell>
          <table:table-cell office:value-type="float" office:value="0.838033536585366" calcext:value-type="float">
            <text:p>0.838033536585366</text:p>
          </table:table-cell>
          <table:table-cell office:value-type="float" office:value="0.161966463414634" calcext:value-type="float">
            <text:p>0.161966463414634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1" calcext:value-type="float">
            <text:p>1</text:p>
          </table:table-cell>
          <table:table-cell office:value-type="float" office:value="1265.29" calcext:value-type="float">
            <text:p>1265.29</text:p>
          </table:table-cell>
          <table:table-cell office:value-type="float" office:value="2052" calcext:value-type="float">
            <text:p>2052</text:p>
          </table:table-cell>
          <table:table-cell office:value-type="float" office:value="1.62176259987829" calcext:value-type="float">
            <text:p>1.62176259987829</text:p>
          </table:table-cell>
          <table:table-cell office:value-type="float" office:value="0.621762599878289" calcext:value-type="float">
            <text:p>0.621762599878289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2" calcext:value-type="float">
            <text:p>2</text:p>
          </table:table-cell>
          <table:table-cell office:value-type="float" office:value="2036.15" calcext:value-type="float">
            <text:p>2036.15</text:p>
          </table:table-cell>
          <table:table-cell office:value-type="float" office:value="2648" calcext:value-type="float">
            <text:p>2648</text:p>
          </table:table-cell>
          <table:table-cell office:value-type="float" office:value="1.30049357856739" calcext:value-type="float">
            <text:p>1.30049357856739</text:p>
          </table:table-cell>
          <table:table-cell office:value-type="float" office:value="0.300493578567394" calcext:value-type="float">
            <text:p>0.300493578567394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3" calcext:value-type="float">
            <text:p>3</text:p>
          </table:table-cell>
          <table:table-cell office:value-type="float" office:value="2731.3" calcext:value-type="float">
            <text:p>2731.3</text:p>
          </table:table-cell>
          <table:table-cell office:value-type="float" office:value="2780" calcext:value-type="float">
            <text:p>2780</text:p>
          </table:table-cell>
          <table:table-cell office:value-type="float" office:value="1.01783033720207" calcext:value-type="float">
            <text:p>1.01783033720207</text:p>
          </table:table-cell>
          <table:table-cell office:value-type="float" office:value="0.017830337202065" calcext:value-type="float">
            <text:p>0.017830337202065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4" calcext:value-type="float">
            <text:p>4</text:p>
          </table:table-cell>
          <table:table-cell office:value-type="float" office:value="2607.19" calcext:value-type="float">
            <text:p>2607.19</text:p>
          </table:table-cell>
          <table:table-cell office:value-type="float" office:value="2887" calcext:value-type="float">
            <text:p>2887</text:p>
          </table:table-cell>
          <table:table-cell office:value-type="float" office:value="1.10732244293665" calcext:value-type="float">
            <text:p>1.10732244293665</text:p>
          </table:table-cell>
          <table:table-cell office:value-type="float" office:value="0.107322442936648" calcext:value-type="float">
            <text:p>0.107322442936648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5" calcext:value-type="float">
            <text:p>5</text:p>
          </table:table-cell>
          <table:table-cell office:value-type="float" office:value="2011.81" calcext:value-type="float">
            <text:p>2011.81</text:p>
          </table:table-cell>
          <table:table-cell office:value-type="float" office:value="2555" calcext:value-type="float">
            <text:p>2555</text:p>
          </table:table-cell>
          <table:table-cell office:value-type="float" office:value="1.27000064618428" calcext:value-type="float">
            <text:p>1.27000064618428</text:p>
          </table:table-cell>
          <table:table-cell office:value-type="float" office:value="0.270000646184282" calcext:value-type="float">
            <text:p>0.270000646184282</text:p>
          </table:table-cell>
        </table:table-row>
        <table:table-row table:style-name="ro1">
          <table:table-cell office:value-type="float" office:value="142709" calcext:value-type="float">
            <text:p>142709</text:p>
          </table:table-cell>
          <table:table-cell office:value-type="string" calcext:value-type="string">
            <text:p>1029 Raybur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0" calcext:value-type="float">
            <text:p>0</text:p>
          </table:table-cell>
          <table:table-cell office:value-type="float" office:value="2515.56" calcext:value-type="float">
            <text:p>2515.56</text:p>
          </table:table-cell>
          <table:table-cell table:number-columns-repeated="3"/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1" calcext:value-type="float">
            <text:p>1</text:p>
          </table:table-cell>
          <table:table-cell office:value-type="float" office:value="2604.13" calcext:value-type="float">
            <text:p>2604.13</text:p>
          </table:table-cell>
          <table:table-cell office:value-type="float" office:value="3134" calcext:value-type="float">
            <text:p>3134</text:p>
          </table:table-cell>
          <table:table-cell office:value-type="float" office:value="1.20347294489906" calcext:value-type="float">
            <text:p>1.20347294489906</text:p>
          </table:table-cell>
          <table:table-cell office:value-type="float" office:value="0.203472944899064" calcext:value-type="float">
            <text:p>0.203472944899064</text:p>
          </table:table-cell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2" calcext:value-type="float">
            <text:p>2</text:p>
          </table:table-cell>
          <table:table-cell office:value-type="float" office:value="2329.04" calcext:value-type="float">
            <text:p>2329.04</text:p>
          </table:table-cell>
          <table:table-cell office:value-type="float" office:value="3103" calcext:value-type="float">
            <text:p>3103</text:p>
          </table:table-cell>
          <table:table-cell office:value-type="float" office:value="1.33230859066396" calcext:value-type="float">
            <text:p>1.33230859066396</text:p>
          </table:table-cell>
          <table:table-cell office:value-type="float" office:value="0.332308590663965" calcext:value-type="float">
            <text:p>0.332308590663965</text:p>
          </table:table-cell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3" calcext:value-type="float">
            <text:p>3</text:p>
          </table:table-cell>
          <table:table-cell office:value-type="float" office:value="3675.12" calcext:value-type="float">
            <text:p>3675.12</text:p>
          </table:table-cell>
          <table:table-cell office:value-type="float" office:value="3358" calcext:value-type="float">
            <text:p>3358</text:p>
          </table:table-cell>
          <table:table-cell office:value-type="float" office:value="0.913711661115828" calcext:value-type="float">
            <text:p>0.913711661115828</text:p>
          </table:table-cell>
          <table:table-cell office:value-type="float" office:value="0.0862883388841724" calcext:value-type="float">
            <text:p>0.0862883388841724</text:p>
          </table:table-cell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4" calcext:value-type="float">
            <text:p>4</text:p>
          </table:table-cell>
          <table:table-cell office:value-type="float" office:value="3245.66" calcext:value-type="float">
            <text:p>3245.66</text:p>
          </table:table-cell>
          <table:table-cell office:value-type="float" office:value="3334" calcext:value-type="float">
            <text:p>3334</text:p>
          </table:table-cell>
          <table:table-cell office:value-type="float" office:value="1.02721788480617" calcext:value-type="float">
            <text:p>1.02721788480617</text:p>
          </table:table-cell>
          <table:table-cell office:value-type="float" office:value="0.0272178848061719" calcext:value-type="float">
            <text:p>0.0272178848061719</text:p>
          </table:table-cell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5" calcext:value-type="float">
            <text:p>5</text:p>
          </table:table-cell>
          <table:table-cell office:value-type="float" office:value="1254.88" calcext:value-type="float">
            <text:p>1254.88</text:p>
          </table:table-cell>
          <table:table-cell office:value-type="float" office:value="3921" calcext:value-type="float">
            <text:p>3921</text:p>
          </table:table-cell>
          <table:table-cell office:value-type="float" office:value="3.12460155552722" calcext:value-type="float">
            <text:p>3.12460155552722</text:p>
          </table:table-cell>
          <table:table-cell office:value-type="float" office:value="2.12460155552722" calcext:value-type="float">
            <text:p>2.12460155552722</text:p>
          </table:table-cell>
        </table:table-row>
        <table:table-row table:style-name="ro1">
          <table:table-cell office:value-type="float" office:value="142711" calcext:value-type="float">
            <text:p>142711</text:p>
          </table:table-cell>
          <table:table-cell office:value-type="string" calcext:value-type="string">
            <text:p>1061 Skyland</text:p>
          </table:table-cell>
          <table:table-cell office:value-type="float" office:value="6" calcext:value-type="float">
            <text:p>6</text:p>
          </table:table-cell>
          <table:table-cell office:value-type="float" office:value="3413.46" calcext:value-type="float">
            <text:p>3413.46</text:p>
          </table:table-cell>
          <table:table-cell office:value-type="float" office:value="3246" calcext:value-type="float">
            <text:p>3246</text:p>
          </table:table-cell>
          <table:table-cell office:value-type="float" office:value="0.950941273663673" calcext:value-type="float">
            <text:p>0.950941273663673</text:p>
          </table:table-cell>
          <table:table-cell office:value-type="float" office:value="0.0490587263363274" calcext:value-type="float">
            <text:p>0.0490587263363274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0" calcext:value-type="float">
            <text:p>0</text:p>
          </table:table-cell>
          <table:table-cell office:value-type="float" office:value="1832.87" calcext:value-type="float">
            <text:p>1832.87</text:p>
          </table:table-cell>
          <table:table-cell table:number-columns-repeated="3"/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1" calcext:value-type="float">
            <text:p>1</text:p>
          </table:table-cell>
          <table:table-cell office:value-type="float" office:value="1350.96" calcext:value-type="float">
            <text:p>1350.96</text:p>
          </table:table-cell>
          <table:table-cell office:value-type="float" office:value="1247" calcext:value-type="float">
            <text:p>1247</text:p>
          </table:table-cell>
          <table:table-cell office:value-type="float" office:value="0.92304731450228" calcext:value-type="float">
            <text:p>0.92304731450228</text:p>
          </table:table-cell>
          <table:table-cell office:value-type="float" office:value="0.0769526854977202" calcext:value-type="float">
            <text:p>0.0769526854977202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2" calcext:value-type="float">
            <text:p>2</text:p>
          </table:table-cell>
          <table:table-cell office:value-type="float" office:value="1136.96" calcext:value-type="float">
            <text:p>1136.96</text:p>
          </table:table-cell>
          <table:table-cell office:value-type="float" office:value="1221" calcext:value-type="float">
            <text:p>1221</text:p>
          </table:table-cell>
          <table:table-cell office:value-type="float" office:value="1.07391640866873" calcext:value-type="float">
            <text:p>1.07391640866873</text:p>
          </table:table-cell>
          <table:table-cell office:value-type="float" office:value="0.0739164086687307" calcext:value-type="float">
            <text:p>0.0739164086687307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3" calcext:value-type="float">
            <text:p>3</text:p>
          </table:table-cell>
          <table:table-cell office:value-type="float" office:value="1408.05" calcext:value-type="float">
            <text:p>1408.05</text:p>
          </table:table-cell>
          <table:table-cell office:value-type="float" office:value="1404" calcext:value-type="float">
            <text:p>1404</text:p>
          </table:table-cell>
          <table:table-cell office:value-type="float" office:value="0.99712368168744" calcext:value-type="float">
            <text:p>0.99712368168744</text:p>
          </table:table-cell>
          <table:table-cell office:value-type="float" office:value="0.00287631831255986" calcext:value-type="float">
            <text:p>0.00287631831255986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4" calcext:value-type="float">
            <text:p>4</text:p>
          </table:table-cell>
          <table:table-cell office:value-type="float" office:value="1736.82" calcext:value-type="float">
            <text:p>1736.82</text:p>
          </table:table-cell>
          <table:table-cell office:value-type="float" office:value="1566" calcext:value-type="float">
            <text:p>1566</text:p>
          </table:table-cell>
          <table:table-cell office:value-type="float" office:value="0.901647839154317" calcext:value-type="float">
            <text:p>0.901647839154317</text:p>
          </table:table-cell>
          <table:table-cell office:value-type="float" office:value="0.0983521608456834" calcext:value-type="float">
            <text:p>0.0983521608456834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5" calcext:value-type="float">
            <text:p>5</text:p>
          </table:table-cell>
          <table:table-cell office:value-type="float" office:value="2302.11" calcext:value-type="float">
            <text:p>2302.11</text:p>
          </table:table-cell>
          <table:table-cell office:value-type="float" office:value="2552" calcext:value-type="float">
            <text:p>2552</text:p>
          </table:table-cell>
          <table:table-cell office:value-type="float" office:value="1.10854824487101" calcext:value-type="float">
            <text:p>1.10854824487101</text:p>
          </table:table-cell>
          <table:table-cell office:value-type="float" office:value="0.10854824487101" calcext:value-type="float">
            <text:p>0.10854824487101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string" calcext:value-type="string">
            <text:p>1072 Pasadena</text:p>
          </table:table-cell>
          <table:table-cell office:value-type="float" office:value="6" calcext:value-type="float">
            <text:p>6</text:p>
          </table:table-cell>
          <table:table-cell office:value-type="float" office:value="1655.88" calcext:value-type="float">
            <text:p>1655.88</text:p>
          </table:table-cell>
          <table:table-cell office:value-type="float" office:value="2024" calcext:value-type="float">
            <text:p>2024</text:p>
          </table:table-cell>
          <table:table-cell office:value-type="float" office:value="1.22231079546827" calcext:value-type="float">
            <text:p>1.22231079546827</text:p>
          </table:table-cell>
          <table:table-cell office:value-type="float" office:value="0.222310795468271" calcext:value-type="float">
            <text:p>0.222310795468271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1" calcext:value-type="float">
            <text:p>1</text:p>
          </table:table-cell>
          <table:table-cell office:value-type="float" office:value="1255.02" calcext:value-type="float">
            <text:p>1255.02</text:p>
          </table:table-cell>
          <table:table-cell office:value-type="float" office:value="1090" calcext:value-type="float">
            <text:p>1090</text:p>
          </table:table-cell>
          <table:table-cell office:value-type="float" office:value="0.868512055584772" calcext:value-type="float">
            <text:p>0.868512055584772</text:p>
          </table:table-cell>
          <table:table-cell office:value-type="float" office:value="0.131487944415228" calcext:value-type="float">
            <text:p>0.131487944415228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2" calcext:value-type="float">
            <text:p>2</text:p>
          </table:table-cell>
          <table:table-cell office:value-type="float" office:value="1167.54" calcext:value-type="float">
            <text:p>1167.54</text:p>
          </table:table-cell>
          <table:table-cell office:value-type="float" office:value="1083" calcext:value-type="float">
            <text:p>1083</text:p>
          </table:table-cell>
          <table:table-cell office:value-type="float" office:value="0.927591345906778" calcext:value-type="float">
            <text:p>0.927591345906778</text:p>
          </table:table-cell>
          <table:table-cell office:value-type="float" office:value="0.0724086540932216" calcext:value-type="float">
            <text:p>0.0724086540932216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3" calcext:value-type="float">
            <text:p>3</text:p>
          </table:table-cell>
          <table:table-cell office:value-type="float" office:value="1162.08" calcext:value-type="float">
            <text:p>1162.08</text:p>
          </table:table-cell>
          <table:table-cell office:value-type="float" office:value="1310" calcext:value-type="float">
            <text:p>1310</text:p>
          </table:table-cell>
          <table:table-cell office:value-type="float" office:value="1.12728899903621" calcext:value-type="float">
            <text:p>1.12728899903621</text:p>
          </table:table-cell>
          <table:table-cell office:value-type="float" office:value="0.127288999036211" calcext:value-type="float">
            <text:p>0.127288999036211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4" calcext:value-type="float">
            <text:p>4</text:p>
          </table:table-cell>
          <table:table-cell office:value-type="float" office:value="1760.73" calcext:value-type="float">
            <text:p>1760.73</text:p>
          </table:table-cell>
          <table:table-cell office:value-type="float" office:value="1414" calcext:value-type="float">
            <text:p>1414</text:p>
          </table:table-cell>
          <table:table-cell office:value-type="float" office:value="0.803075996887655" calcext:value-type="float">
            <text:p>0.803075996887655</text:p>
          </table:table-cell>
          <table:table-cell office:value-type="float" office:value="0.196924003112345" calcext:value-type="float">
            <text:p>0.196924003112345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5" calcext:value-type="float">
            <text:p>5</text:p>
          </table:table-cell>
          <table:table-cell office:value-type="float" office:value="1910.42" calcext:value-type="float">
            <text:p>1910.42</text:p>
          </table:table-cell>
          <table:table-cell office:value-type="float" office:value="1780" calcext:value-type="float">
            <text:p>1780</text:p>
          </table:table-cell>
          <table:table-cell office:value-type="float" office:value="0.931732289234828" calcext:value-type="float">
            <text:p>0.931732289234828</text:p>
          </table:table-cell>
          <table:table-cell office:value-type="float" office:value="0.0682677107651721" calcext:value-type="float">
            <text:p>0.0682677107651721</text:p>
          </table:table-cell>
        </table:table-row>
        <table:table-row table:style-name="ro1">
          <table:table-cell office:value-type="float" office:value="142713" calcext:value-type="float">
            <text:p>142713</text:p>
          </table:table-cell>
          <table:table-cell office:value-type="string" calcext:value-type="string">
            <text:p>1063 Tenleytown</text:p>
          </table:table-cell>
          <table:table-cell office:value-type="float" office:value="6" calcext:value-type="float">
            <text:p>6</text:p>
          </table:table-cell>
          <table:table-cell office:value-type="float" office:value="1469.55" calcext:value-type="float">
            <text:p>1469.55</text:p>
          </table:table-cell>
          <table:table-cell office:value-type="float" office:value="1193" calcext:value-type="float">
            <text:p>1193</text:p>
          </table:table-cell>
          <table:table-cell office:value-type="float" office:value="0.811813140076894" calcext:value-type="float">
            <text:p>0.811813140076894</text:p>
          </table:table-cell>
          <table:table-cell office:value-type="float" office:value="0.188186859923106" calcext:value-type="float">
            <text:p>0.188186859923106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0" calcext:value-type="float">
            <text:p>0</text:p>
          </table:table-cell>
          <table:table-cell office:value-type="float" office:value="2415.74" calcext:value-type="float">
            <text:p>2415.74</text:p>
          </table:table-cell>
          <table:table-cell table:number-columns-repeated="3"/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1" calcext:value-type="float">
            <text:p>1</text:p>
          </table:table-cell>
          <table:table-cell office:value-type="float" office:value="1630.86" calcext:value-type="float">
            <text:p>1630.86</text:p>
          </table:table-cell>
          <table:table-cell office:value-type="float" office:value="1440" calcext:value-type="float">
            <text:p>1440</text:p>
          </table:table-cell>
          <table:table-cell office:value-type="float" office:value="0.882969721496634" calcext:value-type="float">
            <text:p>0.882969721496634</text:p>
          </table:table-cell>
          <table:table-cell office:value-type="float" office:value="0.117030278503366" calcext:value-type="float">
            <text:p>0.117030278503366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2" calcext:value-type="float">
            <text:p>2</text:p>
          </table:table-cell>
          <table:table-cell office:value-type="float" office:value="2013.92" calcext:value-type="float">
            <text:p>2013.92</text:p>
          </table:table-cell>
          <table:table-cell office:value-type="float" office:value="1587" calcext:value-type="float">
            <text:p>1587</text:p>
          </table:table-cell>
          <table:table-cell office:value-type="float" office:value="0.788015412727417" calcext:value-type="float">
            <text:p>0.788015412727417</text:p>
          </table:table-cell>
          <table:table-cell office:value-type="float" office:value="0.211984587272583" calcext:value-type="float">
            <text:p>0.211984587272583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3" calcext:value-type="float">
            <text:p>3</text:p>
          </table:table-cell>
          <table:table-cell office:value-type="float" office:value="2078.61" calcext:value-type="float">
            <text:p>2078.61</text:p>
          </table:table-cell>
          <table:table-cell office:value-type="float" office:value="1824" calcext:value-type="float">
            <text:p>1824</text:p>
          </table:table-cell>
          <table:table-cell office:value-type="float" office:value="0.877509489514628" calcext:value-type="float">
            <text:p>0.877509489514628</text:p>
          </table:table-cell>
          <table:table-cell office:value-type="float" office:value="0.122490510485373" calcext:value-type="float">
            <text:p>0.122490510485373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4" calcext:value-type="float">
            <text:p>4</text:p>
          </table:table-cell>
          <table:table-cell office:value-type="float" office:value="1583.22" calcext:value-type="float">
            <text:p>1583.22</text:p>
          </table:table-cell>
          <table:table-cell office:value-type="float" office:value="2068" calcext:value-type="float">
            <text:p>2068</text:p>
          </table:table-cell>
          <table:table-cell office:value-type="float" office:value="1.30619875949015" calcext:value-type="float">
            <text:p>1.30619875949015</text:p>
          </table:table-cell>
          <table:table-cell office:value-type="float" office:value="0.306198759490153" calcext:value-type="float">
            <text:p>0.306198759490153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5" calcext:value-type="float">
            <text:p>5</text:p>
          </table:table-cell>
          <table:table-cell office:value-type="float" office:value="3159.49" calcext:value-type="float">
            <text:p>3159.49</text:p>
          </table:table-cell>
          <table:table-cell office:value-type="float" office:value="3153" calcext:value-type="float">
            <text:p>3153</text:p>
          </table:table-cell>
          <table:table-cell office:value-type="float" office:value="0.997945871010828" calcext:value-type="float">
            <text:p>0.997945871010828</text:p>
          </table:table-cell>
          <table:table-cell office:value-type="float" office:value="0.00205412898917223" calcext:value-type="float">
            <text:p>0.00205412898917223</text:p>
          </table:table-cell>
        </table:table-row>
        <table:table-row table:style-name="ro1">
          <table:table-cell office:value-type="float" office:value="142715" calcext:value-type="float">
            <text:p>142715</text:p>
          </table:table-cell>
          <table:table-cell office:value-type="string" calcext:value-type="string">
            <text:p>1070 Pickett</text:p>
          </table:table-cell>
          <table:table-cell office:value-type="float" office:value="6" calcext:value-type="float">
            <text:p>6</text:p>
          </table:table-cell>
          <table:table-cell office:value-type="float" office:value="2905.98" calcext:value-type="float">
            <text:p>2905.98</text:p>
          </table:table-cell>
          <table:table-cell office:value-type="float" office:value="2479" calcext:value-type="float">
            <text:p>2479</text:p>
          </table:table-cell>
          <table:table-cell office:value-type="float" office:value="0.853068500127324" calcext:value-type="float">
            <text:p>0.853068500127324</text:p>
          </table:table-cell>
          <table:table-cell office:value-type="float" office:value="0.146931499872676" calcext:value-type="float">
            <text:p>0.146931499872676</text:p>
          </table:table-cell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0" calcext:value-type="float">
            <text:p>0</text:p>
          </table:table-cell>
          <table:table-cell office:value-type="float" office:value="1308.44" calcext:value-type="float">
            <text:p>1308.44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1" calcext:value-type="float">
            <text:p>1</text:p>
          </table:table-cell>
          <table:table-cell office:value-type="float" office:value="1372.02" calcext:value-type="float">
            <text:p>1372.02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2" calcext:value-type="float">
            <text:p>2</text:p>
          </table:table-cell>
          <table:table-cell office:value-type="float" office:value="1253.54" calcext:value-type="float">
            <text:p>1253.54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3" calcext:value-type="float">
            <text:p>3</text:p>
          </table:table-cell>
          <table:table-cell office:value-type="float" office:value="1924.28" calcext:value-type="float">
            <text:p>1924.28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4" calcext:value-type="float">
            <text:p>4</text:p>
          </table:table-cell>
          <table:table-cell office:value-type="float" office:value="1838.78" calcext:value-type="float">
            <text:p>1838.78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5" calcext:value-type="float">
            <text:p>5</text:p>
          </table:table-cell>
          <table:table-cell office:value-type="float" office:value="1739.65" calcext:value-type="float">
            <text:p>1739.65</text:p>
          </table:table-cell>
          <table:table-cell table:number-columns-repeated="3"/>
        </table:table-row>
        <table:table-row table:style-name="ro1">
          <table:table-cell office:value-type="float" office:value="142716" calcext:value-type="float">
            <text:p>142716</text:p>
          </table:table-cell>
          <table:table-cell office:value-type="string" calcext:value-type="string">
            <text:p>1012 Chinatown</text:p>
          </table:table-cell>
          <table:table-cell office:value-type="float" office:value="6" calcext:value-type="float">
            <text:p>6</text:p>
          </table:table-cell>
          <table:table-cell office:value-type="float" office:value="1768.97" calcext:value-type="float">
            <text:p>1768.97</text:p>
          </table:table-cell>
          <table:table-cell table:number-columns-repeated="3"/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0" calcext:value-type="float">
            <text:p>0</text:p>
          </table:table-cell>
          <table:table-cell office:value-type="float" office:value="2144.84" calcext:value-type="float">
            <text:p>2144.84</text:p>
          </table:table-cell>
          <table:table-cell table:number-columns-repeated="3"/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1" calcext:value-type="float">
            <text:p>1</text:p>
          </table:table-cell>
          <table:table-cell office:value-type="float" office:value="1528.37" calcext:value-type="float">
            <text:p>1528.37</text:p>
          </table:table-cell>
          <table:table-cell office:value-type="float" office:value="1473" calcext:value-type="float">
            <text:p>1473</text:p>
          </table:table-cell>
          <table:table-cell office:value-type="float" office:value="0.963771861525678" calcext:value-type="float">
            <text:p>0.963771861525678</text:p>
          </table:table-cell>
          <table:table-cell office:value-type="float" office:value="0.0362281384743223" calcext:value-type="float">
            <text:p>0.0362281384743223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2" calcext:value-type="float">
            <text:p>2</text:p>
          </table:table-cell>
          <table:table-cell office:value-type="float" office:value="1631.81" calcext:value-type="float">
            <text:p>1631.81</text:p>
          </table:table-cell>
          <table:table-cell office:value-type="float" office:value="2048" calcext:value-type="float">
            <text:p>2048</text:p>
          </table:table-cell>
          <table:table-cell office:value-type="float" office:value="1.25504807544996" calcext:value-type="float">
            <text:p>1.25504807544996</text:p>
          </table:table-cell>
          <table:table-cell office:value-type="float" office:value="0.25504807544996" calcext:value-type="float">
            <text:p>0.25504807544996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3" calcext:value-type="float">
            <text:p>3</text:p>
          </table:table-cell>
          <table:table-cell office:value-type="float" office:value="1680.37" calcext:value-type="float">
            <text:p>1680.37</text:p>
          </table:table-cell>
          <table:table-cell office:value-type="float" office:value="2024" calcext:value-type="float">
            <text:p>2024</text:p>
          </table:table-cell>
          <table:table-cell office:value-type="float" office:value="1.20449662871868" calcext:value-type="float">
            <text:p>1.20449662871868</text:p>
          </table:table-cell>
          <table:table-cell office:value-type="float" office:value="0.204496628718675" calcext:value-type="float">
            <text:p>0.204496628718675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4" calcext:value-type="float">
            <text:p>4</text:p>
          </table:table-cell>
          <table:table-cell office:value-type="float" office:value="2050.12" calcext:value-type="float">
            <text:p>2050.12</text:p>
          </table:table-cell>
          <table:table-cell office:value-type="float" office:value="2191" calcext:value-type="float">
            <text:p>2191</text:p>
          </table:table-cell>
          <table:table-cell office:value-type="float" office:value="1.06871792870661" calcext:value-type="float">
            <text:p>1.06871792870661</text:p>
          </table:table-cell>
          <table:table-cell office:value-type="float" office:value="0.0687179287066124" calcext:value-type="float">
            <text:p>0.0687179287066124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5" calcext:value-type="float">
            <text:p>5</text:p>
          </table:table-cell>
          <table:table-cell office:value-type="float" office:value="3070.89" calcext:value-type="float">
            <text:p>3070.89</text:p>
          </table:table-cell>
          <table:table-cell office:value-type="float" office:value="2912" calcext:value-type="float">
            <text:p>2912</text:p>
          </table:table-cell>
          <table:table-cell office:value-type="float" office:value="0.948259299421341" calcext:value-type="float">
            <text:p>0.948259299421341</text:p>
          </table:table-cell>
          <table:table-cell office:value-type="float" office:value="0.0517407005786595" calcext:value-type="float">
            <text:p>0.0517407005786595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string" calcext:value-type="string">
            <text:p>1067 Ashburn</text:p>
          </table:table-cell>
          <table:table-cell office:value-type="float" office:value="6" calcext:value-type="float">
            <text:p>6</text:p>
          </table:table-cell>
          <table:table-cell office:value-type="float" office:value="2723.91" calcext:value-type="float">
            <text:p>2723.91</text:p>
          </table:table-cell>
          <table:table-cell office:value-type="float" office:value="2671" calcext:value-type="float">
            <text:p>2671</text:p>
          </table:table-cell>
          <table:table-cell office:value-type="float" office:value="0.980575716525142" calcext:value-type="float">
            <text:p>0.980575716525142</text:p>
          </table:table-cell>
          <table:table-cell office:value-type="float" office:value="0.0194242834748578" calcext:value-type="float">
            <text:p>0.0194242834748578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0" calcext:value-type="float">
            <text:p>0</text:p>
          </table:table-cell>
          <table:table-cell office:value-type="float" office:value="1769.23" calcext:value-type="float">
            <text:p>1769.23</text:p>
          </table:table-cell>
          <table:table-cell office:value-type="float" office:value="1561" calcext:value-type="float">
            <text:p>1561</text:p>
          </table:table-cell>
          <table:table-cell office:value-type="float" office:value="0.88230473143684" calcext:value-type="float">
            <text:p>0.88230473143684</text:p>
          </table:table-cell>
          <table:table-cell office:value-type="float" office:value="0.11769526856316" calcext:value-type="float">
            <text:p>0.11769526856316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1" calcext:value-type="float">
            <text:p>1</text:p>
          </table:table-cell>
          <table:table-cell office:value-type="float" office:value="1777.15" calcext:value-type="float">
            <text:p>1777.15</text:p>
          </table:table-cell>
          <table:table-cell office:value-type="float" office:value="1863" calcext:value-type="float">
            <text:p>1863</text:p>
          </table:table-cell>
          <table:table-cell office:value-type="float" office:value="1.04830768365079" calcext:value-type="float">
            <text:p>1.04830768365079</text:p>
          </table:table-cell>
          <table:table-cell office:value-type="float" office:value="0.0483076836507892" calcext:value-type="float">
            <text:p>0.0483076836507892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2" calcext:value-type="float">
            <text:p>2</text:p>
          </table:table-cell>
          <table:table-cell office:value-type="float" office:value="1703.82" calcext:value-type="float">
            <text:p>1703.82</text:p>
          </table:table-cell>
          <table:table-cell office:value-type="float" office:value="1868" calcext:value-type="float">
            <text:p>1868</text:p>
          </table:table-cell>
          <table:table-cell office:value-type="float" office:value="1.09635994412555" calcext:value-type="float">
            <text:p>1.09635994412555</text:p>
          </table:table-cell>
          <table:table-cell office:value-type="float" office:value="0.0963599441255532" calcext:value-type="float">
            <text:p>0.0963599441255532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3" calcext:value-type="float">
            <text:p>3</text:p>
          </table:table-cell>
          <table:table-cell office:value-type="float" office:value="1754.7" calcext:value-type="float">
            <text:p>1754.7</text:p>
          </table:table-cell>
          <table:table-cell office:value-type="float" office:value="2085" calcext:value-type="float">
            <text:p>2085</text:p>
          </table:table-cell>
          <table:table-cell office:value-type="float" office:value="1.18823730552231" calcext:value-type="float">
            <text:p>1.18823730552231</text:p>
          </table:table-cell>
          <table:table-cell office:value-type="float" office:value="0.188237305522311" calcext:value-type="float">
            <text:p>0.188237305522311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4" calcext:value-type="float">
            <text:p>4</text:p>
          </table:table-cell>
          <table:table-cell office:value-type="float" office:value="2365.29" calcext:value-type="float">
            <text:p>2365.29</text:p>
          </table:table-cell>
          <table:table-cell office:value-type="float" office:value="2272" calcext:value-type="float">
            <text:p>2272</text:p>
          </table:table-cell>
          <table:table-cell office:value-type="float" office:value="0.960558747553154" calcext:value-type="float">
            <text:p>0.960558747553154</text:p>
          </table:table-cell>
          <table:table-cell office:value-type="float" office:value="0.0394412524468458" calcext:value-type="float">
            <text:p>0.0394412524468458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5" calcext:value-type="float">
            <text:p>5</text:p>
          </table:table-cell>
          <table:table-cell office:value-type="float" office:value="2532.89" calcext:value-type="float">
            <text:p>2532.89</text:p>
          </table:table-cell>
          <table:table-cell office:value-type="float" office:value="2973" calcext:value-type="float">
            <text:p>2973</text:p>
          </table:table-cell>
          <table:table-cell office:value-type="float" office:value="1.17375803923581" calcext:value-type="float">
            <text:p>1.17375803923581</text:p>
          </table:table-cell>
          <table:table-cell office:value-type="float" office:value="0.173758039235814" calcext:value-type="float">
            <text:p>0.173758039235814</text:p>
          </table:table-cell>
        </table:table-row>
        <table:table-row table:style-name="ro1">
          <table:table-cell office:value-type="float" office:value="142760" calcext:value-type="float">
            <text:p>142760</text:p>
          </table:table-cell>
          <table:table-cell office:value-type="string" calcext:value-type="string">
            <text:p>1043 Willow Lawn</text:p>
          </table:table-cell>
          <table:table-cell office:value-type="float" office:value="6" calcext:value-type="float">
            <text:p>6</text:p>
          </table:table-cell>
          <table:table-cell office:value-type="float" office:value="2507.49" calcext:value-type="float">
            <text:p>2507.49</text:p>
          </table:table-cell>
          <table:table-cell office:value-type="float" office:value="2656" calcext:value-type="float">
            <text:p>2656</text:p>
          </table:table-cell>
          <table:table-cell office:value-type="float" office:value="1.05922655723453" calcext:value-type="float">
            <text:p>1.05922655723453</text:p>
          </table:table-cell>
          <table:table-cell office:value-type="float" office:value="0.0592265572345254" calcext:value-type="float">
            <text:p>0.0592265572345254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0" calcext:value-type="float">
            <text:p>0</text:p>
          </table:table-cell>
          <table:table-cell office:value-type="float" office:value="1549.05" calcext:value-type="float">
            <text:p>1549.05</text:p>
          </table:table-cell>
          <table:table-cell office:value-type="float" office:value="1736" calcext:value-type="float">
            <text:p>1736</text:p>
          </table:table-cell>
          <table:table-cell office:value-type="float" office:value="1.12068687259934" calcext:value-type="float">
            <text:p>1.12068687259934</text:p>
          </table:table-cell>
          <table:table-cell office:value-type="float" office:value="0.120686872599335" calcext:value-type="float">
            <text:p>0.120686872599335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1" calcext:value-type="float">
            <text:p>1</text:p>
          </table:table-cell>
          <table:table-cell office:value-type="float" office:value="1493.73" calcext:value-type="float">
            <text:p>1493.73</text:p>
          </table:table-cell>
          <table:table-cell office:value-type="float" office:value="1638" calcext:value-type="float">
            <text:p>1638</text:p>
          </table:table-cell>
          <table:table-cell office:value-type="float" office:value="1.09658371994939" calcext:value-type="float">
            <text:p>1.09658371994939</text:p>
          </table:table-cell>
          <table:table-cell office:value-type="float" office:value="0.0965837199493884" calcext:value-type="float">
            <text:p>0.0965837199493884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2" calcext:value-type="float">
            <text:p>2</text:p>
          </table:table-cell>
          <table:table-cell office:value-type="float" office:value="1435.43" calcext:value-type="float">
            <text:p>1435.43</text:p>
          </table:table-cell>
          <table:table-cell office:value-type="float" office:value="1665" calcext:value-type="float">
            <text:p>1665</text:p>
          </table:table-cell>
          <table:table-cell office:value-type="float" office:value="1.15993117045067" calcext:value-type="float">
            <text:p>1.15993117045067</text:p>
          </table:table-cell>
          <table:table-cell office:value-type="float" office:value="0.159931170450666" calcext:value-type="float">
            <text:p>0.159931170450666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3" calcext:value-type="float">
            <text:p>3</text:p>
          </table:table-cell>
          <table:table-cell office:value-type="float" office:value="1639.64" calcext:value-type="float">
            <text:p>1639.64</text:p>
          </table:table-cell>
          <table:table-cell office:value-type="float" office:value="1901" calcext:value-type="float">
            <text:p>1901</text:p>
          </table:table-cell>
          <table:table-cell office:value-type="float" office:value="1.15940084408773" calcext:value-type="float">
            <text:p>1.15940084408773</text:p>
          </table:table-cell>
          <table:table-cell office:value-type="float" office:value="0.159400844087727" calcext:value-type="float">
            <text:p>0.159400844087727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4" calcext:value-type="float">
            <text:p>4</text:p>
          </table:table-cell>
          <table:table-cell office:value-type="float" office:value="2363.87" calcext:value-type="float">
            <text:p>2363.87</text:p>
          </table:table-cell>
          <table:table-cell office:value-type="float" office:value="1984" calcext:value-type="float">
            <text:p>1984</text:p>
          </table:table-cell>
          <table:table-cell office:value-type="float" office:value="0.839301653644236" calcext:value-type="float">
            <text:p>0.839301653644236</text:p>
          </table:table-cell>
          <table:table-cell office:value-type="float" office:value="0.160698346355764" calcext:value-type="float">
            <text:p>0.160698346355764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5" calcext:value-type="float">
            <text:p>5</text:p>
          </table:table-cell>
          <table:table-cell office:value-type="float" office:value="2360.25" calcext:value-type="float">
            <text:p>2360.25</text:p>
          </table:table-cell>
          <table:table-cell office:value-type="float" office:value="2702" calcext:value-type="float">
            <text:p>2702</text:p>
          </table:table-cell>
          <table:table-cell office:value-type="float" office:value="1.14479398368817" calcext:value-type="float">
            <text:p>1.14479398368817</text:p>
          </table:table-cell>
          <table:table-cell office:value-type="float" office:value="0.144793983688169" calcext:value-type="float">
            <text:p>0.144793983688169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1014 Columbia Heights</text:p>
          </table:table-cell>
          <table:table-cell office:value-type="float" office:value="6" calcext:value-type="float">
            <text:p>6</text:p>
          </table:table-cell>
          <table:table-cell office:value-type="float" office:value="1612.87" calcext:value-type="float">
            <text:p>1612.87</text:p>
          </table:table-cell>
          <table:table-cell office:value-type="float" office:value="2252" calcext:value-type="float">
            <text:p>2252</text:p>
          </table:table-cell>
          <table:table-cell office:value-type="float" office:value="1.39626876313652" calcext:value-type="float">
            <text:p>1.39626876313652</text:p>
          </table:table-cell>
          <table:table-cell office:value-type="float" office:value="0.396268763136521" calcext:value-type="float">
            <text:p>0.396268763136521</text:p>
          </table:table-cell>
        </table:table-row>
      </table:table>
      <table:named-expressions/>
      <table:data-pilot-tables>
        <table:data-pilot-table table:name="DataPilot1" table:application-data="" table:target-range-address="accuracy.A1:accuracy.H57" table:buttons="accuracy.A2 accuracy.B1" table:grand-total="none" table:show-filter-button="false" table:drill-down-on-double-click="false">
          <table:source-cell-range table:cell-range-address="Sheet1.A1:Sheet1.G386"/>
          <table:data-pilot-field table:source-field-name="business_day" table:orientation="column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1001 H Street" table:display="true" table:show-details="true"/>
                <table:data-pilot-member table:name="1002 U Street" table:display="true" table:show-details="true"/>
                <table:data-pilot-member table:name="1003 Brookland" table:display="true" table:show-details="true"/>
                <table:data-pilot-member table:name="1004 Bethesda" table:display="true" table:show-details="true"/>
                <table:data-pilot-member table:name="1005 Gaithersburg" table:display="true" table:show-details="true"/>
                <table:data-pilot-member table:name="1006 Germantown" table:display="true" table:show-details="true"/>
                <table:data-pilot-member table:name="1008 Pike + Rose" table:display="true" table:show-details="true"/>
                <table:data-pilot-member table:name="1009 E Street" table:display="true" table:show-details="true"/>
                <table:data-pilot-member table:name="1010 Springfield" table:display="true" table:show-details="true"/>
                <table:data-pilot-member table:name="1011 Barracks Row" table:display="true" table:show-details="true"/>
                <table:data-pilot-member table:name="1012 Chinatown" table:display="true" table:show-details="true"/>
                <table:data-pilot-member table:name="1013 Dupont" table:display="true" table:show-details="true"/>
                <table:data-pilot-member table:name="1014 Columbia Heights" table:display="true" table:show-details="true"/>
                <table:data-pilot-member table:name="1015 Federal Hill" table:display="true" table:show-details="true"/>
                <table:data-pilot-member table:name="1016 Hotel Hive" table:display="true" table:show-details="true"/>
                <table:data-pilot-member table:name="1017 Georgetown" table:display="true" table:show-details="true"/>
                <table:data-pilot-member table:name="1018 Rittenhouse" table:display="true" table:show-details="true"/>
                <table:data-pilot-member table:name="1020 Tysons" table:display="true" table:show-details="true"/>
                <table:data-pilot-member table:name="1021 Nomad" table:display="true" table:show-details="true"/>
                <table:data-pilot-member table:name="1023 Astor Place" table:display="true" table:show-details="true"/>
                <table:data-pilot-member table:name="1024 PG Mall" table:display="true" table:show-details="true"/>
                <table:data-pilot-member table:name="1025 Ballston" table:display="true" table:show-details="true"/>
                <table:data-pilot-member table:name="1026 UPenn" table:display="true" table:show-details="true"/>
                <table:data-pilot-member table:name="1027 Potomac Yard" table:display="true" table:show-details="true"/>
                <table:data-pilot-member table:name="1028 Reston" table:display="true" table:show-details="true"/>
                <table:data-pilot-member table:name="1029 Rayburn" table:display="true" table:show-details="true"/>
                <table:data-pilot-member table:name="1031 Fair Oaks" table:display="true" table:show-details="true"/>
                <table:data-pilot-member table:name="1032 Can Company" table:display="true" table:show-details="true"/>
                <table:data-pilot-member table:name="1034 Wall Street" table:display="true" table:show-details="true"/>
                <table:data-pilot-member table:name="1036 Silver Spring" table:display="true" table:show-details="true"/>
                <table:data-pilot-member table:name="1037 Jersey City" table:display="true" table:show-details="true"/>
                <table:data-pilot-member table:name="1039 Union" table:display="true" table:show-details="true"/>
                <table:data-pilot-member table:name="1040 Charles Village" table:display="true" table:show-details="true"/>
                <table:data-pilot-member table:name="1041 VCU" table:display="true" table:show-details="true"/>
                <table:data-pilot-member table:name="1042 Bradlee" table:display="true" table:show-details="true"/>
                <table:data-pilot-member table:name="1043 Willow Lawn" table:display="true" table:show-details="true"/>
                <table:data-pilot-member table:name="1045 Maryland City" table:display="true" table:show-details="true"/>
                <table:data-pilot-member table:name="1046 Kingstowne" table:display="true" table:show-details="true"/>
                <table:data-pilot-member table:name="1047 College Park" table:display="true" table:show-details="true"/>
                <table:data-pilot-member table:name="1048 Seven Corners" table:display="true" table:show-details="true"/>
                <table:data-pilot-member table:name="1049 Woodbridge" table:display="true" table:show-details="true"/>
                <table:data-pilot-member table:name="1051 Carlyle" table:display="true" table:show-details="true"/>
                <table:data-pilot-member table:name="1052 Dulles 28" table:display="true" table:show-details="true"/>
                <table:data-pilot-member table:name="1053 Navy Yard" table:display="true" table:show-details="true"/>
                <table:data-pilot-member table:name="1054 Cherry Hill" table:display="true" table:show-details="true"/>
                <table:data-pilot-member table:name="1058 Bel Air" table:display="true" table:show-details="true"/>
                <table:data-pilot-member table:name="1059 Rosslyn" table:display="true" table:show-details="true"/>
                <table:data-pilot-member table:name="1061 Skyland" table:display="true" table:show-details="true"/>
                <table:data-pilot-member table:name="1062 Chestnut" table:display="true" table:show-details="true"/>
                <table:data-pilot-member table:name="1063 Tenleytown" table:display="true" table:show-details="true"/>
                <table:data-pilot-member table:name="1064 Gaithersburg Sq" table:display="true" table:show-details="true"/>
                <table:data-pilot-member table:name="1066 White Marsh" table:display="true" table:show-details="true"/>
                <table:data-pilot-member table:name="1067 Ashburn" table:display="true" table:show-details="true"/>
                <table:data-pilot-member table:name="1070 Pickett" table:display="true" table:show-details="true"/>
                <table:data-pilot-member table:name="1072 Pasade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rror" table:orientation="data" table:used-hierarchy="0" table:function="sum">
            <table:data-pilot-level table:show-empty="false" calcext:repeat-item-labels="false">
              <table:data-pilot-members>
                <table:data-pilot-member table:name="0.0000111543652608" table:display="true" table:show-details="true"/>
                <table:data-pilot-member table:name="0.0002072989624857" table:display="true" table:show-details="true"/>
                <table:data-pilot-member table:name="0.00109015641583465" table:display="true" table:show-details="true"/>
                <table:data-pilot-member table:name="0.00163103252190311" table:display="true" table:show-details="true"/>
                <table:data-pilot-member table:name="0.00180245330878925" table:display="true" table:show-details="true"/>
                <table:data-pilot-member table:name="0.00205412898917223" table:display="true" table:show-details="true"/>
                <table:data-pilot-member table:name="0.00213794058355676" table:display="true" table:show-details="true"/>
                <table:data-pilot-member table:name="0.00248823767380257" table:display="true" table:show-details="true"/>
                <table:data-pilot-member table:name="0.00287631831255986" table:display="true" table:show-details="true"/>
                <table:data-pilot-member table:name="0.00391152633948666" table:display="true" table:show-details="true"/>
                <table:data-pilot-member table:name="0.0047024381683225" table:display="true" table:show-details="true"/>
                <table:data-pilot-member table:name="0.00476991956997552" table:display="true" table:show-details="true"/>
                <table:data-pilot-member table:name="0.00501694694568422" table:display="true" table:show-details="true"/>
                <table:data-pilot-member table:name="0.00510387988904149" table:display="true" table:show-details="true"/>
                <table:data-pilot-member table:name="0.00571014017926097" table:display="true" table:show-details="true"/>
                <table:data-pilot-member table:name="0.00578559721975402" table:display="true" table:show-details="true"/>
                <table:data-pilot-member table:name="0.00676052539640704" table:display="true" table:show-details="true"/>
                <table:data-pilot-member table:name="0.0068997048921402" table:display="true" table:show-details="true"/>
                <table:data-pilot-member table:name="0.00790100482331091" table:display="true" table:show-details="true"/>
                <table:data-pilot-member table:name="0.00835497700034416" table:display="true" table:show-details="true"/>
                <table:data-pilot-member table:name="0.00841518014111231" table:display="true" table:show-details="true"/>
                <table:data-pilot-member table:name="0.00881600900358359" table:display="true" table:show-details="true"/>
                <table:data-pilot-member table:name="0.00908166274472055" table:display="true" table:show-details="true"/>
                <table:data-pilot-member table:name="0.00936770623211214" table:display="true" table:show-details="true"/>
                <table:data-pilot-member table:name="0.0108427220785292" table:display="true" table:show-details="true"/>
                <table:data-pilot-member table:name="0.0109529969814576" table:display="true" table:show-details="true"/>
                <table:data-pilot-member table:name="0.0109810195622136" table:display="true" table:show-details="true"/>
                <table:data-pilot-member table:name="0.0110972428639933" table:display="true" table:show-details="true"/>
                <table:data-pilot-member table:name="0.0124025342810459" table:display="true" table:show-details="true"/>
                <table:data-pilot-member table:name="0.0127309116253493" table:display="true" table:show-details="true"/>
                <table:data-pilot-member table:name="0.0132143777810156" table:display="true" table:show-details="true"/>
                <table:data-pilot-member table:name="0.0133289368555884" table:display="true" table:show-details="true"/>
                <table:data-pilot-member table:name="0.0145565105816627" table:display="true" table:show-details="true"/>
                <table:data-pilot-member table:name="0.0149309507227666" table:display="true" table:show-details="true"/>
                <table:data-pilot-member table:name="0.0152500087845673" table:display="true" table:show-details="true"/>
                <table:data-pilot-member table:name="0.0157676348547718" table:display="true" table:show-details="true"/>
                <table:data-pilot-member table:name="0.0163883446838946" table:display="true" table:show-details="true"/>
                <table:data-pilot-member table:name="0.017187204890026" table:display="true" table:show-details="true"/>
                <table:data-pilot-member table:name="0.0172218280204514" table:display="true" table:show-details="true"/>
                <table:data-pilot-member table:name="0.0174537625300014" table:display="true" table:show-details="true"/>
                <table:data-pilot-member table:name="0.017830337202065" table:display="true" table:show-details="true"/>
                <table:data-pilot-member table:name="0.0194242834748578" table:display="true" table:show-details="true"/>
                <table:data-pilot-member table:name="0.0195577579674237" table:display="true" table:show-details="true"/>
                <table:data-pilot-member table:name="0.0198012534064945" table:display="true" table:show-details="true"/>
                <table:data-pilot-member table:name="0.0202811098039436" table:display="true" table:show-details="true"/>
                <table:data-pilot-member table:name="0.0205672898653682" table:display="true" table:show-details="true"/>
                <table:data-pilot-member table:name="0.0225504167836041" table:display="true" table:show-details="true"/>
                <table:data-pilot-member table:name="0.0231368445529589" table:display="true" table:show-details="true"/>
                <table:data-pilot-member table:name="0.0233829539410344" table:display="true" table:show-details="true"/>
                <table:data-pilot-member table:name="0.0235923555740152" table:display="true" table:show-details="true"/>
                <table:data-pilot-member table:name="0.0246867488838357" table:display="true" table:show-details="true"/>
                <table:data-pilot-member table:name="0.0264794083246123" table:display="true" table:show-details="true"/>
                <table:data-pilot-member table:name="0.0272178848061719" table:display="true" table:show-details="true"/>
                <table:data-pilot-member table:name="0.027640803216785" table:display="true" table:show-details="true"/>
                <table:data-pilot-member table:name="0.0277724537125772" table:display="true" table:show-details="true"/>
                <table:data-pilot-member table:name="0.0286295440053947" table:display="true" table:show-details="true"/>
                <table:data-pilot-member table:name="0.0292298799853321" table:display="true" table:show-details="true"/>
                <table:data-pilot-member table:name="0.0316805583212434" table:display="true" table:show-details="true"/>
                <table:data-pilot-member table:name="0.0330083893055955" table:display="true" table:show-details="true"/>
                <table:data-pilot-member table:name="0.0347868507955569" table:display="true" table:show-details="true"/>
                <table:data-pilot-member table:name="0.0359244065043622" table:display="true" table:show-details="true"/>
                <table:data-pilot-member table:name="0.0360588621916282" table:display="true" table:show-details="true"/>
                <table:data-pilot-member table:name="0.0362281384743223" table:display="true" table:show-details="true"/>
                <table:data-pilot-member table:name="0.0374793453537652" table:display="true" table:show-details="true"/>
                <table:data-pilot-member table:name="0.0382159079266418" table:display="true" table:show-details="true"/>
                <table:data-pilot-member table:name="0.0385142399392878" table:display="true" table:show-details="true"/>
                <table:data-pilot-member table:name="0.0393162199579291" table:display="true" table:show-details="true"/>
                <table:data-pilot-member table:name="0.0394412524468458" table:display="true" table:show-details="true"/>
                <table:data-pilot-member table:name="0.0396553965315535" table:display="true" table:show-details="true"/>
                <table:data-pilot-member table:name="0.0397177631092736" table:display="true" table:show-details="true"/>
                <table:data-pilot-member table:name="0.0397993218163473" table:display="true" table:show-details="true"/>
                <table:data-pilot-member table:name="0.0414133238707721" table:display="true" table:show-details="true"/>
                <table:data-pilot-member table:name="0.0423639246080676" table:display="true" table:show-details="true"/>
                <table:data-pilot-member table:name="0.0423852226565493" table:display="true" table:show-details="true"/>
                <table:data-pilot-member table:name="0.0424405161482808" table:display="true" table:show-details="true"/>
                <table:data-pilot-member table:name="0.0441425947375195" table:display="true" table:show-details="true"/>
                <table:data-pilot-member table:name="0.0442858257742665" table:display="true" table:show-details="true"/>
                <table:data-pilot-member table:name="0.0443230070794967" table:display="true" table:show-details="true"/>
                <table:data-pilot-member table:name="0.0446738362085246" table:display="true" table:show-details="true"/>
                <table:data-pilot-member table:name="0.0449543232135671" table:display="true" table:show-details="true"/>
                <table:data-pilot-member table:name="0.0455765057767874" table:display="true" table:show-details="true"/>
                <table:data-pilot-member table:name="0.0460583272287651" table:display="true" table:show-details="true"/>
                <table:data-pilot-member table:name="0.0483076836507892" table:display="true" table:show-details="true"/>
                <table:data-pilot-member table:name="0.0485426410612537" table:display="true" table:show-details="true"/>
                <table:data-pilot-member table:name="0.0490587263363274" table:display="true" table:show-details="true"/>
                <table:data-pilot-member table:name="0.0496752535614828" table:display="true" table:show-details="true"/>
                <table:data-pilot-member table:name="0.0498558376532876" table:display="true" table:show-details="true"/>
                <table:data-pilot-member table:name="0.0504212919620168" table:display="true" table:show-details="true"/>
                <table:data-pilot-member table:name="0.0506247473922278" table:display="true" table:show-details="true"/>
                <table:data-pilot-member table:name="0.0517407005786595" table:display="true" table:show-details="true"/>
                <table:data-pilot-member table:name="0.0517574927825233" table:display="true" table:show-details="true"/>
                <table:data-pilot-member table:name="0.0522437889986416" table:display="true" table:show-details="true"/>
                <table:data-pilot-member table:name="0.0526599908229644" table:display="true" table:show-details="true"/>
                <table:data-pilot-member table:name="0.0536205837523033" table:display="true" table:show-details="true"/>
                <table:data-pilot-member table:name="0.0542657259988264" table:display="true" table:show-details="true"/>
                <table:data-pilot-member table:name="0.0558404134981382" table:display="true" table:show-details="true"/>
                <table:data-pilot-member table:name="0.0563453313809024" table:display="true" table:show-details="true"/>
                <table:data-pilot-member table:name="0.0576639601465316" table:display="true" table:show-details="true"/>
                <table:data-pilot-member table:name="0.0581390777939385" table:display="true" table:show-details="true"/>
                <table:data-pilot-member table:name="0.0592265572345254" table:display="true" table:show-details="true"/>
                <table:data-pilot-member table:name="0.0603878660010059" table:display="true" table:show-details="true"/>
                <table:data-pilot-member table:name="0.0607624292939851" table:display="true" table:show-details="true"/>
                <table:data-pilot-member table:name="0.06219437480502" table:display="true" table:show-details="true"/>
                <table:data-pilot-member table:name="0.0642712103822725" table:display="true" table:show-details="true"/>
                <table:data-pilot-member table:name="0.0644249509106665" table:display="true" table:show-details="true"/>
                <table:data-pilot-member table:name="0.0647425227791409" table:display="true" table:show-details="true"/>
                <table:data-pilot-member table:name="0.0654688812770633" table:display="true" table:show-details="true"/>
                <table:data-pilot-member table:name="0.0680053665295709" table:display="true" table:show-details="true"/>
                <table:data-pilot-member table:name="0.0682677107651721" table:display="true" table:show-details="true"/>
                <table:data-pilot-member table:name="0.0683413495092113" table:display="true" table:show-details="true"/>
                <table:data-pilot-member table:name="0.0684261120335576" table:display="true" table:show-details="true"/>
                <table:data-pilot-member table:name="0.0687179287066124" table:display="true" table:show-details="true"/>
                <table:data-pilot-member table:name="0.0695051888877036" table:display="true" table:show-details="true"/>
                <table:data-pilot-member table:name="0.0695634224378161" table:display="true" table:show-details="true"/>
                <table:data-pilot-member table:name="0.0696585951712324" table:display="true" table:show-details="true"/>
                <table:data-pilot-member table:name="0.0701533531700618" table:display="true" table:show-details="true"/>
                <table:data-pilot-member table:name="0.0709175833681018" table:display="true" table:show-details="true"/>
                <table:data-pilot-member table:name="0.0712211250614361" table:display="true" table:show-details="true"/>
                <table:data-pilot-member table:name="0.0715316667628891" table:display="true" table:show-details="true"/>
                <table:data-pilot-member table:name="0.0716296276438893" table:display="true" table:show-details="true"/>
                <table:data-pilot-member table:name="0.0716461657527705" table:display="true" table:show-details="true"/>
                <table:data-pilot-member table:name="0.0724086540932216" table:display="true" table:show-details="true"/>
                <table:data-pilot-member table:name="0.0725036913814352" table:display="true" table:show-details="true"/>
                <table:data-pilot-member table:name="0.0734531429183647" table:display="true" table:show-details="true"/>
                <table:data-pilot-member table:name="0.0739164086687307" table:display="true" table:show-details="true"/>
                <table:data-pilot-member table:name="0.0747356279711535" table:display="true" table:show-details="true"/>
                <table:data-pilot-member table:name="0.0752730773649866" table:display="true" table:show-details="true"/>
                <table:data-pilot-member table:name="0.0755412900864376" table:display="true" table:show-details="true"/>
                <table:data-pilot-member table:name="0.0766878565811446" table:display="true" table:show-details="true"/>
                <table:data-pilot-member table:name="0.0769526854977202" table:display="true" table:show-details="true"/>
                <table:data-pilot-member table:name="0.0770044867775688" table:display="true" table:show-details="true"/>
                <table:data-pilot-member table:name="0.077099760839194" table:display="true" table:show-details="true"/>
                <table:data-pilot-member table:name="0.0772395962930821" table:display="true" table:show-details="true"/>
                <table:data-pilot-member table:name="0.0773866159213448" table:display="true" table:show-details="true"/>
                <table:data-pilot-member table:name="0.0794092850985628" table:display="true" table:show-details="true"/>
                <table:data-pilot-member table:name="0.0797901897207619" table:display="true" table:show-details="true"/>
                <table:data-pilot-member table:name="0.0817391095797324" table:display="true" table:show-details="true"/>
                <table:data-pilot-member table:name="0.0821680072088911" table:display="true" table:show-details="true"/>
                <table:data-pilot-member table:name="0.0825353563436323" table:display="true" table:show-details="true"/>
                <table:data-pilot-member table:name="0.0831092329363555" table:display="true" table:show-details="true"/>
                <table:data-pilot-member table:name="0.0832720989811928" table:display="true" table:show-details="true"/>
                <table:data-pilot-member table:name="0.0833616318692256" table:display="true" table:show-details="true"/>
                <table:data-pilot-member table:name="0.0846372008540199" table:display="true" table:show-details="true"/>
                <table:data-pilot-member table:name="0.0852455644938026" table:display="true" table:show-details="true"/>
                <table:data-pilot-member table:name="0.0862883388841724" table:display="true" table:show-details="true"/>
                <table:data-pilot-member table:name="0.0863424236226176" table:display="true" table:show-details="true"/>
                <table:data-pilot-member table:name="0.0870718446259726" table:display="true" table:show-details="true"/>
                <table:data-pilot-member table:name="0.0871618252088268" table:display="true" table:show-details="true"/>
                <table:data-pilot-member table:name="0.0873344890831889" table:display="true" table:show-details="true"/>
                <table:data-pilot-member table:name="0.0892546796993479" table:display="true" table:show-details="true"/>
                <table:data-pilot-member table:name="0.0893952488353956" table:display="true" table:show-details="true"/>
                <table:data-pilot-member table:name="0.0897300459945718" table:display="true" table:show-details="true"/>
                <table:data-pilot-member table:name="0.0903447922799294" table:display="true" table:show-details="true"/>
                <table:data-pilot-member table:name="0.0932783428236866" table:display="true" table:show-details="true"/>
                <table:data-pilot-member table:name="0.0945637277295568" table:display="true" table:show-details="true"/>
                <table:data-pilot-member table:name="0.094681108068932" table:display="true" table:show-details="true"/>
                <table:data-pilot-member table:name="0.0957638859733827" table:display="true" table:show-details="true"/>
                <table:data-pilot-member table:name="0.0959669310691542" table:display="true" table:show-details="true"/>
                <table:data-pilot-member table:name="0.0963599441255532" table:display="true" table:show-details="true"/>
                <table:data-pilot-member table:name="0.0965837199493884" table:display="true" table:show-details="true"/>
                <table:data-pilot-member table:name="0.0970104912159346" table:display="true" table:show-details="true"/>
                <table:data-pilot-member table:name="0.097160644705186" table:display="true" table:show-details="true"/>
                <table:data-pilot-member table:name="0.0973638774010942" table:display="true" table:show-details="true"/>
                <table:data-pilot-member table:name="0.0978149476162507" table:display="true" table:show-details="true"/>
                <table:data-pilot-member table:name="0.0980058254032912" table:display="true" table:show-details="true"/>
                <table:data-pilot-member table:name="0.0983521608456834" table:display="true" table:show-details="true"/>
                <table:data-pilot-member table:name="0.0987611746292809" table:display="true" table:show-details="true"/>
                <table:data-pilot-member table:name="0.0997025134937741" table:display="true" table:show-details="true"/>
                <table:data-pilot-member table:name="0.101419180223639" table:display="true" table:show-details="true"/>
                <table:data-pilot-member table:name="0.101618592201202" table:display="true" table:show-details="true"/>
                <table:data-pilot-member table:name="0.103553116728119" table:display="true" table:show-details="true"/>
                <table:data-pilot-member table:name="0.105393099910222" table:display="true" table:show-details="true"/>
                <table:data-pilot-member table:name="0.105704330312859" table:display="true" table:show-details="true"/>
                <table:data-pilot-member table:name="0.107322442936648" table:display="true" table:show-details="true"/>
                <table:data-pilot-member table:name="0.10805519668376" table:display="true" table:show-details="true"/>
                <table:data-pilot-member table:name="0.108411029557627" table:display="true" table:show-details="true"/>
                <table:data-pilot-member table:name="0.10854824487101" table:display="true" table:show-details="true"/>
                <table:data-pilot-member table:name="0.108651113607825" table:display="true" table:show-details="true"/>
                <table:data-pilot-member table:name="0.109346055805068" table:display="true" table:show-details="true"/>
                <table:data-pilot-member table:name="0.109384460995821" table:display="true" table:show-details="true"/>
                <table:data-pilot-member table:name="0.110725725827842" table:display="true" table:show-details="true"/>
                <table:data-pilot-member table:name="0.110966604973662" table:display="true" table:show-details="true"/>
                <table:data-pilot-member table:name="0.112135688627189" table:display="true" table:show-details="true"/>
                <table:data-pilot-member table:name="0.112533333333333" table:display="true" table:show-details="true"/>
                <table:data-pilot-member table:name="0.112810748943603" table:display="true" table:show-details="true"/>
                <table:data-pilot-member table:name="0.113885345259783" table:display="true" table:show-details="true"/>
                <table:data-pilot-member table:name="0.115482383542209" table:display="true" table:show-details="true"/>
                <table:data-pilot-member table:name="0.11634667508593" table:display="true" table:show-details="true"/>
                <table:data-pilot-member table:name="0.116636528028933" table:display="true" table:show-details="true"/>
                <table:data-pilot-member table:name="0.116816431322208" table:display="true" table:show-details="true"/>
                <table:data-pilot-member table:name="0.117030278503366" table:display="true" table:show-details="true"/>
                <table:data-pilot-member table:name="0.11769526856316" table:display="true" table:show-details="true"/>
                <table:data-pilot-member table:name="0.119256213123547" table:display="true" table:show-details="true"/>
                <table:data-pilot-member table:name="0.119673099270379" table:display="true" table:show-details="true"/>
                <table:data-pilot-member table:name="0.120686872599335" table:display="true" table:show-details="true"/>
                <table:data-pilot-member table:name="0.121636586591183" table:display="true" table:show-details="true"/>
                <table:data-pilot-member table:name="0.122103146537096" table:display="true" table:show-details="true"/>
                <table:data-pilot-member table:name="0.122490510485373" table:display="true" table:show-details="true"/>
                <table:data-pilot-member table:name="0.122865017584751" table:display="true" table:show-details="true"/>
                <table:data-pilot-member table:name="0.125459345677691" table:display="true" table:show-details="true"/>
                <table:data-pilot-member table:name="0.127288999036211" table:display="true" table:show-details="true"/>
                <table:data-pilot-member table:name="0.127473726198908" table:display="true" table:show-details="true"/>
                <table:data-pilot-member table:name="0.127679039617989" table:display="true" table:show-details="true"/>
                <table:data-pilot-member table:name="0.129489490914267" table:display="true" table:show-details="true"/>
                <table:data-pilot-member table:name="0.131084300896335" table:display="true" table:show-details="true"/>
                <table:data-pilot-member table:name="0.131487944415228" table:display="true" table:show-details="true"/>
                <table:data-pilot-member table:name="0.134140098054777" table:display="true" table:show-details="true"/>
                <table:data-pilot-member table:name="0.135326227839161" table:display="true" table:show-details="true"/>
                <table:data-pilot-member table:name="0.136601500954335" table:display="true" table:show-details="true"/>
                <table:data-pilot-member table:name="0.136688648639814" table:display="true" table:show-details="true"/>
                <table:data-pilot-member table:name="0.138030171986476" table:display="true" table:show-details="true"/>
                <table:data-pilot-member table:name="0.13896694724409" table:display="true" table:show-details="true"/>
                <table:data-pilot-member table:name="0.140808065247717" table:display="true" table:show-details="true"/>
                <table:data-pilot-member table:name="0.140863687053171" table:display="true" table:show-details="true"/>
                <table:data-pilot-member table:name="0.143711957082431" table:display="true" table:show-details="true"/>
                <table:data-pilot-member table:name="0.144793983688169" table:display="true" table:show-details="true"/>
                <table:data-pilot-member table:name="0.145918785890074" table:display="true" table:show-details="true"/>
                <table:data-pilot-member table:name="0.146757040844191" table:display="true" table:show-details="true"/>
                <table:data-pilot-member table:name="0.146931499872676" table:display="true" table:show-details="true"/>
                <table:data-pilot-member table:name="0.147179726236386" table:display="true" table:show-details="true"/>
                <table:data-pilot-member table:name="0.147946632189481" table:display="true" table:show-details="true"/>
                <table:data-pilot-member table:name="0.148236901486484" table:display="true" table:show-details="true"/>
                <table:data-pilot-member table:name="0.149700758256609" table:display="true" table:show-details="true"/>
                <table:data-pilot-member table:name="0.15156119842919" table:display="true" table:show-details="true"/>
                <table:data-pilot-member table:name="0.151566870525767" table:display="true" table:show-details="true"/>
                <table:data-pilot-member table:name="0.152420811187854" table:display="true" table:show-details="true"/>
                <table:data-pilot-member table:name="0.152559260530904" table:display="true" table:show-details="true"/>
                <table:data-pilot-member table:name="0.153304820151424" table:display="true" table:show-details="true"/>
                <table:data-pilot-member table:name="0.154908493387224" table:display="true" table:show-details="true"/>
                <table:data-pilot-member table:name="0.15495899666706" table:display="true" table:show-details="true"/>
                <table:data-pilot-member table:name="0.156966906102769" table:display="true" table:show-details="true"/>
                <table:data-pilot-member table:name="0.157486747078547" table:display="true" table:show-details="true"/>
                <table:data-pilot-member table:name="0.157667173076986" table:display="true" table:show-details="true"/>
                <table:data-pilot-member table:name="0.159400844087727" table:display="true" table:show-details="true"/>
                <table:data-pilot-member table:name="0.159931170450666" table:display="true" table:show-details="true"/>
                <table:data-pilot-member table:name="0.160698346355764" table:display="true" table:show-details="true"/>
                <table:data-pilot-member table:name="0.161124708972599" table:display="true" table:show-details="true"/>
                <table:data-pilot-member table:name="0.161432944509073" table:display="true" table:show-details="true"/>
                <table:data-pilot-member table:name="0.161966463414634" table:display="true" table:show-details="true"/>
                <table:data-pilot-member table:name="0.162473253154283" table:display="true" table:show-details="true"/>
                <table:data-pilot-member table:name="0.164869422664759" table:display="true" table:show-details="true"/>
                <table:data-pilot-member table:name="0.16577164434177" table:display="true" table:show-details="true"/>
                <table:data-pilot-member table:name="0.166162295729771" table:display="true" table:show-details="true"/>
                <table:data-pilot-member table:name="0.169882574060136" table:display="true" table:show-details="true"/>
                <table:data-pilot-member table:name="0.172066436316763" table:display="true" table:show-details="true"/>
                <table:data-pilot-member table:name="0.173172913096267" table:display="true" table:show-details="true"/>
                <table:data-pilot-member table:name="0.173278168026855" table:display="true" table:show-details="true"/>
                <table:data-pilot-member table:name="0.173758039235814" table:display="true" table:show-details="true"/>
                <table:data-pilot-member table:name="0.174722764338341" table:display="true" table:show-details="true"/>
                <table:data-pilot-member table:name="0.176022202942839" table:display="true" table:show-details="true"/>
                <table:data-pilot-member table:name="0.177637172160088" table:display="true" table:show-details="true"/>
                <table:data-pilot-member table:name="0.178073869746899" table:display="true" table:show-details="true"/>
                <table:data-pilot-member table:name="0.180529419144398" table:display="true" table:show-details="true"/>
                <table:data-pilot-member table:name="0.181360372836074" table:display="true" table:show-details="true"/>
                <table:data-pilot-member table:name="0.183822534830245" table:display="true" table:show-details="true"/>
                <table:data-pilot-member table:name="0.184432886828013" table:display="true" table:show-details="true"/>
                <table:data-pilot-member table:name="0.186694440504011" table:display="true" table:show-details="true"/>
                <table:data-pilot-member table:name="0.186783975092098" table:display="true" table:show-details="true"/>
                <table:data-pilot-member table:name="0.187185025197984" table:display="true" table:show-details="true"/>
                <table:data-pilot-member table:name="0.187689202825429" table:display="true" table:show-details="true"/>
                <table:data-pilot-member table:name="0.188186859923106" table:display="true" table:show-details="true"/>
                <table:data-pilot-member table:name="0.188237305522311" table:display="true" table:show-details="true"/>
                <table:data-pilot-member table:name="0.188281395782795" table:display="true" table:show-details="true"/>
                <table:data-pilot-member table:name="0.188953455443414" table:display="true" table:show-details="true"/>
                <table:data-pilot-member table:name="0.193193219710391" table:display="true" table:show-details="true"/>
                <table:data-pilot-member table:name="0.196924003112345" table:display="true" table:show-details="true"/>
                <table:data-pilot-member table:name="0.197966842991814" table:display="true" table:show-details="true"/>
                <table:data-pilot-member table:name="0.201631426567523" table:display="true" table:show-details="true"/>
                <table:data-pilot-member table:name="0.202226456243784" table:display="true" table:show-details="true"/>
                <table:data-pilot-member table:name="0.203472944899064" table:display="true" table:show-details="true"/>
                <table:data-pilot-member table:name="0.203852834359703" table:display="true" table:show-details="true"/>
                <table:data-pilot-member table:name="0.204120942232589" table:display="true" table:show-details="true"/>
                <table:data-pilot-member table:name="0.204496628718675" table:display="true" table:show-details="true"/>
                <table:data-pilot-member table:name="0.205476353030052" table:display="true" table:show-details="true"/>
                <table:data-pilot-member table:name="0.207238598856603" table:display="true" table:show-details="true"/>
                <table:data-pilot-member table:name="0.207710738739018" table:display="true" table:show-details="true"/>
                <table:data-pilot-member table:name="0.209985474549557" table:display="true" table:show-details="true"/>
                <table:data-pilot-member table:name="0.211984587272583" table:display="true" table:show-details="true"/>
                <table:data-pilot-member table:name="0.212878917622881" table:display="true" table:show-details="true"/>
                <table:data-pilot-member table:name="0.213097635563512" table:display="true" table:show-details="true"/>
                <table:data-pilot-member table:name="0.215925830108288" table:display="true" table:show-details="true"/>
                <table:data-pilot-member table:name="0.216092007470957" table:display="true" table:show-details="true"/>
                <table:data-pilot-member table:name="0.216226640420322" table:display="true" table:show-details="true"/>
                <table:data-pilot-member table:name="0.217550820161686" table:display="true" table:show-details="true"/>
                <table:data-pilot-member table:name="0.222206229309169" table:display="true" table:show-details="true"/>
                <table:data-pilot-member table:name="0.222310795468271" table:display="true" table:show-details="true"/>
                <table:data-pilot-member table:name="0.223168621233069" table:display="true" table:show-details="true"/>
                <table:data-pilot-member table:name="0.225599942347883" table:display="true" table:show-details="true"/>
                <table:data-pilot-member table:name="0.227963434587038" table:display="true" table:show-details="true"/>
                <table:data-pilot-member table:name="0.230864624939931" table:display="true" table:show-details="true"/>
                <table:data-pilot-member table:name="0.23128948714142" table:display="true" table:show-details="true"/>
                <table:data-pilot-member table:name="0.234054164086084" table:display="true" table:show-details="true"/>
                <table:data-pilot-member table:name="0.236125126135217" table:display="true" table:show-details="true"/>
                <table:data-pilot-member table:name="0.239950535014014" table:display="true" table:show-details="true"/>
                <table:data-pilot-member table:name="0.241101538844217" table:display="true" table:show-details="true"/>
                <table:data-pilot-member table:name="0.241830065359477" table:display="true" table:show-details="true"/>
                <table:data-pilot-member table:name="0.243527714115949" table:display="true" table:show-details="true"/>
                <table:data-pilot-member table:name="0.248601363035297" table:display="true" table:show-details="true"/>
                <table:data-pilot-member table:name="0.25" table:display="true" table:show-details="true"/>
                <table:data-pilot-member table:name="0.253693238256665" table:display="true" table:show-details="true"/>
                <table:data-pilot-member table:name="0.25504807544996" table:display="true" table:show-details="true"/>
                <table:data-pilot-member table:name="0.258548408908862" table:display="true" table:show-details="true"/>
                <table:data-pilot-member table:name="0.258848118501045" table:display="true" table:show-details="true"/>
                <table:data-pilot-member table:name="0.26058289042874" table:display="true" table:show-details="true"/>
                <table:data-pilot-member table:name="0.261532484581318" table:display="true" table:show-details="true"/>
                <table:data-pilot-member table:name="0.262372849721592" table:display="true" table:show-details="true"/>
                <table:data-pilot-member table:name="0.262386657531372" table:display="true" table:show-details="true"/>
                <table:data-pilot-member table:name="0.263781984605783" table:display="true" table:show-details="true"/>
                <table:data-pilot-member table:name="0.266826226809153" table:display="true" table:show-details="true"/>
                <table:data-pilot-member table:name="0.270000646184282" table:display="true" table:show-details="true"/>
                <table:data-pilot-member table:name="0.272153736858331" table:display="true" table:show-details="true"/>
                <table:data-pilot-member table:name="0.274936115973141" table:display="true" table:show-details="true"/>
                <table:data-pilot-member table:name="0.277426906952687" table:display="true" table:show-details="true"/>
                <table:data-pilot-member table:name="0.279046532344059" table:display="true" table:show-details="true"/>
                <table:data-pilot-member table:name="0.279086156527087" table:display="true" table:show-details="true"/>
                <table:data-pilot-member table:name="0.281004409536248" table:display="true" table:show-details="true"/>
                <table:data-pilot-member table:name="0.282981292437001" table:display="true" table:show-details="true"/>
                <table:data-pilot-member table:name="0.287188828172435" table:display="true" table:show-details="true"/>
                <table:data-pilot-member table:name="0.287917465393841" table:display="true" table:show-details="true"/>
                <table:data-pilot-member table:name="0.290538844671512" table:display="true" table:show-details="true"/>
                <table:data-pilot-member table:name="0.300493578567394" table:display="true" table:show-details="true"/>
                <table:data-pilot-member table:name="0.301213759474214" table:display="true" table:show-details="true"/>
                <table:data-pilot-member table:name="0.30143206426825" table:display="true" table:show-details="true"/>
                <table:data-pilot-member table:name="0.305272672787742" table:display="true" table:show-details="true"/>
                <table:data-pilot-member table:name="0.306198759490153" table:display="true" table:show-details="true"/>
                <table:data-pilot-member table:name="0.308722218069222" table:display="true" table:show-details="true"/>
                <table:data-pilot-member table:name="0.316157561417878" table:display="true" table:show-details="true"/>
                <table:data-pilot-member table:name="0.31656034808342" table:display="true" table:show-details="true"/>
                <table:data-pilot-member table:name="0.317915868859104" table:display="true" table:show-details="true"/>
                <table:data-pilot-member table:name="0.323070012454826" table:display="true" table:show-details="true"/>
                <table:data-pilot-member table:name="0.331189204606926" table:display="true" table:show-details="true"/>
                <table:data-pilot-member table:name="0.332308590663965" table:display="true" table:show-details="true"/>
                <table:data-pilot-member table:name="0.334691292984657" table:display="true" table:show-details="true"/>
                <table:data-pilot-member table:name="0.337665116821975" table:display="true" table:show-details="true"/>
                <table:data-pilot-member table:name="0.343922751821714" table:display="true" table:show-details="true"/>
                <table:data-pilot-member table:name="0.344554183184766" table:display="true" table:show-details="true"/>
                <table:data-pilot-member table:name="0.346368916627584" table:display="true" table:show-details="true"/>
                <table:data-pilot-member table:name="0.347894063580803" table:display="true" table:show-details="true"/>
                <table:data-pilot-member table:name="0.354215819794244" table:display="true" table:show-details="true"/>
                <table:data-pilot-member table:name="0.36391597995617" table:display="true" table:show-details="true"/>
                <table:data-pilot-member table:name="0.372123030226083" table:display="true" table:show-details="true"/>
                <table:data-pilot-member table:name="0.380337704402731" table:display="true" table:show-details="true"/>
                <table:data-pilot-member table:name="0.382970628519251" table:display="true" table:show-details="true"/>
                <table:data-pilot-member table:name="0.392929846903206" table:display="true" table:show-details="true"/>
                <table:data-pilot-member table:name="0.396268763136521" table:display="true" table:show-details="true"/>
                <table:data-pilot-member table:name="0.40335655993276" table:display="true" table:show-details="true"/>
                <table:data-pilot-member table:name="0.421035278602044" table:display="true" table:show-details="true"/>
                <table:data-pilot-member table:name="0.455873022940018" table:display="true" table:show-details="true"/>
                <table:data-pilot-member table:name="0.460900245320985" table:display="true" table:show-details="true"/>
                <table:data-pilot-member table:name="0.464120234259237" table:display="true" table:show-details="true"/>
                <table:data-pilot-member table:name="0.481752591237044" table:display="true" table:show-details="true"/>
                <table:data-pilot-member table:name="0.500324569944823" table:display="true" table:show-details="true"/>
                <table:data-pilot-member table:name="0.504022188273362" table:display="true" table:show-details="true"/>
                <table:data-pilot-member table:name="0.545044308039838" table:display="true" table:show-details="true"/>
                <table:data-pilot-member table:name="0.573417067667129" table:display="true" table:show-details="true"/>
                <table:data-pilot-member table:name="0.621762599878289" table:display="true" table:show-details="true"/>
                <table:data-pilot-member table:name="0.672475632271758" table:display="true" table:show-details="true"/>
                <table:data-pilot-member table:name="0.860190448069683" table:display="true" table:show-details="true"/>
                <table:data-pilot-member table:name="1.0426895111943" table:display="true" table:show-details="true"/>
                <table:data-pilot-member table:name="2.12460155552722" table:display="true" table:show-details="true"/>
                <table:data-pilot-member table:name="80.285090455396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07:46:27.724000000</meta:creation-date>
    <dc:date>2023-05-19T09:00:43.565000000</dc:date>
    <meta:editing-duration>PT1H14M15S</meta:editing-duration>
    <meta:editing-cycles>3</meta:editing-cycles>
    <meta:generator>LibreOffice/7.4.7.2$Windows_X86_64 LibreOffice_project/723314e595e8007d3cf785c16538505a1c878ca5</meta:generator>
    <meta:document-statistic meta:table-count="2" meta:cell-count="3125" meta:object-count="0"/>
  </office:meta>
</office:document-meta>
</file>